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date" office:date-value="2017-01-01" calcext:value-type="date">
            <text:p>2017-01-0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34947" calcext:value-type="float">
            <text:p>0.34947</text:p>
          </table:table-cell>
          <table:table-cell office:value-type="float" office:value="33.654" calcext:value-type="float">
            <text:p>33.654</text:p>
          </table:table-cell>
          <table:table-cell office:value-type="float" office:value="5.140746" calcext:value-type="float">
            <text:p>5.140746</text:p>
          </table:table-cell>
          <table:table-cell office:value-type="float" office:value="46.14929" calcext:value-type="float">
            <text:p>46.14929</text:p>
          </table:table-cell>
        </table:table-row>
        <table:table-row table:style-name="ro1">
          <table:table-cell office:value-type="date" office:date-value="2017-01-02" calcext:value-type="date">
            <text:p>2017-01-0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1046" calcext:value-type="float">
            <text:p>1.1046</text:p>
          </table:table-cell>
          <table:table-cell office:value-type="float" office:value="33.66" calcext:value-type="float">
            <text:p>33.66</text:p>
          </table:table-cell>
          <table:table-cell office:value-type="float" office:value="3.086354" calcext:value-type="float">
            <text:p>3.086354</text:p>
          </table:table-cell>
          <table:table-cell office:value-type="float" office:value="80.22227" calcext:value-type="float">
            <text:p>80.22227</text:p>
          </table:table-cell>
        </table:table-row>
        <table:table-row table:style-name="ro1">
          <table:table-cell office:value-type="date" office:date-value="2017-01-03" calcext:value-type="date">
            <text:p>2017-01-0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87609" calcext:value-type="float">
            <text:p>0.87609</text:p>
          </table:table-cell>
          <table:table-cell office:value-type="float" office:value="33.665" calcext:value-type="float">
            <text:p>33.665</text:p>
          </table:table-cell>
          <table:table-cell office:value-type="float" office:value="5.503264" calcext:value-type="float">
            <text:p>5.503264</text:p>
          </table:table-cell>
          <table:table-cell office:value-type="float" office:value="85.53418" calcext:value-type="float">
            <text:p>85.53418</text:p>
          </table:table-cell>
        </table:table-row>
        <table:table-row table:style-name="ro1">
          <table:table-cell office:value-type="date" office:date-value="2017-01-04" calcext:value-type="date">
            <text:p>2017-01-0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3983" calcext:value-type="float">
            <text:p>1.3983</text:p>
          </table:table-cell>
          <table:table-cell office:value-type="float" office:value="33.668" calcext:value-type="float">
            <text:p>33.668</text:p>
          </table:table-cell>
          <table:table-cell office:value-type="float" office:value="5.663277" calcext:value-type="float">
            <text:p>5.663277</text:p>
          </table:table-cell>
          <table:table-cell office:value-type="float" office:value="79.74843" calcext:value-type="float">
            <text:p>79.74843</text:p>
          </table:table-cell>
        </table:table-row>
        <table:table-row table:style-name="ro1">
          <table:table-cell office:value-type="date" office:date-value="2017-01-05" calcext:value-type="date">
            <text:p>2017-01-0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5243" calcext:value-type="float">
            <text:p>1.5243</text:p>
          </table:table-cell>
          <table:table-cell office:value-type="float" office:value="33.642" calcext:value-type="float">
            <text:p>33.642</text:p>
          </table:table-cell>
          <table:table-cell office:value-type="float" office:value="3.209167" calcext:value-type="float">
            <text:p>3.209167</text:p>
          </table:table-cell>
          <table:table-cell office:value-type="float" office:value="89.21166" calcext:value-type="float">
            <text:p>89.21166</text:p>
          </table:table-cell>
        </table:table-row>
        <table:table-row table:style-name="ro1">
          <table:table-cell office:value-type="date" office:date-value="2017-01-06" calcext:value-type="date">
            <text:p>2017-01-0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7968" calcext:value-type="float">
            <text:p>1.7968</text:p>
          </table:table-cell>
          <table:table-cell office:value-type="float" office:value="33.615" calcext:value-type="float">
            <text:p>33.615</text:p>
          </table:table-cell>
          <table:table-cell office:value-type="float" office:value="3.276003" calcext:value-type="float">
            <text:p>3.276003</text:p>
          </table:table-cell>
          <table:table-cell office:value-type="float" office:value="81.07057" calcext:value-type="float">
            <text:p>81.07057</text:p>
          </table:table-cell>
        </table:table-row>
        <table:table-row table:style-name="ro1">
          <table:table-cell office:value-type="date" office:date-value="2017-01-07" calcext:value-type="date">
            <text:p>2017-01-0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8283" calcext:value-type="float">
            <text:p>1.8283</text:p>
          </table:table-cell>
          <table:table-cell office:value-type="float" office:value="33.59" calcext:value-type="float">
            <text:p>33.59</text:p>
          </table:table-cell>
          <table:table-cell office:value-type="float" office:value="2.931231" calcext:value-type="float">
            <text:p>2.931231</text:p>
          </table:table-cell>
          <table:table-cell office:value-type="float" office:value="77.05577" calcext:value-type="float">
            <text:p>77.05577</text:p>
          </table:table-cell>
        </table:table-row>
        <table:table-row table:style-name="ro1">
          <table:table-cell office:value-type="date" office:date-value="2017-01-08" calcext:value-type="date">
            <text:p>2017-01-0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2.0019" calcext:value-type="float">
            <text:p>2.0019</text:p>
          </table:table-cell>
          <table:table-cell office:value-type="float" office:value="33.57" calcext:value-type="float">
            <text:p>33.57</text:p>
          </table:table-cell>
          <table:table-cell office:value-type="float" office:value="3.705862" calcext:value-type="float">
            <text:p>3.705862</text:p>
          </table:table-cell>
          <table:table-cell office:value-type="float" office:value="42.9595" calcext:value-type="float">
            <text:p>42.9595</text:p>
          </table:table-cell>
        </table:table-row>
        <table:table-row table:style-name="ro1">
          <table:table-cell office:value-type="date" office:date-value="2017-01-09" calcext:value-type="date">
            <text:p>2017-01-0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9931" calcext:value-type="float">
            <text:p>1.9931</text:p>
          </table:table-cell>
          <table:table-cell office:value-type="float" office:value="33.554" calcext:value-type="float">
            <text:p>33.554</text:p>
          </table:table-cell>
          <table:table-cell office:value-type="float" office:value="7.500398" calcext:value-type="float">
            <text:p>7.500398</text:p>
          </table:table-cell>
          <table:table-cell office:value-type="float" office:value="49.67184" calcext:value-type="float">
            <text:p>49.67184</text:p>
          </table:table-cell>
        </table:table-row>
        <table:table-row table:style-name="ro1">
          <table:table-cell office:value-type="date" office:date-value="2017-01-10" calcext:value-type="date">
            <text:p>2017-01-1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5141" calcext:value-type="float">
            <text:p>1.5141</text:p>
          </table:table-cell>
          <table:table-cell office:value-type="float" office:value="33.551" calcext:value-type="float">
            <text:p>33.551</text:p>
          </table:table-cell>
          <table:table-cell office:value-type="float" office:value="8.093237" calcext:value-type="float">
            <text:p>8.093237</text:p>
          </table:table-cell>
          <table:table-cell office:value-type="float" office:value="42.73727" calcext:value-type="float">
            <text:p>42.73727</text:p>
          </table:table-cell>
        </table:table-row>
        <table:table-row table:style-name="ro1">
          <table:table-cell office:value-type="date" office:date-value="2017-01-11" calcext:value-type="date">
            <text:p>2017-01-1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0109" calcext:value-type="float">
            <text:p>1.0109</text:p>
          </table:table-cell>
          <table:table-cell office:value-type="float" office:value="33.572" calcext:value-type="float">
            <text:p>33.572</text:p>
          </table:table-cell>
          <table:table-cell office:value-type="float" office:value="11.4231" calcext:value-type="float">
            <text:p>11.4231</text:p>
          </table:table-cell>
          <table:table-cell office:value-type="float" office:value="47.57495" calcext:value-type="float">
            <text:p>47.57495</text:p>
          </table:table-cell>
        </table:table-row>
        <table:table-row table:style-name="ro1">
          <table:table-cell office:value-type="date" office:date-value="2017-01-12" calcext:value-type="date">
            <text:p>2017-01-1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0746" calcext:value-type="float">
            <text:p>1.0746</text:p>
          </table:table-cell>
          <table:table-cell office:value-type="float" office:value="33.566" calcext:value-type="float">
            <text:p>33.566</text:p>
          </table:table-cell>
          <table:table-cell office:value-type="float" office:value="5.598057" calcext:value-type="float">
            <text:p>5.598057</text:p>
          </table:table-cell>
          <table:table-cell office:value-type="float" office:value="43.91599" calcext:value-type="float">
            <text:p>43.91599</text:p>
          </table:table-cell>
        </table:table-row>
        <table:table-row table:style-name="ro1">
          <table:table-cell office:value-type="date" office:date-value="2017-01-13" calcext:value-type="date">
            <text:p>2017-01-1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73473" calcext:value-type="float">
            <text:p>0.73473</text:p>
          </table:table-cell>
          <table:table-cell office:value-type="float" office:value="33.601" calcext:value-type="float">
            <text:p>33.601</text:p>
          </table:table-cell>
          <table:table-cell office:value-type="float" office:value="4.362083" calcext:value-type="float">
            <text:p>4.362083</text:p>
          </table:table-cell>
          <table:table-cell office:value-type="float" office:value="77.90308" calcext:value-type="float">
            <text:p>77.90308</text:p>
          </table:table-cell>
        </table:table-row>
        <table:table-row table:style-name="ro1">
          <table:table-cell office:value-type="date" office:date-value="2017-01-14" calcext:value-type="date">
            <text:p>2017-01-1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54137" calcext:value-type="float">
            <text:p>0.54137</text:p>
          </table:table-cell>
          <table:table-cell office:value-type="float" office:value="33.644" calcext:value-type="float">
            <text:p>33.644</text:p>
          </table:table-cell>
          <table:table-cell office:value-type="float" office:value="7.74904" calcext:value-type="float">
            <text:p>7.74904</text:p>
          </table:table-cell>
          <table:table-cell office:value-type="float" office:value="56.77354" calcext:value-type="float">
            <text:p>56.77354</text:p>
          </table:table-cell>
        </table:table-row>
        <table:table-row table:style-name="ro1">
          <table:table-cell office:value-type="date" office:date-value="2017-01-15" calcext:value-type="date">
            <text:p>2017-01-1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47911" calcext:value-type="float">
            <text:p>0.47911</text:p>
          </table:table-cell>
          <table:table-cell office:value-type="float" office:value="33.67" calcext:value-type="float">
            <text:p>33.67</text:p>
          </table:table-cell>
          <table:table-cell office:value-type="float" office:value="6.890373" calcext:value-type="float">
            <text:p>6.890373</text:p>
          </table:table-cell>
          <table:table-cell office:value-type="float" office:value="28.43353" calcext:value-type="float">
            <text:p>28.43353</text:p>
          </table:table-cell>
        </table:table-row>
        <table:table-row table:style-name="ro1">
          <table:table-cell office:value-type="date" office:date-value="2017-01-16" calcext:value-type="date">
            <text:p>2017-01-1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48131" calcext:value-type="float">
            <text:p>0.48131</text:p>
          </table:table-cell>
          <table:table-cell office:value-type="float" office:value="33.679" calcext:value-type="float">
            <text:p>33.679</text:p>
          </table:table-cell>
          <table:table-cell office:value-type="float" office:value="6.664286" calcext:value-type="float">
            <text:p>6.664286</text:p>
          </table:table-cell>
          <table:table-cell office:value-type="float" office:value="41.90569" calcext:value-type="float">
            <text:p>41.90569</text:p>
          </table:table-cell>
        </table:table-row>
        <table:table-row table:style-name="ro1">
          <table:table-cell office:value-type="date" office:date-value="2017-01-17" calcext:value-type="date">
            <text:p>2017-01-1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54796" calcext:value-type="float">
            <text:p>0.54796</text:p>
          </table:table-cell>
          <table:table-cell office:value-type="float" office:value="33.683" calcext:value-type="float">
            <text:p>33.683</text:p>
          </table:table-cell>
          <table:table-cell office:value-type="float" office:value="7.81465" calcext:value-type="float">
            <text:p>7.81465</text:p>
          </table:table-cell>
          <table:table-cell office:value-type="float" office:value="40.06833" calcext:value-type="float">
            <text:p>40.06833</text:p>
          </table:table-cell>
        </table:table-row>
        <table:table-row table:style-name="ro1">
          <table:table-cell office:value-type="date" office:date-value="2017-01-18" calcext:value-type="date">
            <text:p>2017-01-1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74718" calcext:value-type="float">
            <text:p>0.74718</text:p>
          </table:table-cell>
          <table:table-cell office:value-type="float" office:value="33.682" calcext:value-type="float">
            <text:p>33.682</text:p>
          </table:table-cell>
          <table:table-cell office:value-type="float" office:value="6.496982" calcext:value-type="float">
            <text:p>6.496982</text:p>
          </table:table-cell>
          <table:table-cell office:value-type="float" office:value="32.99469" calcext:value-type="float">
            <text:p>32.99469</text:p>
          </table:table-cell>
        </table:table-row>
        <table:table-row table:style-name="ro1">
          <table:table-cell office:value-type="date" office:date-value="2017-01-19" calcext:value-type="date">
            <text:p>2017-01-1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73473" calcext:value-type="float">
            <text:p>0.73473</text:p>
          </table:table-cell>
          <table:table-cell office:value-type="float" office:value="33.679" calcext:value-type="float">
            <text:p>33.679</text:p>
          </table:table-cell>
          <table:table-cell office:value-type="float" office:value="4.929025" calcext:value-type="float">
            <text:p>4.929025</text:p>
          </table:table-cell>
          <table:table-cell office:value-type="float" office:value="35.70996" calcext:value-type="float">
            <text:p>35.70996</text:p>
          </table:table-cell>
        </table:table-row>
        <table:table-row table:style-name="ro1">
          <table:table-cell office:value-type="date" office:date-value="2017-01-20" calcext:value-type="date">
            <text:p>2017-01-2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78893" calcext:value-type="float">
            <text:p>0.78893</text:p>
          </table:table-cell>
          <table:table-cell office:value-type="float" office:value="33.674" calcext:value-type="float">
            <text:p>33.674</text:p>
          </table:table-cell>
          <table:table-cell office:value-type="float" office:value="2.792562" calcext:value-type="float">
            <text:p>2.792562</text:p>
          </table:table-cell>
          <table:table-cell office:value-type="float" office:value="37.57669" calcext:value-type="float">
            <text:p>37.57669</text:p>
          </table:table-cell>
        </table:table-row>
        <table:table-row table:style-name="ro1">
          <table:table-cell office:value-type="date" office:date-value="2017-01-21" calcext:value-type="date">
            <text:p>2017-01-2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82263" calcext:value-type="float">
            <text:p>0.82263</text:p>
          </table:table-cell>
          <table:table-cell office:value-type="float" office:value="33.67" calcext:value-type="float">
            <text:p>33.67</text:p>
          </table:table-cell>
          <table:table-cell office:value-type="float" office:value="4.411582" calcext:value-type="float">
            <text:p>4.411582</text:p>
          </table:table-cell>
          <table:table-cell office:value-type="float" office:value="35.09821" calcext:value-type="float">
            <text:p>35.09821</text:p>
          </table:table-cell>
        </table:table-row>
        <table:table-row table:style-name="ro1">
          <table:table-cell office:value-type="date" office:date-value="2017-01-22" calcext:value-type="date">
            <text:p>2017-01-2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8446" calcext:value-type="float">
            <text:p>0.8446</text:p>
          </table:table-cell>
          <table:table-cell office:value-type="float" office:value="33.673" calcext:value-type="float">
            <text:p>33.673</text:p>
          </table:table-cell>
          <table:table-cell office:value-type="float" office:value="3.802429" calcext:value-type="float">
            <text:p>3.802429</text:p>
          </table:table-cell>
          <table:table-cell office:value-type="float" office:value="19.88317" calcext:value-type="float">
            <text:p>19.88317</text:p>
          </table:table-cell>
        </table:table-row>
        <table:table-row table:style-name="ro1">
          <table:table-cell office:value-type="date" office:date-value="2017-01-23" calcext:value-type="date">
            <text:p>2017-01-2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85485" calcext:value-type="float">
            <text:p>0.85485</text:p>
          </table:table-cell>
          <table:table-cell office:value-type="float" office:value="33.674" calcext:value-type="float">
            <text:p>33.674</text:p>
          </table:table-cell>
          <table:table-cell office:value-type="float" office:value="4.78646" calcext:value-type="float">
            <text:p>4.78646</text:p>
          </table:table-cell>
          <table:table-cell office:value-type="float" office:value="12.85772" calcext:value-type="float">
            <text:p>12.85772</text:p>
          </table:table-cell>
        </table:table-row>
        <table:table-row table:style-name="ro1">
          <table:table-cell office:value-type="date" office:date-value="2017-01-24" calcext:value-type="date">
            <text:p>2017-01-2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79553" calcext:value-type="float">
            <text:p>0.79553</text:p>
          </table:table-cell>
          <table:table-cell office:value-type="float" office:value="33.677" calcext:value-type="float">
            <text:p>33.677</text:p>
          </table:table-cell>
          <table:table-cell office:value-type="float" office:value="4.336628" calcext:value-type="float">
            <text:p>4.336628</text:p>
          </table:table-cell>
          <table:table-cell office:value-type="float" office:value="11.53023" calcext:value-type="float">
            <text:p>11.53023</text:p>
          </table:table-cell>
        </table:table-row>
        <table:table-row table:style-name="ro1">
          <table:table-cell office:value-type="date" office:date-value="2017-01-25" calcext:value-type="date">
            <text:p>2017-01-2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85852" calcext:value-type="float">
            <text:p>0.85852</text:p>
          </table:table-cell>
          <table:table-cell office:value-type="float" office:value="33.683" calcext:value-type="float">
            <text:p>33.683</text:p>
          </table:table-cell>
          <table:table-cell office:value-type="float" office:value="4.743593" calcext:value-type="float">
            <text:p>4.743593</text:p>
          </table:table-cell>
          <table:table-cell office:value-type="float" office:value="11.46581" calcext:value-type="float">
            <text:p>11.46581</text:p>
          </table:table-cell>
        </table:table-row>
        <table:table-row table:style-name="ro1">
          <table:table-cell office:value-type="date" office:date-value="2017-01-26" calcext:value-type="date">
            <text:p>2017-01-2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0057" calcext:value-type="float">
            <text:p>1.0057</text:p>
          </table:table-cell>
          <table:table-cell office:value-type="float" office:value="33.686" calcext:value-type="float">
            <text:p>33.686</text:p>
          </table:table-cell>
          <table:table-cell office:value-type="float" office:value="5.243458" calcext:value-type="float">
            <text:p>5.243458</text:p>
          </table:table-cell>
          <table:table-cell office:value-type="float" office:value="16.16742" calcext:value-type="float">
            <text:p>16.16742</text:p>
          </table:table-cell>
        </table:table-row>
        <table:table-row table:style-name="ro1">
          <table:table-cell office:value-type="date" office:date-value="2017-01-27" calcext:value-type="date">
            <text:p>2017-01-2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94128" calcext:value-type="float">
            <text:p>0.94128</text:p>
          </table:table-cell>
          <table:table-cell office:value-type="float" office:value="33.694" calcext:value-type="float">
            <text:p>33.694</text:p>
          </table:table-cell>
          <table:table-cell office:value-type="float" office:value="8.75546" calcext:value-type="float">
            <text:p>8.75546</text:p>
          </table:table-cell>
          <table:table-cell office:value-type="float" office:value="14.74398" calcext:value-type="float">
            <text:p>14.74398</text:p>
          </table:table-cell>
        </table:table-row>
        <table:table-row table:style-name="ro1">
          <table:table-cell office:value-type="date" office:date-value="2017-01-28" calcext:value-type="date">
            <text:p>2017-01-2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95666" calcext:value-type="float">
            <text:p>0.95666</text:p>
          </table:table-cell>
          <table:table-cell office:value-type="float" office:value="33.699" calcext:value-type="float">
            <text:p>33.699</text:p>
          </table:table-cell>
          <table:table-cell office:value-type="float" office:value="6.267488" calcext:value-type="float">
            <text:p>6.267488</text:p>
          </table:table-cell>
          <table:table-cell office:value-type="float" office:value="11.09383" calcext:value-type="float">
            <text:p>11.09383</text:p>
          </table:table-cell>
        </table:table-row>
        <table:table-row table:style-name="ro1">
          <table:table-cell office:value-type="date" office:date-value="2017-01-29" calcext:value-type="date">
            <text:p>2017-01-2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0248" calcext:value-type="float">
            <text:p>1.0248</text:p>
          </table:table-cell>
          <table:table-cell office:value-type="float" office:value="33.708" calcext:value-type="float">
            <text:p>33.708</text:p>
          </table:table-cell>
          <table:table-cell office:value-type="float" office:value="4.115245" calcext:value-type="float">
            <text:p>4.115245</text:p>
          </table:table-cell>
          <table:table-cell office:value-type="float" office:value="12.06555" calcext:value-type="float">
            <text:p>12.06555</text:p>
          </table:table-cell>
        </table:table-row>
        <table:table-row table:style-name="ro1">
          <table:table-cell office:value-type="date" office:date-value="2017-01-30" calcext:value-type="date">
            <text:p>2017-01-3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1149" calcext:value-type="float">
            <text:p>1.1149</text:p>
          </table:table-cell>
          <table:table-cell office:value-type="float" office:value="33.72" calcext:value-type="float">
            <text:p>33.72</text:p>
          </table:table-cell>
          <table:table-cell office:value-type="float" office:value="6.384859" calcext:value-type="float">
            <text:p>6.384859</text:p>
          </table:table-cell>
          <table:table-cell office:value-type="float" office:value="11.46431" calcext:value-type="float">
            <text:p>11.46431</text:p>
          </table:table-cell>
        </table:table-row>
        <table:table-row table:style-name="ro1">
          <table:table-cell office:value-type="date" office:date-value="2017-01-31" calcext:value-type="date">
            <text:p>2017-01-3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0761" calcext:value-type="float">
            <text:p>1.0761</text:p>
          </table:table-cell>
          <table:table-cell office:value-type="float" office:value="33.734" calcext:value-type="float">
            <text:p>33.734</text:p>
          </table:table-cell>
          <table:table-cell office:value-type="float" office:value="8.181026" calcext:value-type="float">
            <text:p>8.181026</text:p>
          </table:table-cell>
          <table:table-cell office:value-type="float" office:value="10.31773" calcext:value-type="float">
            <text:p>10.31773</text:p>
          </table:table-cell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0724" calcext:value-type="float">
            <text:p>1.0724</text:p>
          </table:table-cell>
          <table:table-cell office:value-type="float" office:value="33.747" calcext:value-type="float">
            <text:p>33.747</text:p>
          </table:table-cell>
          <table:table-cell office:value-type="float" office:value="4.391251" calcext:value-type="float">
            <text:p>4.391251</text:p>
          </table:table-cell>
          <table:table-cell office:value-type="float" office:value="7.884246" calcext:value-type="float">
            <text:p>7.884246</text:p>
          </table:table-cell>
        </table:table-row>
        <table:table-row table:style-name="ro1">
          <table:table-cell office:value-type="date" office:date-value="2017-02-02" calcext:value-type="date">
            <text:p>2017-02-0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1581" calcext:value-type="float">
            <text:p>1.1581</text:p>
          </table:table-cell>
          <table:table-cell office:value-type="float" office:value="33.758" calcext:value-type="float">
            <text:p>33.758</text:p>
          </table:table-cell>
          <table:table-cell office:value-type="float" office:value="3.038648" calcext:value-type="float">
            <text:p>3.038648</text:p>
          </table:table-cell>
          <table:table-cell office:value-type="float" office:value="6.389" calcext:value-type="float">
            <text:p>6.389</text:p>
          </table:table-cell>
        </table:table-row>
        <table:table-row table:style-name="ro1">
          <table:table-cell office:value-type="date" office:date-value="2017-02-03" calcext:value-type="date">
            <text:p>2017-02-0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1229" calcext:value-type="float">
            <text:p>1.1229</text:p>
          </table:table-cell>
          <table:table-cell office:value-type="float" office:value="33.772" calcext:value-type="float">
            <text:p>33.772</text:p>
          </table:table-cell>
          <table:table-cell office:value-type="float" office:value="2.268495" calcext:value-type="float">
            <text:p>2.268495</text:p>
          </table:table-cell>
          <table:table-cell office:value-type="float" office:value="6.905012" calcext:value-type="float">
            <text:p>6.905012</text:p>
          </table:table-cell>
        </table:table-row>
        <table:table-row table:style-name="ro1">
          <table:table-cell office:value-type="date" office:date-value="2017-02-04" calcext:value-type="date">
            <text:p>2017-02-0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33.775" calcext:value-type="float">
            <text:p>33.775</text:p>
          </table:table-cell>
          <table:table-cell office:value-type="float" office:value="1.944729" calcext:value-type="float">
            <text:p>1.944729</text:p>
          </table:table-cell>
          <table:table-cell office:value-type="float" office:value="6.277636" calcext:value-type="float">
            <text:p>6.277636</text:p>
          </table:table-cell>
        </table:table-row>
        <table:table-row table:style-name="ro1">
          <table:table-cell office:value-type="date" office:date-value="2017-02-05" calcext:value-type="date">
            <text:p>2017-02-0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2255" calcext:value-type="float">
            <text:p>1.2255</text:p>
          </table:table-cell>
          <table:table-cell office:value-type="float" office:value="33.776" calcext:value-type="float">
            <text:p>33.776</text:p>
          </table:table-cell>
          <table:table-cell office:value-type="float" office:value="2.358778" calcext:value-type="float">
            <text:p>2.358778</text:p>
          </table:table-cell>
          <table:table-cell office:value-type="float" office:value="7.463432" calcext:value-type="float">
            <text:p>7.463432</text:p>
          </table:table-cell>
        </table:table-row>
        <table:table-row table:style-name="ro1">
          <table:table-cell office:value-type="date" office:date-value="2017-02-06" calcext:value-type="date">
            <text:p>2017-02-0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161" calcext:value-type="float">
            <text:p>1.161</text:p>
          </table:table-cell>
          <table:table-cell office:value-type="float" office:value="33.778" calcext:value-type="float">
            <text:p>33.778</text:p>
          </table:table-cell>
          <table:table-cell office:value-type="float" office:value="3.919425" calcext:value-type="float">
            <text:p>3.919425</text:p>
          </table:table-cell>
          <table:table-cell office:value-type="float" office:value="7.745994" calcext:value-type="float">
            <text:p>7.745994</text:p>
          </table:table-cell>
        </table:table-row>
        <table:table-row table:style-name="ro1">
          <table:table-cell office:value-type="date" office:date-value="2017-02-07" calcext:value-type="date">
            <text:p>2017-02-0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1859" calcext:value-type="float">
            <text:p>1.1859</text:p>
          </table:table-cell>
          <table:table-cell office:value-type="float" office:value="33.779" calcext:value-type="float">
            <text:p>33.779</text:p>
          </table:table-cell>
          <table:table-cell office:value-type="float" office:value="4.898846" calcext:value-type="float">
            <text:p>4.898846</text:p>
          </table:table-cell>
          <table:table-cell office:value-type="float" office:value="3.819091" calcext:value-type="float">
            <text:p>3.819091</text:p>
          </table:table-cell>
        </table:table-row>
        <table:table-row table:style-name="ro1">
          <table:table-cell office:value-type="date" office:date-value="2017-02-08" calcext:value-type="date">
            <text:p>2017-02-0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2218" calcext:value-type="float">
            <text:p>1.2218</text:p>
          </table:table-cell>
          <table:table-cell office:value-type="float" office:value="33.779" calcext:value-type="float">
            <text:p>33.779</text:p>
          </table:table-cell>
          <table:table-cell office:value-type="float" office:value="3.211383" calcext:value-type="float">
            <text:p>3.211383</text:p>
          </table:table-cell>
          <table:table-cell office:value-type="float" office:value="2.233424" calcext:value-type="float">
            <text:p>2.233424</text:p>
          </table:table-cell>
        </table:table-row>
        <table:table-row table:style-name="ro1">
          <table:table-cell office:value-type="date" office:date-value="2017-02-09" calcext:value-type="date">
            <text:p>2017-02-0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3917" calcext:value-type="float">
            <text:p>1.3917</text:p>
          </table:table-cell>
          <table:table-cell office:value-type="float" office:value="33.781" calcext:value-type="float">
            <text:p>33.781</text:p>
          </table:table-cell>
          <table:table-cell office:value-type="float" office:value="10.56301" calcext:value-type="float">
            <text:p>10.56301</text:p>
          </table:table-cell>
          <table:table-cell office:value-type="float" office:value="3.290236" calcext:value-type="float">
            <text:p>3.290236</text:p>
          </table:table-cell>
        </table:table-row>
        <table:table-row table:style-name="ro1">
          <table:table-cell office:value-type="date" office:date-value="2017-02-10" calcext:value-type="date">
            <text:p>2017-02-1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6129" calcext:value-type="float">
            <text:p>1.6129</text:p>
          </table:table-cell>
          <table:table-cell office:value-type="float" office:value="33.784" calcext:value-type="float">
            <text:p>33.784</text:p>
          </table:table-cell>
          <table:table-cell office:value-type="float" office:value="10.76144" calcext:value-type="float">
            <text:p>10.76144</text:p>
          </table:table-cell>
          <table:table-cell office:value-type="float" office:value="2.695396" calcext:value-type="float">
            <text:p>2.695396</text:p>
          </table:table-cell>
        </table:table-row>
        <table:table-row table:style-name="ro1">
          <table:table-cell office:value-type="date" office:date-value="2017-02-11" calcext:value-type="date">
            <text:p>2017-02-1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6239" calcext:value-type="float">
            <text:p>1.6239</text:p>
          </table:table-cell>
          <table:table-cell office:value-type="float" office:value="33.789" calcext:value-type="float">
            <text:p>33.789</text:p>
          </table:table-cell>
          <table:table-cell office:value-type="float" office:value="6.589704" calcext:value-type="float">
            <text:p>6.589704</text:p>
          </table:table-cell>
          <table:table-cell office:value-type="float" office:value="3.372271" calcext:value-type="float">
            <text:p>3.372271</text:p>
          </table:table-cell>
        </table:table-row>
        <table:table-row table:style-name="ro1">
          <table:table-cell office:value-type="date" office:date-value="2017-02-12" calcext:value-type="date">
            <text:p>2017-02-1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8173" calcext:value-type="float">
            <text:p>1.8173</text:p>
          </table:table-cell>
          <table:table-cell office:value-type="float" office:value="33.792" calcext:value-type="float">
            <text:p>33.792</text:p>
          </table:table-cell>
          <table:table-cell office:value-type="float" office:value="12.75281" calcext:value-type="float">
            <text:p>12.75281</text:p>
          </table:table-cell>
          <table:table-cell office:value-type="float" office:value="3.385688" calcext:value-type="float">
            <text:p>3.385688</text:p>
          </table:table-cell>
        </table:table-row>
        <table:table-row table:style-name="ro1">
          <table:table-cell office:value-type="date" office:date-value="2017-02-13" calcext:value-type="date">
            <text:p>2017-02-1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9037" calcext:value-type="float">
            <text:p>1.9037</text:p>
          </table:table-cell>
          <table:table-cell office:value-type="float" office:value="33.796" calcext:value-type="float">
            <text:p>33.796</text:p>
          </table:table-cell>
          <table:table-cell office:value-type="float" office:value="7.02609" calcext:value-type="float">
            <text:p>7.02609</text:p>
          </table:table-cell>
          <table:table-cell office:value-type="float" office:value="2.583715" calcext:value-type="float">
            <text:p>2.583715</text:p>
          </table:table-cell>
        </table:table-row>
        <table:table-row table:style-name="ro1">
          <table:table-cell office:value-type="date" office:date-value="2017-02-14" calcext:value-type="date">
            <text:p>2017-02-1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6488" calcext:value-type="float">
            <text:p>1.6488</text:p>
          </table:table-cell>
          <table:table-cell office:value-type="float" office:value="33.802" calcext:value-type="float">
            <text:p>33.802</text:p>
          </table:table-cell>
          <table:table-cell office:value-type="float" office:value="7.035201" calcext:value-type="float">
            <text:p>7.035201</text:p>
          </table:table-cell>
          <table:table-cell office:value-type="float" office:value="3.132082" calcext:value-type="float">
            <text:p>3.132082</text:p>
          </table:table-cell>
        </table:table-row>
        <table:table-row table:style-name="ro1">
          <table:table-cell office:value-type="date" office:date-value="2017-02-15" calcext:value-type="date">
            <text:p>2017-02-1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6093" calcext:value-type="float">
            <text:p>1.6093</text:p>
          </table:table-cell>
          <table:table-cell office:value-type="float" office:value="33.808" calcext:value-type="float">
            <text:p>33.808</text:p>
          </table:table-cell>
          <table:table-cell office:value-type="float" office:value="8.174361" calcext:value-type="float">
            <text:p>8.174361</text:p>
          </table:table-cell>
          <table:table-cell office:value-type="float" office:value="2.540373" calcext:value-type="float">
            <text:p>2.540373</text:p>
          </table:table-cell>
        </table:table-row>
        <table:table-row table:style-name="ro1">
          <table:table-cell office:value-type="date" office:date-value="2017-02-16" calcext:value-type="date">
            <text:p>2017-02-1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506" calcext:value-type="float">
            <text:p>1.506</text:p>
          </table:table-cell>
          <table:table-cell office:value-type="float" office:value="33.798" calcext:value-type="float">
            <text:p>33.798</text:p>
          </table:table-cell>
          <table:table-cell office:value-type="float" office:value="7.676821" calcext:value-type="float">
            <text:p>7.676821</text:p>
          </table:table-cell>
          <table:table-cell office:value-type="float" office:value="1.94192" calcext:value-type="float">
            <text:p>1.94192</text:p>
          </table:table-cell>
        </table:table-row>
        <table:table-row table:style-name="ro1">
          <table:table-cell office:value-type="date" office:date-value="2017-02-17" calcext:value-type="date">
            <text:p>2017-02-1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4892" calcext:value-type="float">
            <text:p>1.4892</text:p>
          </table:table-cell>
          <table:table-cell office:value-type="float" office:value="33.793" calcext:value-type="float">
            <text:p>33.793</text:p>
          </table:table-cell>
          <table:table-cell office:value-type="float" office:value="12.6977" calcext:value-type="float">
            <text:p>12.6977</text:p>
          </table:table-cell>
          <table:table-cell office:value-type="float" office:value="2.362699" calcext:value-type="float">
            <text:p>2.362699</text:p>
          </table:table-cell>
        </table:table-row>
        <table:table-row table:style-name="ro1">
          <table:table-cell office:value-type="date" office:date-value="2017-02-18" calcext:value-type="date">
            <text:p>2017-02-1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465" calcext:value-type="float">
            <text:p>1.465</text:p>
          </table:table-cell>
          <table:table-cell office:value-type="float" office:value="33.796" calcext:value-type="float">
            <text:p>33.796</text:p>
          </table:table-cell>
          <table:table-cell office:value-type="float" office:value="14.1601" calcext:value-type="float">
            <text:p>14.1601</text:p>
          </table:table-cell>
          <table:table-cell office:value-type="float" office:value="2.088589" calcext:value-type="float">
            <text:p>2.088589</text:p>
          </table:table-cell>
        </table:table-row>
        <table:table-row table:style-name="ro1">
          <table:table-cell office:value-type="date" office:date-value="2017-02-19" calcext:value-type="date">
            <text:p>2017-02-1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4379" calcext:value-type="float">
            <text:p>1.4379</text:p>
          </table:table-cell>
          <table:table-cell office:value-type="float" office:value="33.799" calcext:value-type="float">
            <text:p>33.799</text:p>
          </table:table-cell>
          <table:table-cell office:value-type="float" office:value="11.19434" calcext:value-type="float">
            <text:p>11.19434</text:p>
          </table:table-cell>
          <table:table-cell office:value-type="float" office:value="1.948529" calcext:value-type="float">
            <text:p>1.948529</text:p>
          </table:table-cell>
        </table:table-row>
        <table:table-row table:style-name="ro1">
          <table:table-cell office:value-type="date" office:date-value="2017-02-20" calcext:value-type="date">
            <text:p>2017-02-2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5272" calcext:value-type="float">
            <text:p>1.5272</text:p>
          </table:table-cell>
          <table:table-cell office:value-type="float" office:value="33.798" calcext:value-type="float">
            <text:p>33.798</text:p>
          </table:table-cell>
          <table:table-cell office:value-type="float" office:value="6.612363" calcext:value-type="float">
            <text:p>6.612363</text:p>
          </table:table-cell>
          <table:table-cell office:value-type="float" office:value="1.839784" calcext:value-type="float">
            <text:p>1.839784</text:p>
          </table:table-cell>
        </table:table-row>
        <table:table-row table:style-name="ro1">
          <table:table-cell office:value-type="date" office:date-value="2017-02-21" calcext:value-type="date">
            <text:p>2017-02-2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5463" calcext:value-type="float">
            <text:p>1.5463</text:p>
          </table:table-cell>
          <table:table-cell office:value-type="float" office:value="33.801" calcext:value-type="float">
            <text:p>33.801</text:p>
          </table:table-cell>
          <table:table-cell office:value-type="float" office:value="3.574641" calcext:value-type="float">
            <text:p>3.574641</text:p>
          </table:table-cell>
          <table:table-cell office:value-type="float" office:value="3.154824" calcext:value-type="float">
            <text:p>3.154824</text:p>
          </table:table-cell>
        </table:table-row>
        <table:table-row table:style-name="ro1">
          <table:table-cell office:value-type="date" office:date-value="2017-02-22" calcext:value-type="date">
            <text:p>2017-02-2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5258" calcext:value-type="float">
            <text:p>1.5258</text:p>
          </table:table-cell>
          <table:table-cell office:value-type="float" office:value="33.801" calcext:value-type="float">
            <text:p>33.801</text:p>
          </table:table-cell>
          <table:table-cell office:value-type="float" office:value="2.230769" calcext:value-type="float">
            <text:p>2.230769</text:p>
          </table:table-cell>
          <table:table-cell office:value-type="float" office:value="2.094929" calcext:value-type="float">
            <text:p>2.094929</text:p>
          </table:table-cell>
        </table:table-row>
        <table:table-row table:style-name="ro1">
          <table:table-cell office:value-type="date" office:date-value="2017-02-23" calcext:value-type="date">
            <text:p>2017-02-2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4642" calcext:value-type="float">
            <text:p>1.4642</text:p>
          </table:table-cell>
          <table:table-cell office:value-type="float" office:value="33.799" calcext:value-type="float">
            <text:p>33.799</text:p>
          </table:table-cell>
          <table:table-cell office:value-type="float" office:value="4.137312" calcext:value-type="float">
            <text:p>4.137312</text:p>
          </table:table-cell>
          <table:table-cell office:value-type="float" office:value="1.213128" calcext:value-type="float">
            <text:p>1.213128</text:p>
          </table:table-cell>
        </table:table-row>
        <table:table-row table:style-name="ro1">
          <table:table-cell office:value-type="date" office:date-value="2017-02-24" calcext:value-type="date">
            <text:p>2017-02-2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4569" calcext:value-type="float">
            <text:p>1.4569</text:p>
          </table:table-cell>
          <table:table-cell office:value-type="float" office:value="33.799" calcext:value-type="float">
            <text:p>33.799</text:p>
          </table:table-cell>
          <table:table-cell office:value-type="float" office:value="3.96343" calcext:value-type="float">
            <text:p>3.96343</text:p>
          </table:table-cell>
          <table:table-cell office:value-type="float" office:value="1.007002" calcext:value-type="float">
            <text:p>1.007002</text:p>
          </table:table-cell>
        </table:table-row>
        <table:table-row table:style-name="ro1">
          <table:table-cell office:value-type="date" office:date-value="2017-02-25" calcext:value-type="date">
            <text:p>2017-02-2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4489" calcext:value-type="float">
            <text:p>1.4489</text:p>
          </table:table-cell>
          <table:table-cell office:value-type="float" office:value="33.807" calcext:value-type="float">
            <text:p>33.807</text:p>
          </table:table-cell>
          <table:table-cell office:value-type="float" office:value="1.501066" calcext:value-type="float">
            <text:p>1.501066</text:p>
          </table:table-cell>
          <table:table-cell office:value-type="float" office:value="0.6923242" calcext:value-type="float">
            <text:p>0.6923242</text:p>
          </table:table-cell>
        </table:table-row>
        <table:table-row table:style-name="ro1">
          <table:table-cell office:value-type="date" office:date-value="2017-02-26" calcext:value-type="date">
            <text:p>2017-02-2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4701" calcext:value-type="float">
            <text:p>1.4701</text:p>
          </table:table-cell>
          <table:table-cell office:value-type="float" office:value="33.815" calcext:value-type="float">
            <text:p>33.815</text:p>
          </table:table-cell>
          <table:table-cell office:value-type="float" office:value="3.488498" calcext:value-type="float">
            <text:p>3.488498</text:p>
          </table:table-cell>
          <table:table-cell office:value-type="float" office:value="0.9910464" calcext:value-type="float">
            <text:p>0.9910464</text:p>
          </table:table-cell>
        </table:table-row>
        <table:table-row table:style-name="ro1">
          <table:table-cell office:value-type="date" office:date-value="2017-02-27" calcext:value-type="date">
            <text:p>2017-02-2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3961" calcext:value-type="float">
            <text:p>1.3961</text:p>
          </table:table-cell>
          <table:table-cell office:value-type="float" office:value="33.818" calcext:value-type="float">
            <text:p>33.818</text:p>
          </table:table-cell>
          <table:table-cell office:value-type="float" office:value="6.682989" calcext:value-type="float">
            <text:p>6.682989</text:p>
          </table:table-cell>
          <table:table-cell office:value-type="float" office:value="1.037941" calcext:value-type="float">
            <text:p>1.037941</text:p>
          </table:table-cell>
        </table:table-row>
        <table:table-row table:style-name="ro1">
          <table:table-cell office:value-type="date" office:date-value="2017-02-28" calcext:value-type="date">
            <text:p>2017-02-2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3668" calcext:value-type="float">
            <text:p>1.3668</text:p>
          </table:table-cell>
          <table:table-cell office:value-type="float" office:value="33.811" calcext:value-type="float">
            <text:p>33.811</text:p>
          </table:table-cell>
          <table:table-cell office:value-type="float" office:value="4.776906" calcext:value-type="float">
            <text:p>4.776906</text:p>
          </table:table-cell>
          <table:table-cell office:value-type="float" office:value="0.8120743" calcext:value-type="float">
            <text:p>0.8120743</text:p>
          </table:table-cell>
        </table:table-row>
        <table:table-row table:style-name="ro1">
          <table:table-cell office:value-type="date" office:date-value="2017-03-01" calcext:value-type="date">
            <text:p>2017-03-0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4957" calcext:value-type="float">
            <text:p>1.4957</text:p>
          </table:table-cell>
          <table:table-cell office:value-type="float" office:value="33.818" calcext:value-type="float">
            <text:p>33.818</text:p>
          </table:table-cell>
          <table:table-cell office:value-type="float" office:value="7.528515" calcext:value-type="float">
            <text:p>7.528515</text:p>
          </table:table-cell>
          <table:table-cell office:value-type="float" office:value="1.155231" calcext:value-type="float">
            <text:p>1.155231</text:p>
          </table:table-cell>
        </table:table-row>
        <table:table-row table:style-name="ro1">
          <table:table-cell office:value-type="date" office:date-value="2017-03-02" calcext:value-type="date">
            <text:p>2017-03-0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454" calcext:value-type="float">
            <text:p>1.454</text:p>
          </table:table-cell>
          <table:table-cell office:value-type="float" office:value="33.825" calcext:value-type="float">
            <text:p>33.825</text:p>
          </table:table-cell>
          <table:table-cell office:value-type="float" office:value="9.38504" calcext:value-type="float">
            <text:p>9.38504</text:p>
          </table:table-cell>
          <table:table-cell office:value-type="float" office:value="1.083045" calcext:value-type="float">
            <text:p>1.083045</text:p>
          </table:table-cell>
        </table:table-row>
        <table:table-row table:style-name="ro1">
          <table:table-cell office:value-type="date" office:date-value="2017-03-03" calcext:value-type="date">
            <text:p>2017-03-0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5499" calcext:value-type="float">
            <text:p>1.5499</text:p>
          </table:table-cell>
          <table:table-cell office:value-type="float" office:value="33.833" calcext:value-type="float">
            <text:p>33.833</text:p>
          </table:table-cell>
          <table:table-cell office:value-type="float" office:value="3.104424" calcext:value-type="float">
            <text:p>3.104424</text:p>
          </table:table-cell>
          <table:table-cell office:value-type="float" office:value="0.7472653" calcext:value-type="float">
            <text:p>0.7472653</text:p>
          </table:table-cell>
        </table:table-row>
        <table:table-row table:style-name="ro1">
          <table:table-cell office:value-type="date" office:date-value="2017-03-04" calcext:value-type="date">
            <text:p>2017-03-0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4569" calcext:value-type="float">
            <text:p>1.4569</text:p>
          </table:table-cell>
          <table:table-cell office:value-type="float" office:value="33.837" calcext:value-type="float">
            <text:p>33.837</text:p>
          </table:table-cell>
          <table:table-cell office:value-type="float" office:value="7.76551" calcext:value-type="float">
            <text:p>7.76551</text:p>
          </table:table-cell>
          <table:table-cell office:value-type="float" office:value="0.6552075" calcext:value-type="float">
            <text:p>0.6552075</text:p>
          </table:table-cell>
        </table:table-row>
        <table:table-row table:style-name="ro1">
          <table:table-cell office:value-type="date" office:date-value="2017-03-05" calcext:value-type="date">
            <text:p>2017-03-0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4108" calcext:value-type="float">
            <text:p>1.4108</text:p>
          </table:table-cell>
          <table:table-cell office:value-type="float" office:value="33.844" calcext:value-type="float">
            <text:p>33.844</text:p>
          </table:table-cell>
          <table:table-cell office:value-type="float" office:value="10.10915" calcext:value-type="float">
            <text:p>10.10915</text:p>
          </table:table-cell>
          <table:table-cell office:value-type="float" office:value="0.6284242" calcext:value-type="float">
            <text:p>0.6284242</text:p>
          </table:table-cell>
        </table:table-row>
        <table:table-row table:style-name="ro1">
          <table:table-cell office:value-type="date" office:date-value="2017-03-06" calcext:value-type="date">
            <text:p>2017-03-0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3661" calcext:value-type="float">
            <text:p>1.3661</text:p>
          </table:table-cell>
          <table:table-cell office:value-type="float" office:value="33.853" calcext:value-type="float">
            <text:p>33.853</text:p>
          </table:table-cell>
          <table:table-cell office:value-type="float" office:value="8.258049" calcext:value-type="float">
            <text:p>8.258049</text:p>
          </table:table-cell>
          <table:table-cell office:value-type="float" office:value="0.6574353" calcext:value-type="float">
            <text:p>0.6574353</text:p>
          </table:table-cell>
        </table:table-row>
        <table:table-row table:style-name="ro1">
          <table:table-cell office:value-type="date" office:date-value="2017-03-07" calcext:value-type="date">
            <text:p>2017-03-0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2863" calcext:value-type="float">
            <text:p>1.2863</text:p>
          </table:table-cell>
          <table:table-cell office:value-type="float" office:value="33.876" calcext:value-type="float">
            <text:p>33.876</text:p>
          </table:table-cell>
          <table:table-cell office:value-type="float" office:value="10.05033" calcext:value-type="float">
            <text:p>10.05033</text:p>
          </table:table-cell>
          <table:table-cell office:value-type="float" office:value="0.5114553" calcext:value-type="float">
            <text:p>0.5114553</text:p>
          </table:table-cell>
        </table:table-row>
        <table:table-row table:style-name="ro1">
          <table:table-cell office:value-type="date" office:date-value="2017-03-08" calcext:value-type="date">
            <text:p>2017-03-0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254" calcext:value-type="float">
            <text:p>1.254</text:p>
          </table:table-cell>
          <table:table-cell office:value-type="float" office:value="33.917" calcext:value-type="float">
            <text:p>33.917</text:p>
          </table:table-cell>
          <table:table-cell office:value-type="float" office:value="6.659738" calcext:value-type="float">
            <text:p>6.659738</text:p>
          </table:table-cell>
          <table:table-cell office:value-type="float" office:value="0.5102656" calcext:value-type="float">
            <text:p>0.5102656</text:p>
          </table:table-cell>
        </table:table-row>
        <table:table-row table:style-name="ro1">
          <table:table-cell office:value-type="date" office:date-value="2017-03-09" calcext:value-type="date">
            <text:p>2017-03-0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3119" calcext:value-type="float">
            <text:p>1.3119</text:p>
          </table:table-cell>
          <table:table-cell office:value-type="float" office:value="33.947" calcext:value-type="float">
            <text:p>33.947</text:p>
          </table:table-cell>
          <table:table-cell office:value-type="float" office:value="5.454746" calcext:value-type="float">
            <text:p>5.454746</text:p>
          </table:table-cell>
          <table:table-cell office:value-type="float" office:value="0.7418625" calcext:value-type="float">
            <text:p>0.7418625</text:p>
          </table:table-cell>
        </table:table-row>
        <table:table-row table:style-name="ro1">
          <table:table-cell office:value-type="date" office:date-value="2017-03-10" calcext:value-type="date">
            <text:p>2017-03-1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3141" calcext:value-type="float">
            <text:p>1.3141</text:p>
          </table:table-cell>
          <table:table-cell office:value-type="float" office:value="33.961" calcext:value-type="float">
            <text:p>33.961</text:p>
          </table:table-cell>
          <table:table-cell office:value-type="float" office:value="3.888532" calcext:value-type="float">
            <text:p>3.888532</text:p>
          </table:table-cell>
          <table:table-cell office:value-type="float" office:value="0.7128731" calcext:value-type="float">
            <text:p>0.7128731</text:p>
          </table:table-cell>
        </table:table-row>
        <table:table-row table:style-name="ro1">
          <table:table-cell office:value-type="date" office:date-value="2017-03-11" calcext:value-type="date">
            <text:p>2017-03-1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3734" calcext:value-type="float">
            <text:p>1.3734</text:p>
          </table:table-cell>
          <table:table-cell office:value-type="float" office:value="33.953" calcext:value-type="float">
            <text:p>33.953</text:p>
          </table:table-cell>
          <table:table-cell office:value-type="float" office:value="2.669919" calcext:value-type="float">
            <text:p>2.669919</text:p>
          </table:table-cell>
          <table:table-cell office:value-type="float" office:value="0.6502204" calcext:value-type="float">
            <text:p>0.6502204</text:p>
          </table:table-cell>
        </table:table-row>
        <table:table-row table:style-name="ro1">
          <table:table-cell office:value-type="date" office:date-value="2017-03-12" calcext:value-type="date">
            <text:p>2017-03-1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3515" calcext:value-type="float">
            <text:p>1.3515</text:p>
          </table:table-cell>
          <table:table-cell office:value-type="float" office:value="33.946" calcext:value-type="float">
            <text:p>33.946</text:p>
          </table:table-cell>
          <table:table-cell office:value-type="float" office:value="8.740817" calcext:value-type="float">
            <text:p>8.740817</text:p>
          </table:table-cell>
          <table:table-cell office:value-type="float" office:value="0.4380292" calcext:value-type="float">
            <text:p>0.4380292</text:p>
          </table:table-cell>
        </table:table-row>
        <table:table-row table:style-name="ro1">
          <table:table-cell office:value-type="date" office:date-value="2017-03-13" calcext:value-type="date">
            <text:p>2017-03-1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3529" calcext:value-type="float">
            <text:p>1.3529</text:p>
          </table:table-cell>
          <table:table-cell office:value-type="float" office:value="33.94" calcext:value-type="float">
            <text:p>33.94</text:p>
          </table:table-cell>
          <table:table-cell office:value-type="float" office:value="11.06894" calcext:value-type="float">
            <text:p>11.06894</text:p>
          </table:table-cell>
          <table:table-cell office:value-type="float" office:value="0.5320864" calcext:value-type="float">
            <text:p>0.5320864</text:p>
          </table:table-cell>
        </table:table-row>
        <table:table-row table:style-name="ro1">
          <table:table-cell office:value-type="date" office:date-value="2017-03-14" calcext:value-type="date">
            <text:p>2017-03-1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3727" calcext:value-type="float">
            <text:p>1.3727</text:p>
          </table:table-cell>
          <table:table-cell office:value-type="float" office:value="33.943" calcext:value-type="float">
            <text:p>33.943</text:p>
          </table:table-cell>
          <table:table-cell office:value-type="float" office:value="9.996434" calcext:value-type="float">
            <text:p>9.996434</text:p>
          </table:table-cell>
          <table:table-cell office:value-type="float" office:value="0.4762497" calcext:value-type="float">
            <text:p>0.4762497</text:p>
          </table:table-cell>
        </table:table-row>
        <table:table-row table:style-name="ro1">
          <table:table-cell office:value-type="date" office:date-value="2017-03-15" calcext:value-type="date">
            <text:p>2017-03-1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3881" calcext:value-type="float">
            <text:p>1.3881</text:p>
          </table:table-cell>
          <table:table-cell office:value-type="float" office:value="33.943" calcext:value-type="float">
            <text:p>33.943</text:p>
          </table:table-cell>
          <table:table-cell office:value-type="float" office:value="6.912923" calcext:value-type="float">
            <text:p>6.912923</text:p>
          </table:table-cell>
          <table:table-cell office:value-type="float" office:value="0.5097425" calcext:value-type="float">
            <text:p>0.5097425</text:p>
          </table:table-cell>
        </table:table-row>
        <table:table-row table:style-name="ro1">
          <table:table-cell office:value-type="date" office:date-value="2017-03-16" calcext:value-type="date">
            <text:p>2017-03-1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3119" calcext:value-type="float">
            <text:p>1.3119</text:p>
          </table:table-cell>
          <table:table-cell office:value-type="float" office:value="33.944" calcext:value-type="float">
            <text:p>33.944</text:p>
          </table:table-cell>
          <table:table-cell office:value-type="float" office:value="9.319104" calcext:value-type="float">
            <text:p>9.319104</text:p>
          </table:table-cell>
          <table:table-cell office:value-type="float" office:value="0.5219146" calcext:value-type="float">
            <text:p>0.5219146</text:p>
          </table:table-cell>
        </table:table-row>
        <table:table-row table:style-name="ro1">
          <table:table-cell office:value-type="date" office:date-value="2017-03-17" calcext:value-type="date">
            <text:p>2017-03-1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2365" calcext:value-type="float">
            <text:p>1.2365</text:p>
          </table:table-cell>
          <table:table-cell office:value-type="float" office:value="33.95" calcext:value-type="float">
            <text:p>33.95</text:p>
          </table:table-cell>
          <table:table-cell office:value-type="float" office:value="5.068539" calcext:value-type="float">
            <text:p>5.068539</text:p>
          </table:table-cell>
          <table:table-cell office:value-type="float" office:value="0.6601037" calcext:value-type="float">
            <text:p>0.6601037</text:p>
          </table:table-cell>
        </table:table-row>
        <table:table-row table:style-name="ro1">
          <table:table-cell office:value-type="date" office:date-value="2017-03-18" calcext:value-type="date">
            <text:p>2017-03-1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2072" calcext:value-type="float">
            <text:p>1.2072</text:p>
          </table:table-cell>
          <table:table-cell office:value-type="float" office:value="33.955" calcext:value-type="float">
            <text:p>33.955</text:p>
          </table:table-cell>
          <table:table-cell office:value-type="float" office:value="1.468097" calcext:value-type="float">
            <text:p>1.468097</text:p>
          </table:table-cell>
          <table:table-cell office:value-type="float" office:value="0.7604226" calcext:value-type="float">
            <text:p>0.7604226</text:p>
          </table:table-cell>
        </table:table-row>
        <table:table-row table:style-name="ro1">
          <table:table-cell office:value-type="date" office:date-value="2017-03-19" calcext:value-type="date">
            <text:p>2017-03-1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1727" calcext:value-type="float">
            <text:p>1.1727</text:p>
          </table:table-cell>
          <table:table-cell office:value-type="float" office:value="33.959" calcext:value-type="float">
            <text:p>33.959</text:p>
          </table:table-cell>
          <table:table-cell office:value-type="float" office:value="1.587932" calcext:value-type="float">
            <text:p>1.587932</text:p>
          </table:table-cell>
          <table:table-cell office:value-type="float" office:value="0.562769" calcext:value-type="float">
            <text:p>0.562769</text:p>
          </table:table-cell>
        </table:table-row>
        <table:table-row table:style-name="ro1">
          <table:table-cell office:value-type="date" office:date-value="2017-03-20" calcext:value-type="date">
            <text:p>2017-03-2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1449" calcext:value-type="float">
            <text:p>1.1449</text:p>
          </table:table-cell>
          <table:table-cell office:value-type="float" office:value="33.966" calcext:value-type="float">
            <text:p>33.966</text:p>
          </table:table-cell>
          <table:table-cell office:value-type="float" office:value="5.512327" calcext:value-type="float">
            <text:p>5.512327</text:p>
          </table:table-cell>
          <table:table-cell office:value-type="float" office:value="0.6711131" calcext:value-type="float">
            <text:p>0.6711131</text:p>
          </table:table-cell>
        </table:table-row>
        <table:table-row table:style-name="ro1">
          <table:table-cell office:value-type="date" office:date-value="2017-03-21" calcext:value-type="date">
            <text:p>2017-03-2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33.972" calcext:value-type="float">
            <text:p>33.972</text:p>
          </table:table-cell>
          <table:table-cell office:value-type="float" office:value="7.88714" calcext:value-type="float">
            <text:p>7.88714</text:p>
          </table:table-cell>
          <table:table-cell office:value-type="float" office:value="0.6130353" calcext:value-type="float">
            <text:p>0.6130353</text:p>
          </table:table-cell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0519" calcext:value-type="float">
            <text:p>1.0519</text:p>
          </table:table-cell>
          <table:table-cell office:value-type="float" office:value="33.976" calcext:value-type="float">
            <text:p>33.976</text:p>
          </table:table-cell>
          <table:table-cell office:value-type="float" office:value="5.142462" calcext:value-type="float">
            <text:p>5.142462</text:p>
          </table:table-cell>
          <table:table-cell office:value-type="float" office:value="0.5036375" calcext:value-type="float">
            <text:p>0.5036375</text:p>
          </table:table-cell>
        </table:table-row>
        <table:table-row table:style-name="ro1">
          <table:table-cell office:value-type="date" office:date-value="2017-03-23" calcext:value-type="date">
            <text:p>2017-03-2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0526" calcext:value-type="float">
            <text:p>1.0526</text:p>
          </table:table-cell>
          <table:table-cell office:value-type="float" office:value="33.973" calcext:value-type="float">
            <text:p>33.973</text:p>
          </table:table-cell>
          <table:table-cell office:value-type="float" office:value="6.12127" calcext:value-type="float">
            <text:p>6.12127</text:p>
          </table:table-cell>
          <table:table-cell office:value-type="float" office:value="0.4843403" calcext:value-type="float">
            <text:p>0.4843403</text:p>
          </table:table-cell>
        </table:table-row>
        <table:table-row table:style-name="ro1">
          <table:table-cell office:value-type="date" office:date-value="2017-03-24" calcext:value-type="date">
            <text:p>2017-03-2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0687" calcext:value-type="float">
            <text:p>1.0687</text:p>
          </table:table-cell>
          <table:table-cell office:value-type="float" office:value="33.967" calcext:value-type="float">
            <text:p>33.967</text:p>
          </table:table-cell>
          <table:table-cell office:value-type="float" office:value="2.549379" calcext:value-type="float">
            <text:p>2.549379</text:p>
          </table:table-cell>
          <table:table-cell office:value-type="float" office:value="0.7564584" calcext:value-type="float">
            <text:p>0.7564584</text:p>
          </table:table-cell>
        </table:table-row>
        <table:table-row table:style-name="ro1">
          <table:table-cell office:value-type="date" office:date-value="2017-03-25" calcext:value-type="date">
            <text:p>2017-03-2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0233" calcext:value-type="float">
            <text:p>1.0233</text:p>
          </table:table-cell>
          <table:table-cell office:value-type="float" office:value="33.961" calcext:value-type="float">
            <text:p>33.961</text:p>
          </table:table-cell>
          <table:table-cell office:value-type="float" office:value="1.950032" calcext:value-type="float">
            <text:p>1.950032</text:p>
          </table:table-cell>
          <table:table-cell office:value-type="float" office:value="0.8942958" calcext:value-type="float">
            <text:p>0.8942958</text:p>
          </table:table-cell>
        </table:table-row>
        <table:table-row table:style-name="ro1">
          <table:table-cell office:value-type="date" office:date-value="2017-03-26" calcext:value-type="date">
            <text:p>2017-03-2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0057" calcext:value-type="float">
            <text:p>1.0057</text:p>
          </table:table-cell>
          <table:table-cell office:value-type="float" office:value="33.944" calcext:value-type="float">
            <text:p>33.944</text:p>
          </table:table-cell>
          <table:table-cell office:value-type="float" office:value="4.57642" calcext:value-type="float">
            <text:p>4.57642</text:p>
          </table:table-cell>
          <table:table-cell office:value-type="float" office:value="1.027884" calcext:value-type="float">
            <text:p>1.027884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9779" calcext:value-type="float">
            <text:p>0.9779</text:p>
          </table:table-cell>
          <table:table-cell office:value-type="float" office:value="33.915" calcext:value-type="float">
            <text:p>33.915</text:p>
          </table:table-cell>
          <table:table-cell office:value-type="float" office:value="2.539977" calcext:value-type="float">
            <text:p>2.539977</text:p>
          </table:table-cell>
          <table:table-cell office:value-type="float" office:value="0.8157337" calcext:value-type="float">
            <text:p>0.8157337</text:p>
          </table:table-cell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93982" calcext:value-type="float">
            <text:p>0.93982</text:p>
          </table:table-cell>
          <table:table-cell office:value-type="float" office:value="33.872" calcext:value-type="float">
            <text:p>33.872</text:p>
          </table:table-cell>
          <table:table-cell office:value-type="float" office:value="1.88778" calcext:value-type="float">
            <text:p>1.88778</text:p>
          </table:table-cell>
          <table:table-cell office:value-type="float" office:value="0.7503909" calcext:value-type="float">
            <text:p>0.7503909</text:p>
          </table:table-cell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8988" calcext:value-type="float">
            <text:p>0.8988</text:p>
          </table:table-cell>
          <table:table-cell office:value-type="float" office:value="33.859" calcext:value-type="float">
            <text:p>33.859</text:p>
          </table:table-cell>
          <table:table-cell office:value-type="float" office:value="4.599798" calcext:value-type="float">
            <text:p>4.599798</text:p>
          </table:table-cell>
          <table:table-cell office:value-type="float" office:value="0.6727853" calcext:value-type="float">
            <text:p>0.6727853</text:p>
          </table:table-cell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82775" calcext:value-type="float">
            <text:p>0.82775</text:p>
          </table:table-cell>
          <table:table-cell office:value-type="float" office:value="33.863" calcext:value-type="float">
            <text:p>33.863</text:p>
          </table:table-cell>
          <table:table-cell office:value-type="float" office:value="2.291946" calcext:value-type="float">
            <text:p>2.291946</text:p>
          </table:table-cell>
          <table:table-cell office:value-type="float" office:value="1.141519" calcext:value-type="float">
            <text:p>1.141519</text:p>
          </table:table-cell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80212" calcext:value-type="float">
            <text:p>0.80212</text:p>
          </table:table-cell>
          <table:table-cell office:value-type="float" office:value="33.862" calcext:value-type="float">
            <text:p>33.862</text:p>
          </table:table-cell>
          <table:table-cell office:value-type="float" office:value="0.9845917" calcext:value-type="float">
            <text:p>0.9845917</text:p>
          </table:table-cell>
          <table:table-cell office:value-type="float" office:value="1.045196" calcext:value-type="float">
            <text:p>1.045196</text:p>
          </table:table-cell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79772" calcext:value-type="float">
            <text:p>0.79772</text:p>
          </table:table-cell>
          <table:table-cell office:value-type="float" office:value="33.862" calcext:value-type="float">
            <text:p>33.862</text:p>
          </table:table-cell>
          <table:table-cell office:value-type="float" office:value="3.802659" calcext:value-type="float">
            <text:p>3.802659</text:p>
          </table:table-cell>
          <table:table-cell office:value-type="float" office:value="0.8473091" calcext:value-type="float">
            <text:p>0.8473091</text:p>
          </table:table-cell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80139" calcext:value-type="float">
            <text:p>0.80139</text:p>
          </table:table-cell>
          <table:table-cell office:value-type="float" office:value="33.872" calcext:value-type="float">
            <text:p>33.872</text:p>
          </table:table-cell>
          <table:table-cell office:value-type="float" office:value="1.137511" calcext:value-type="float">
            <text:p>1.137511</text:p>
          </table:table-cell>
          <table:table-cell office:value-type="float" office:value="1.360477" calcext:value-type="float">
            <text:p>1.360477</text:p>
          </table:table-cell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81677" calcext:value-type="float">
            <text:p>0.81677</text:p>
          </table:table-cell>
          <table:table-cell office:value-type="float" office:value="33.885" calcext:value-type="float">
            <text:p>33.885</text:p>
          </table:table-cell>
          <table:table-cell office:value-type="float" office:value="2.249379" calcext:value-type="float">
            <text:p>2.249379</text:p>
          </table:table-cell>
          <table:table-cell office:value-type="float" office:value="1.633373" calcext:value-type="float">
            <text:p>1.633373</text:p>
          </table:table-cell>
        </table:table-row>
        <table:table-row table:style-name="ro1">
          <table:table-cell office:value-type="date" office:date-value="2017-04-04" calcext:value-type="date">
            <text:p>2017-04-0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77868" calcext:value-type="float">
            <text:p>0.77868</text:p>
          </table:table-cell>
          <table:table-cell office:value-type="float" office:value="33.894" calcext:value-type="float">
            <text:p>33.894</text:p>
          </table:table-cell>
          <table:table-cell office:value-type="float" office:value="2.113744" calcext:value-type="float">
            <text:p>2.113744</text:p>
          </table:table-cell>
          <table:table-cell office:value-type="float" office:value="1.404754" calcext:value-type="float">
            <text:p>1.404754</text:p>
          </table:table-cell>
        </table:table-row>
        <table:table-row table:style-name="ro1">
          <table:table-cell office:value-type="date" office:date-value="2017-04-05" calcext:value-type="date">
            <text:p>2017-04-0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72375" calcext:value-type="float">
            <text:p>0.72375</text:p>
          </table:table-cell>
          <table:table-cell office:value-type="float" office:value="33.905" calcext:value-type="float">
            <text:p>33.905</text:p>
          </table:table-cell>
          <table:table-cell office:value-type="float" office:value="2.088256" calcext:value-type="float">
            <text:p>2.088256</text:p>
          </table:table-cell>
          <table:table-cell office:value-type="float" office:value="1.310256" calcext:value-type="float">
            <text:p>1.310256</text:p>
          </table:table-cell>
        </table:table-row>
        <table:table-row table:style-name="ro1">
          <table:table-cell office:value-type="date" office:date-value="2017-04-06" calcext:value-type="date">
            <text:p>2017-04-0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67174" calcext:value-type="float">
            <text:p>0.67174</text:p>
          </table:table-cell>
          <table:table-cell office:value-type="float" office:value="33.911" calcext:value-type="float">
            <text:p>33.911</text:p>
          </table:table-cell>
          <table:table-cell office:value-type="float" office:value="2.631689" calcext:value-type="float">
            <text:p>2.631689</text:p>
          </table:table-cell>
          <table:table-cell office:value-type="float" office:value="1.734234" calcext:value-type="float">
            <text:p>1.734234</text:p>
          </table:table-cell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63585" calcext:value-type="float">
            <text:p>0.63585</text:p>
          </table:table-cell>
          <table:table-cell office:value-type="float" office:value="33.914" calcext:value-type="float">
            <text:p>33.914</text:p>
          </table:table-cell>
          <table:table-cell office:value-type="float" office:value="5.47514" calcext:value-type="float">
            <text:p>5.47514</text:p>
          </table:table-cell>
          <table:table-cell office:value-type="float" office:value="2.072846" calcext:value-type="float">
            <text:p>2.072846</text:p>
          </table:table-cell>
        </table:table-row>
        <table:table-row table:style-name="ro1">
          <table:table-cell office:value-type="date" office:date-value="2017-04-08" calcext:value-type="date">
            <text:p>2017-04-0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57872" calcext:value-type="float">
            <text:p>0.57872</text:p>
          </table:table-cell>
          <table:table-cell office:value-type="float" office:value="33.918" calcext:value-type="float">
            <text:p>33.918</text:p>
          </table:table-cell>
          <table:table-cell office:value-type="float" office:value="3.885547" calcext:value-type="float">
            <text:p>3.885547</text:p>
          </table:table-cell>
          <table:table-cell office:value-type="float" office:value="2.099951" calcext:value-type="float">
            <text:p>2.099951</text:p>
          </table:table-cell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53771" calcext:value-type="float">
            <text:p>0.53771</text:p>
          </table:table-cell>
          <table:table-cell office:value-type="float" office:value="33.915" calcext:value-type="float">
            <text:p>33.915</text:p>
          </table:table-cell>
          <table:table-cell office:value-type="float" office:value="10.22838" calcext:value-type="float">
            <text:p>10.22838</text:p>
          </table:table-cell>
          <table:table-cell office:value-type="float" office:value="2.395365" calcext:value-type="float">
            <text:p>2.395365</text:p>
          </table:table-cell>
        </table:table-row>
        <table:table-row table:style-name="ro1">
          <table:table-cell office:value-type="date" office:date-value="2017-04-10" calcext:value-type="date">
            <text:p>2017-04-1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51939" calcext:value-type="float">
            <text:p>0.51939</text:p>
          </table:table-cell>
          <table:table-cell office:value-type="float" office:value="33.915" calcext:value-type="float">
            <text:p>33.915</text:p>
          </table:table-cell>
          <table:table-cell office:value-type="float" office:value="5.267377" calcext:value-type="float">
            <text:p>5.267377</text:p>
          </table:table-cell>
          <table:table-cell office:value-type="float" office:value="2.488287" calcext:value-type="float">
            <text:p>2.488287</text:p>
          </table:table-cell>
        </table:table-row>
        <table:table-row table:style-name="ro1">
          <table:table-cell office:value-type="date" office:date-value="2017-04-11" calcext:value-type="date">
            <text:p>2017-04-1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47032" calcext:value-type="float">
            <text:p>0.47032</text:p>
          </table:table-cell>
          <table:table-cell office:value-type="float" office:value="33.917" calcext:value-type="float">
            <text:p>33.917</text:p>
          </table:table-cell>
          <table:table-cell office:value-type="float" office:value="3.882793" calcext:value-type="float">
            <text:p>3.882793</text:p>
          </table:table-cell>
          <table:table-cell office:value-type="float" office:value="3.271694" calcext:value-type="float">
            <text:p>3.271694</text:p>
          </table:table-cell>
        </table:table-row>
        <table:table-row table:style-name="ro1">
          <table:table-cell office:value-type="date" office:date-value="2017-04-12" calcext:value-type="date">
            <text:p>2017-04-1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42491" calcext:value-type="float">
            <text:p>0.42491</text:p>
          </table:table-cell>
          <table:table-cell office:value-type="float" office:value="33.918" calcext:value-type="float">
            <text:p>33.918</text:p>
          </table:table-cell>
          <table:table-cell office:value-type="float" office:value="6.136485" calcext:value-type="float">
            <text:p>6.136485</text:p>
          </table:table-cell>
          <table:table-cell office:value-type="float" office:value="3.473409" calcext:value-type="float">
            <text:p>3.473409</text:p>
          </table:table-cell>
        </table:table-row>
        <table:table-row table:style-name="ro1">
          <table:table-cell office:value-type="date" office:date-value="2017-04-13" calcext:value-type="date">
            <text:p>2017-04-1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41832" calcext:value-type="float">
            <text:p>0.41832</text:p>
          </table:table-cell>
          <table:table-cell office:value-type="float" office:value="33.909" calcext:value-type="float">
            <text:p>33.909</text:p>
          </table:table-cell>
          <table:table-cell office:value-type="float" office:value="2.845936" calcext:value-type="float">
            <text:p>2.845936</text:p>
          </table:table-cell>
          <table:table-cell office:value-type="float" office:value="2.494225" calcext:value-type="float">
            <text:p>2.494225</text:p>
          </table:table-cell>
        </table:table-row>
        <table:table-row table:style-name="ro1">
          <table:table-cell office:value-type="date" office:date-value="2017-04-14" calcext:value-type="date">
            <text:p>2017-04-1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38462" calcext:value-type="float">
            <text:p>0.38462</text:p>
          </table:table-cell>
          <table:table-cell office:value-type="float" office:value="33.912" calcext:value-type="float">
            <text:p>33.912</text:p>
          </table:table-cell>
          <table:table-cell office:value-type="float" office:value="1.80192" calcext:value-type="float">
            <text:p>1.80192</text:p>
          </table:table-cell>
          <table:table-cell office:value-type="float" office:value="2.052454" calcext:value-type="float">
            <text:p>2.052454</text:p>
          </table:table-cell>
        </table:table-row>
        <table:table-row table:style-name="ro1">
          <table:table-cell office:value-type="date" office:date-value="2017-04-15" calcext:value-type="date">
            <text:p>2017-04-1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37364" calcext:value-type="float">
            <text:p>0.37364</text:p>
          </table:table-cell>
          <table:table-cell office:value-type="float" office:value="33.912" calcext:value-type="float">
            <text:p>33.912</text:p>
          </table:table-cell>
          <table:table-cell office:value-type="float" office:value="2.056991" calcext:value-type="float">
            <text:p>2.056991</text:p>
          </table:table-cell>
          <table:table-cell office:value-type="float" office:value="3.10024" calcext:value-type="float">
            <text:p>3.10024</text:p>
          </table:table-cell>
        </table:table-row>
        <table:table-row table:style-name="ro1">
          <table:table-cell office:value-type="date" office:date-value="2017-04-16" calcext:value-type="date">
            <text:p>2017-04-1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31724" calcext:value-type="float">
            <text:p>0.31724</text:p>
          </table:table-cell>
          <table:table-cell office:value-type="float" office:value="33.917" calcext:value-type="float">
            <text:p>33.917</text:p>
          </table:table-cell>
          <table:table-cell office:value-type="float" office:value="2.937198" calcext:value-type="float">
            <text:p>2.937198</text:p>
          </table:table-cell>
          <table:table-cell office:value-type="float" office:value="3.618381" calcext:value-type="float">
            <text:p>3.618381</text:p>
          </table:table-cell>
        </table:table-row>
        <table:table-row table:style-name="ro1">
          <table:table-cell office:value-type="date" office:date-value="2017-04-17" calcext:value-type="date">
            <text:p>2017-04-1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26963" calcext:value-type="float">
            <text:p>0.26963</text:p>
          </table:table-cell>
          <table:table-cell office:value-type="float" office:value="33.917" calcext:value-type="float">
            <text:p>33.917</text:p>
          </table:table-cell>
          <table:table-cell office:value-type="float" office:value="3.967062" calcext:value-type="float">
            <text:p>3.967062</text:p>
          </table:table-cell>
          <table:table-cell office:value-type="float" office:value="4.327017" calcext:value-type="float">
            <text:p>4.327017</text:p>
          </table:table-cell>
        </table:table-row>
        <table:table-row table:style-name="ro1">
          <table:table-cell office:value-type="date" office:date-value="2017-04-18" calcext:value-type="date">
            <text:p>2017-04-1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21909" calcext:value-type="float">
            <text:p>0.21909</text:p>
          </table:table-cell>
          <table:table-cell office:value-type="float" office:value="33.918" calcext:value-type="float">
            <text:p>33.918</text:p>
          </table:table-cell>
          <table:table-cell office:value-type="float" office:value="2.313972" calcext:value-type="float">
            <text:p>2.313972</text:p>
          </table:table-cell>
          <table:table-cell office:value-type="float" office:value="5.080387" calcext:value-type="float">
            <text:p>5.080387</text:p>
          </table:table-cell>
        </table:table-row>
        <table:table-row table:style-name="ro1">
          <table:table-cell office:value-type="date" office:date-value="2017-04-19" calcext:value-type="date">
            <text:p>2017-04-1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18027" calcext:value-type="float">
            <text:p>0.18027</text:p>
          </table:table-cell>
          <table:table-cell office:value-type="float" office:value="33.917" calcext:value-type="float">
            <text:p>33.917</text:p>
          </table:table-cell>
          <table:table-cell office:value-type="float" office:value="3.868418" calcext:value-type="float">
            <text:p>3.868418</text:p>
          </table:table-cell>
          <table:table-cell office:value-type="float" office:value="6.270257" calcext:value-type="float">
            <text:p>6.270257</text:p>
          </table:table-cell>
        </table:table-row>
        <table:table-row table:style-name="ro1">
          <table:table-cell office:value-type="date" office:date-value="2017-04-20" calcext:value-type="date">
            <text:p>2017-04-2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1268" calcext:value-type="float">
            <text:p>0.1268</text:p>
          </table:table-cell>
          <table:table-cell office:value-type="float" office:value="33.921" calcext:value-type="float">
            <text:p>33.921</text:p>
          </table:table-cell>
          <table:table-cell office:value-type="float" office:value="4.140358" calcext:value-type="float">
            <text:p>4.140358</text:p>
          </table:table-cell>
          <table:table-cell office:value-type="float" office:value="6.37519" calcext:value-type="float">
            <text:p>6.37519</text:p>
          </table:table-cell>
        </table:table-row>
        <table:table-row table:style-name="ro1">
          <table:table-cell office:value-type="date" office:date-value="2017-04-21" calcext:value-type="date">
            <text:p>2017-04-2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068209" calcext:value-type="float">
            <text:p>0.068209</text:p>
          </table:table-cell>
          <table:table-cell office:value-type="float" office:value="33.926" calcext:value-type="float">
            <text:p>33.926</text:p>
          </table:table-cell>
          <table:table-cell office:value-type="float" office:value="5.081552" calcext:value-type="float">
            <text:p>5.081552</text:p>
          </table:table-cell>
          <table:table-cell office:value-type="float" office:value="5.555492" calcext:value-type="float">
            <text:p>5.555492</text:p>
          </table:table-cell>
        </table:table-row>
        <table:table-row table:style-name="ro1">
          <table:table-cell office:value-type="date" office:date-value="2017-04-22" calcext:value-type="date">
            <text:p>2017-04-2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024995" calcext:value-type="float">
            <text:p>0.024995</text:p>
          </table:table-cell>
          <table:table-cell office:value-type="float" office:value="33.926" calcext:value-type="float">
            <text:p>33.926</text:p>
          </table:table-cell>
          <table:table-cell office:value-type="float" office:value="3.172668" calcext:value-type="float">
            <text:p>3.172668</text:p>
          </table:table-cell>
          <table:table-cell office:value-type="float" office:value="5.74137" calcext:value-type="float">
            <text:p>5.74137</text:p>
          </table:table-cell>
        </table:table-row>
        <table:table-row table:style-name="ro1">
          <table:table-cell office:value-type="date" office:date-value="2017-04-23" calcext:value-type="date">
            <text:p>2017-04-2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037996" calcext:value-type="float">
            <text:p>-0.037996</text:p>
          </table:table-cell>
          <table:table-cell office:value-type="float" office:value="33.946" calcext:value-type="float">
            <text:p>33.946</text:p>
          </table:table-cell>
          <table:table-cell office:value-type="float" office:value="2.848892" calcext:value-type="float">
            <text:p>2.848892</text:p>
          </table:table-cell>
          <table:table-cell office:value-type="float" office:value="4.764602" calcext:value-type="float">
            <text:p>4.764602</text:p>
          </table:table-cell>
        </table:table-row>
        <table:table-row table:style-name="ro1">
          <table:table-cell office:value-type="date" office:date-value="2017-04-24" calcext:value-type="date">
            <text:p>2017-04-2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088534" calcext:value-type="float">
            <text:p>-0.088534</text:p>
          </table:table-cell>
          <table:table-cell office:value-type="float" office:value="33.958" calcext:value-type="float">
            <text:p>33.958</text:p>
          </table:table-cell>
          <table:table-cell office:value-type="float" office:value="2.617379" calcext:value-type="float">
            <text:p>2.617379</text:p>
          </table:table-cell>
          <table:table-cell office:value-type="float" office:value="6.052945" calcext:value-type="float">
            <text:p>6.052945</text:p>
          </table:table-cell>
        </table:table-row>
        <table:table-row table:style-name="ro1">
          <table:table-cell office:value-type="date" office:date-value="2017-04-25" calcext:value-type="date">
            <text:p>2017-04-2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13761" calcext:value-type="float">
            <text:p>-0.13761</text:p>
          </table:table-cell>
          <table:table-cell office:value-type="float" office:value="33.966" calcext:value-type="float">
            <text:p>33.966</text:p>
          </table:table-cell>
          <table:table-cell office:value-type="float" office:value="6.772162" calcext:value-type="float">
            <text:p>6.772162</text:p>
          </table:table-cell>
          <table:table-cell office:value-type="float" office:value="7.628689" calcext:value-type="float">
            <text:p>7.628689</text:p>
          </table:table-cell>
        </table:table-row>
        <table:table-row table:style-name="ro1">
          <table:table-cell office:value-type="date" office:date-value="2017-04-26" calcext:value-type="date">
            <text:p>2017-04-2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19327" calcext:value-type="float">
            <text:p>-0.19327</text:p>
          </table:table-cell>
          <table:table-cell office:value-type="float" office:value="33.973" calcext:value-type="float">
            <text:p>33.973</text:p>
          </table:table-cell>
          <table:table-cell office:value-type="float" office:value="8.078801" calcext:value-type="float">
            <text:p>8.078801</text:p>
          </table:table-cell>
          <table:table-cell office:value-type="float" office:value="8.095601" calcext:value-type="float">
            <text:p>8.095601</text:p>
          </table:table-cell>
        </table:table-row>
        <table:table-row table:style-name="ro1">
          <table:table-cell office:value-type="date" office:date-value="2017-04-27" calcext:value-type="date">
            <text:p>2017-04-2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22111" calcext:value-type="float">
            <text:p>-0.22111</text:p>
          </table:table-cell>
          <table:table-cell office:value-type="float" office:value="33.964" calcext:value-type="float">
            <text:p>33.964</text:p>
          </table:table-cell>
          <table:table-cell office:value-type="float" office:value="5.227221" calcext:value-type="float">
            <text:p>5.227221</text:p>
          </table:table-cell>
          <table:table-cell office:value-type="float" office:value="9.675188" calcext:value-type="float">
            <text:p>9.675188</text:p>
          </table:table-cell>
        </table:table-row>
        <table:table-row table:style-name="ro1">
          <table:table-cell office:value-type="date" office:date-value="2017-04-28" calcext:value-type="date">
            <text:p>2017-04-2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25919" calcext:value-type="float">
            <text:p>-0.25919</text:p>
          </table:table-cell>
          <table:table-cell office:value-type="float" office:value="33.961" calcext:value-type="float">
            <text:p>33.961</text:p>
          </table:table-cell>
          <table:table-cell office:value-type="float" office:value="2.010965" calcext:value-type="float">
            <text:p>2.010965</text:p>
          </table:table-cell>
          <table:table-cell office:value-type="float" office:value="8.869984" calcext:value-type="float">
            <text:p>8.869984</text:p>
          </table:table-cell>
        </table:table-row>
        <table:table-row table:style-name="ro1">
          <table:table-cell office:value-type="date" office:date-value="2017-04-29" calcext:value-type="date">
            <text:p>2017-04-2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31413" calcext:value-type="float">
            <text:p>-0.31413</text:p>
          </table:table-cell>
          <table:table-cell office:value-type="float" office:value="33.973" calcext:value-type="float">
            <text:p>33.973</text:p>
          </table:table-cell>
          <table:table-cell office:value-type="float" office:value="3.697514" calcext:value-type="float">
            <text:p>3.697514</text:p>
          </table:table-cell>
          <table:table-cell office:value-type="float" office:value="9.595763" calcext:value-type="float">
            <text:p>9.595763</text:p>
          </table:table-cell>
        </table:table-row>
        <table:table-row table:style-name="ro1">
          <table:table-cell office:value-type="date" office:date-value="2017-04-30" calcext:value-type="date">
            <text:p>2017-04-3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33903" calcext:value-type="float">
            <text:p>-0.33903</text:p>
          </table:table-cell>
          <table:table-cell office:value-type="float" office:value="33.988" calcext:value-type="float">
            <text:p>33.988</text:p>
          </table:table-cell>
          <table:table-cell office:value-type="float" office:value="7.043002" calcext:value-type="float">
            <text:p>7.043002</text:p>
          </table:table-cell>
          <table:table-cell office:value-type="float" office:value="8.79892" calcext:value-type="float">
            <text:p>8.79892</text:p>
          </table:table-cell>
        </table:table-row>
        <table:table-row table:style-name="ro1">
          <table:table-cell office:value-type="date" office:date-value="2017-05-01" calcext:value-type="date">
            <text:p>2017-05-0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33757" calcext:value-type="float">
            <text:p>-0.33757</text:p>
          </table:table-cell>
          <table:table-cell office:value-type="float" office:value="33.996" calcext:value-type="float">
            <text:p>33.996</text:p>
          </table:table-cell>
          <table:table-cell office:value-type="float" office:value="6.154771" calcext:value-type="float">
            <text:p>6.154771</text:p>
          </table:table-cell>
          <table:table-cell office:value-type="float" office:value="10.16939" calcext:value-type="float">
            <text:p>10.16939</text:p>
          </table:table-cell>
        </table:table-row>
        <table:table-row table:style-name="ro1">
          <table:table-cell office:value-type="date" office:date-value="2017-05-02" calcext:value-type="date">
            <text:p>2017-05-0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34049" calcext:value-type="float">
            <text:p>-0.34049</text:p>
          </table:table-cell>
          <table:table-cell office:value-type="float" office:value="34.011" calcext:value-type="float">
            <text:p>34.011</text:p>
          </table:table-cell>
          <table:table-cell office:value-type="float" office:value="7.046491" calcext:value-type="float">
            <text:p>7.046491</text:p>
          </table:table-cell>
          <table:table-cell office:value-type="float" office:value="9.824691" calcext:value-type="float">
            <text:p>9.824691</text:p>
          </table:table-cell>
        </table:table-row>
        <table:table-row table:style-name="ro1">
          <table:table-cell office:value-type="date" office:date-value="2017-05-03" calcext:value-type="date">
            <text:p>2017-05-0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3632" calcext:value-type="float">
            <text:p>-0.3632</text:p>
          </table:table-cell>
          <table:table-cell office:value-type="float" office:value="34.017" calcext:value-type="float">
            <text:p>34.017</text:p>
          </table:table-cell>
          <table:table-cell office:value-type="float" office:value="2.752005" calcext:value-type="float">
            <text:p>2.752005</text:p>
          </table:table-cell>
          <table:table-cell office:value-type="float" office:value="8.679602" calcext:value-type="float">
            <text:p>8.679602</text:p>
          </table:table-cell>
        </table:table-row>
        <table:table-row table:style-name="ro1">
          <table:table-cell office:value-type="date" office:date-value="2017-05-04" calcext:value-type="date">
            <text:p>2017-05-0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37638" calcext:value-type="float">
            <text:p>-0.37638</text:p>
          </table:table-cell>
          <table:table-cell office:value-type="float" office:value="34.019" calcext:value-type="float">
            <text:p>34.019</text:p>
          </table:table-cell>
          <table:table-cell office:value-type="float" office:value="2.568289" calcext:value-type="float">
            <text:p>2.568289</text:p>
          </table:table-cell>
          <table:table-cell office:value-type="float" office:value="13.81266" calcext:value-type="float">
            <text:p>13.81266</text:p>
          </table:table-cell>
        </table:table-row>
        <table:table-row table:style-name="ro1">
          <table:table-cell office:value-type="date" office:date-value="2017-05-05" calcext:value-type="date">
            <text:p>2017-05-0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38591" calcext:value-type="float">
            <text:p>-0.38591</text:p>
          </table:table-cell>
          <table:table-cell office:value-type="float" office:value="34.03" calcext:value-type="float">
            <text:p>34.03</text:p>
          </table:table-cell>
          <table:table-cell office:value-type="float" office:value="4.03829" calcext:value-type="float">
            <text:p>4.03829</text:p>
          </table:table-cell>
          <table:table-cell office:value-type="float" office:value="15.24134" calcext:value-type="float">
            <text:p>15.24134</text:p>
          </table:table-cell>
        </table:table-row>
        <table:table-row table:style-name="ro1">
          <table:table-cell office:value-type="date" office:date-value="2017-05-06" calcext:value-type="date">
            <text:p>2017-05-0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40568" calcext:value-type="float">
            <text:p>-0.40568</text:p>
          </table:table-cell>
          <table:table-cell office:value-type="float" office:value="34.025" calcext:value-type="float">
            <text:p>34.025</text:p>
          </table:table-cell>
          <table:table-cell office:value-type="float" office:value="10.61305" calcext:value-type="float">
            <text:p>10.61305</text:p>
          </table:table-cell>
          <table:table-cell office:value-type="float" office:value="13.81123" calcext:value-type="float">
            <text:p>13.81123</text:p>
          </table:table-cell>
        </table:table-row>
        <table:table-row table:style-name="ro1">
          <table:table-cell office:value-type="date" office:date-value="2017-05-07" calcext:value-type="date">
            <text:p>2017-05-0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45988" calcext:value-type="float">
            <text:p>-0.45988</text:p>
          </table:table-cell>
          <table:table-cell office:value-type="float" office:value="34.002" calcext:value-type="float">
            <text:p>34.002</text:p>
          </table:table-cell>
          <table:table-cell office:value-type="float" office:value="9.936322" calcext:value-type="float">
            <text:p>9.936322</text:p>
          </table:table-cell>
          <table:table-cell office:value-type="float" office:value="9.024632" calcext:value-type="float">
            <text:p>9.024632</text:p>
          </table:table-cell>
        </table:table-row>
        <table:table-row table:style-name="ro1">
          <table:table-cell office:value-type="date" office:date-value="2017-05-08" calcext:value-type="date">
            <text:p>2017-05-0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48625" calcext:value-type="float">
            <text:p>-0.48625</text:p>
          </table:table-cell>
          <table:table-cell office:value-type="float" office:value="34.03" calcext:value-type="float">
            <text:p>34.03</text:p>
          </table:table-cell>
          <table:table-cell office:value-type="float" office:value="6.072646" calcext:value-type="float">
            <text:p>6.072646</text:p>
          </table:table-cell>
          <table:table-cell office:value-type="float" office:value="10.10183" calcext:value-type="float">
            <text:p>10.10183</text:p>
          </table:table-cell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50383" calcext:value-type="float">
            <text:p>-0.50383</text:p>
          </table:table-cell>
          <table:table-cell office:value-type="float" office:value="34.033" calcext:value-type="float">
            <text:p>34.033</text:p>
          </table:table-cell>
          <table:table-cell office:value-type="float" office:value="5.257551" calcext:value-type="float">
            <text:p>5.257551</text:p>
          </table:table-cell>
          <table:table-cell office:value-type="float" office:value="10.42994" calcext:value-type="float">
            <text:p>10.42994</text:p>
          </table:table-cell>
        </table:table-row>
        <table:table-row table:style-name="ro1">
          <table:table-cell office:value-type="date" office:date-value="2017-05-10" calcext:value-type="date">
            <text:p>2017-05-1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53679" calcext:value-type="float">
            <text:p>-0.53679</text:p>
          </table:table-cell>
          <table:table-cell office:value-type="float" office:value="34.033" calcext:value-type="float">
            <text:p>34.033</text:p>
          </table:table-cell>
          <table:table-cell office:value-type="float" office:value="8.916355" calcext:value-type="float">
            <text:p>8.916355</text:p>
          </table:table-cell>
          <table:table-cell office:value-type="float" office:value="14.08851" calcext:value-type="float">
            <text:p>14.08851</text:p>
          </table:table-cell>
        </table:table-row>
        <table:table-row table:style-name="ro1">
          <table:table-cell office:value-type="date" office:date-value="2017-05-11" calcext:value-type="date">
            <text:p>2017-05-1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56829" calcext:value-type="float">
            <text:p>-0.56829</text:p>
          </table:table-cell>
          <table:table-cell office:value-type="float" office:value="34.034" calcext:value-type="float">
            <text:p>34.034</text:p>
          </table:table-cell>
          <table:table-cell office:value-type="float" office:value="15.1758" calcext:value-type="float">
            <text:p>15.1758</text:p>
          </table:table-cell>
          <table:table-cell office:value-type="float" office:value="13.34999" calcext:value-type="float">
            <text:p>13.34999</text:p>
          </table:table-cell>
        </table:table-row>
        <table:table-row table:style-name="ro1">
          <table:table-cell office:value-type="date" office:date-value="2017-05-12" calcext:value-type="date">
            <text:p>2017-05-1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60051" calcext:value-type="float">
            <text:p>-0.60051</text:p>
          </table:table-cell>
          <table:table-cell office:value-type="float" office:value="34.048" calcext:value-type="float">
            <text:p>34.048</text:p>
          </table:table-cell>
          <table:table-cell office:value-type="float" office:value="10.78932" calcext:value-type="float">
            <text:p>10.78932</text:p>
          </table:table-cell>
          <table:table-cell office:value-type="float" office:value="18.50225" calcext:value-type="float">
            <text:p>18.50225</text:p>
          </table:table-cell>
        </table:table-row>
        <table:table-row table:style-name="ro1">
          <table:table-cell office:value-type="date" office:date-value="2017-05-13" calcext:value-type="date">
            <text:p>2017-05-1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64153" calcext:value-type="float">
            <text:p>-0.64153</text:p>
          </table:table-cell>
          <table:table-cell office:value-type="float" office:value="34.051" calcext:value-type="float">
            <text:p>34.051</text:p>
          </table:table-cell>
          <table:table-cell office:value-type="float" office:value="10.66895" calcext:value-type="float">
            <text:p>10.66895</text:p>
          </table:table-cell>
          <table:table-cell office:value-type="float" office:value="22.66726" calcext:value-type="float">
            <text:p>22.66726</text:p>
          </table:table-cell>
        </table:table-row>
        <table:table-row table:style-name="ro1">
          <table:table-cell office:value-type="date" office:date-value="2017-05-14" calcext:value-type="date">
            <text:p>2017-05-1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68694" calcext:value-type="float">
            <text:p>-0.68694</text:p>
          </table:table-cell>
          <table:table-cell office:value-type="float" office:value="34.057" calcext:value-type="float">
            <text:p>34.057</text:p>
          </table:table-cell>
          <table:table-cell office:value-type="float" office:value="13.35656" calcext:value-type="float">
            <text:p>13.35656</text:p>
          </table:table-cell>
          <table:table-cell office:value-type="float" office:value="23.86084" calcext:value-type="float">
            <text:p>23.86084</text:p>
          </table:table-cell>
        </table:table-row>
        <table:table-row table:style-name="ro1">
          <table:table-cell office:value-type="date" office:date-value="2017-05-15" calcext:value-type="date">
            <text:p>2017-05-1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73821" calcext:value-type="float">
            <text:p>-0.73821</text:p>
          </table:table-cell>
          <table:table-cell office:value-type="float" office:value="34.06" calcext:value-type="float">
            <text:p>34.06</text:p>
          </table:table-cell>
          <table:table-cell office:value-type="float" office:value="10.1121" calcext:value-type="float">
            <text:p>10.1121</text:p>
          </table:table-cell>
          <table:table-cell office:value-type="float" office:value="20.58001" calcext:value-type="float">
            <text:p>20.58001</text:p>
          </table:table-cell>
        </table:table-row>
        <table:table-row table:style-name="ro1">
          <table:table-cell office:value-type="date" office:date-value="2017-05-16" calcext:value-type="date">
            <text:p>2017-05-1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76385" calcext:value-type="float">
            <text:p>-0.76385</text:p>
          </table:table-cell>
          <table:table-cell office:value-type="float" office:value="34.057" calcext:value-type="float">
            <text:p>34.057</text:p>
          </table:table-cell>
          <table:table-cell office:value-type="float" office:value="5.784045" calcext:value-type="float">
            <text:p>5.784045</text:p>
          </table:table-cell>
          <table:table-cell office:value-type="float" office:value="17.69114" calcext:value-type="float">
            <text:p>17.69114</text:p>
          </table:table-cell>
        </table:table-row>
        <table:table-row table:style-name="ro1">
          <table:table-cell office:value-type="date" office:date-value="2017-05-17" calcext:value-type="date">
            <text:p>2017-05-1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76678" calcext:value-type="float">
            <text:p>-0.76678</text:p>
          </table:table-cell>
          <table:table-cell office:value-type="float" office:value="34.04" calcext:value-type="float">
            <text:p>34.04</text:p>
          </table:table-cell>
          <table:table-cell office:value-type="float" office:value="5.213126" calcext:value-type="float">
            <text:p>5.213126</text:p>
          </table:table-cell>
          <table:table-cell office:value-type="float" office:value="19.28429" calcext:value-type="float">
            <text:p>19.28429</text:p>
          </table:table-cell>
        </table:table-row>
        <table:table-row table:style-name="ro1">
          <table:table-cell office:value-type="date" office:date-value="2017-05-18" calcext:value-type="date">
            <text:p>2017-05-1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75652" calcext:value-type="float">
            <text:p>-0.75652</text:p>
          </table:table-cell>
          <table:table-cell office:value-type="float" office:value="34.021" calcext:value-type="float">
            <text:p>34.021</text:p>
          </table:table-cell>
          <table:table-cell office:value-type="float" office:value="3.510173" calcext:value-type="float">
            <text:p>3.510173</text:p>
          </table:table-cell>
          <table:table-cell office:value-type="float" office:value="19.0537" calcext:value-type="float">
            <text:p>19.0537</text:p>
          </table:table-cell>
        </table:table-row>
        <table:table-row table:style-name="ro1">
          <table:table-cell office:value-type="date" office:date-value="2017-05-19" calcext:value-type="date">
            <text:p>2017-05-1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79974" calcext:value-type="float">
            <text:p>-0.79974</text:p>
          </table:table-cell>
          <table:table-cell office:value-type="float" office:value="34.027" calcext:value-type="float">
            <text:p>34.027</text:p>
          </table:table-cell>
          <table:table-cell office:value-type="float" office:value="3.383152" calcext:value-type="float">
            <text:p>3.383152</text:p>
          </table:table-cell>
          <table:table-cell office:value-type="float" office:value="19.86622" calcext:value-type="float">
            <text:p>19.86622</text:p>
          </table:table-cell>
        </table:table-row>
        <table:table-row table:style-name="ro1">
          <table:table-cell office:value-type="date" office:date-value="2017-05-20" calcext:value-type="date">
            <text:p>2017-05-2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88836" calcext:value-type="float">
            <text:p>-0.88836</text:p>
          </table:table-cell>
          <table:table-cell office:value-type="float" office:value="34.036" calcext:value-type="float">
            <text:p>34.036</text:p>
          </table:table-cell>
          <table:table-cell office:value-type="float" office:value="5.323967" calcext:value-type="float">
            <text:p>5.323967</text:p>
          </table:table-cell>
          <table:table-cell office:value-type="float" office:value="25.57972" calcext:value-type="float">
            <text:p>25.57972</text:p>
          </table:table-cell>
        </table:table-row>
        <table:table-row table:style-name="ro1">
          <table:table-cell office:value-type="date" office:date-value="2017-05-21" calcext:value-type="date">
            <text:p>2017-05-2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96234" calcext:value-type="float">
            <text:p>-0.96234</text:p>
          </table:table-cell>
          <table:table-cell office:value-type="float" office:value="34.039" calcext:value-type="float">
            <text:p>34.039</text:p>
          </table:table-cell>
          <table:table-cell office:value-type="float" office:value="6.48122" calcext:value-type="float">
            <text:p>6.48122</text:p>
          </table:table-cell>
          <table:table-cell office:value-type="float" office:value="29.47968" calcext:value-type="float">
            <text:p>29.47968</text:p>
          </table:table-cell>
        </table:table-row>
        <table:table-row table:style-name="ro1">
          <table:table-cell office:value-type="date" office:date-value="2017-05-22" calcext:value-type="date">
            <text:p>2017-05-2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0722" calcext:value-type="float">
            <text:p>-1.0722</text:p>
          </table:table-cell>
          <table:table-cell office:value-type="float" office:value="34.027" calcext:value-type="float">
            <text:p>34.027</text:p>
          </table:table-cell>
          <table:table-cell office:value-type="float" office:value="2.738585" calcext:value-type="float">
            <text:p>2.738585</text:p>
          </table:table-cell>
          <table:table-cell office:value-type="float" office:value="25.26876" calcext:value-type="float">
            <text:p>25.26876</text:p>
          </table:table-cell>
        </table:table-row>
        <table:table-row table:style-name="ro1">
          <table:table-cell office:value-type="date" office:date-value="2017-05-23" calcext:value-type="date">
            <text:p>2017-05-2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2685" calcext:value-type="float">
            <text:p>-1.2685</text:p>
          </table:table-cell>
          <table:table-cell office:value-type="float" office:value="33.99" calcext:value-type="float">
            <text:p>33.99</text:p>
          </table:table-cell>
          <table:table-cell office:value-type="float" office:value="3.618961" calcext:value-type="float">
            <text:p>3.618961</text:p>
          </table:table-cell>
          <table:table-cell office:value-type="float" office:value="25.34486" calcext:value-type="float">
            <text:p>25.34486</text:p>
          </table:table-cell>
        </table:table-row>
        <table:table-row table:style-name="ro1">
          <table:table-cell office:value-type="date" office:date-value="2017-05-24" calcext:value-type="date">
            <text:p>2017-05-2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3344" calcext:value-type="float">
            <text:p>-1.3344</text:p>
          </table:table-cell>
          <table:table-cell office:value-type="float" office:value="33.984" calcext:value-type="float">
            <text:p>33.984</text:p>
          </table:table-cell>
          <table:table-cell office:value-type="float" office:value="3.637105" calcext:value-type="float">
            <text:p>3.637105</text:p>
          </table:table-cell>
          <table:table-cell office:value-type="float" office:value="25.72537" calcext:value-type="float">
            <text:p>25.72537</text:p>
          </table:table-cell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2685" calcext:value-type="float">
            <text:p>-1.2685</text:p>
          </table:table-cell>
          <table:table-cell office:value-type="float" office:value="34.024" calcext:value-type="float">
            <text:p>34.024</text:p>
          </table:table-cell>
          <table:table-cell office:value-type="float" office:value="4.588846" calcext:value-type="float">
            <text:p>4.588846</text:p>
          </table:table-cell>
          <table:table-cell office:value-type="float" office:value="26.17137" calcext:value-type="float">
            <text:p>26.17137</text:p>
          </table:table-cell>
        </table:table-row>
        <table:table-row table:style-name="ro1">
          <table:table-cell office:value-type="date" office:date-value="2017-05-26" calcext:value-type="date">
            <text:p>2017-05-2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2363" calcext:value-type="float">
            <text:p>-1.2363</text:p>
          </table:table-cell>
          <table:table-cell office:value-type="float" office:value="34.057" calcext:value-type="float">
            <text:p>34.057</text:p>
          </table:table-cell>
          <table:table-cell office:value-type="float" office:value="4.390298" calcext:value-type="float">
            <text:p>4.390298</text:p>
          </table:table-cell>
          <table:table-cell office:value-type="float" office:value="24.33644" calcext:value-type="float">
            <text:p>24.33644</text:p>
          </table:table-cell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2194" calcext:value-type="float">
            <text:p>-1.2194</text:p>
          </table:table-cell>
          <table:table-cell office:value-type="float" office:value="34.069" calcext:value-type="float">
            <text:p>34.069</text:p>
          </table:table-cell>
          <table:table-cell office:value-type="float" office:value="4.84596" calcext:value-type="float">
            <text:p>4.84596</text:p>
          </table:table-cell>
          <table:table-cell office:value-type="float" office:value="28.62075" calcext:value-type="float">
            <text:p>28.62075</text:p>
          </table:table-cell>
        </table:table-row>
        <table:table-row table:style-name="ro1">
          <table:table-cell office:value-type="date" office:date-value="2017-05-28" calcext:value-type="date">
            <text:p>2017-05-2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2634" calcext:value-type="float">
            <text:p>-1.2634</text:p>
          </table:table-cell>
          <table:table-cell office:value-type="float" office:value="34.068" calcext:value-type="float">
            <text:p>34.068</text:p>
          </table:table-cell>
          <table:table-cell office:value-type="float" office:value="3.472935" calcext:value-type="float">
            <text:p>3.472935</text:p>
          </table:table-cell>
          <table:table-cell office:value-type="float" office:value="33.91576" calcext:value-type="float">
            <text:p>33.91576</text:p>
          </table:table-cell>
        </table:table-row>
        <table:table-row table:style-name="ro1">
          <table:table-cell office:value-type="date" office:date-value="2017-05-29" calcext:value-type="date">
            <text:p>2017-05-2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2634" calcext:value-type="float">
            <text:p>-1.2634</text:p>
          </table:table-cell>
          <table:table-cell office:value-type="float" office:value="34.069" calcext:value-type="float">
            <text:p>34.069</text:p>
          </table:table-cell>
          <table:table-cell office:value-type="float" office:value="3.565824" calcext:value-type="float">
            <text:p>3.565824</text:p>
          </table:table-cell>
          <table:table-cell office:value-type="float" office:value="40.41329" calcext:value-type="float">
            <text:p>40.41329</text:p>
          </table:table-cell>
        </table:table-row>
        <table:table-row table:style-name="ro1">
          <table:table-cell office:value-type="date" office:date-value="2017-05-30" calcext:value-type="date">
            <text:p>2017-05-3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2868" calcext:value-type="float">
            <text:p>-1.2868</text:p>
          </table:table-cell>
          <table:table-cell office:value-type="float" office:value="34.069" calcext:value-type="float">
            <text:p>34.069</text:p>
          </table:table-cell>
          <table:table-cell office:value-type="float" office:value="3.587042" calcext:value-type="float">
            <text:p>3.587042</text:p>
          </table:table-cell>
          <table:table-cell office:value-type="float" office:value="40.41977" calcext:value-type="float">
            <text:p>40.41977</text:p>
          </table:table-cell>
        </table:table-row>
        <table:table-row table:style-name="ro1">
          <table:table-cell office:value-type="date" office:date-value="2017-05-31" calcext:value-type="date">
            <text:p>2017-05-3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3124" calcext:value-type="float">
            <text:p>-1.3124</text:p>
          </table:table-cell>
          <table:table-cell office:value-type="float" office:value="34.072" calcext:value-type="float">
            <text:p>34.072</text:p>
          </table:table-cell>
          <table:table-cell office:value-type="float" office:value="2.983358" calcext:value-type="float">
            <text:p>2.983358</text:p>
          </table:table-cell>
          <table:table-cell office:value-type="float" office:value="32.62291" calcext:value-type="float">
            <text:p>32.62291</text:p>
          </table:table-cell>
        </table:table-row>
        <table:table-row table:style-name="ro1">
          <table:table-cell office:value-type="date" office:date-value="2017-06-01" calcext:value-type="date">
            <text:p>2017-06-0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3374" calcext:value-type="float">
            <text:p>-1.3374</text:p>
          </table:table-cell>
          <table:table-cell office:value-type="float" office:value="34.072" calcext:value-type="float">
            <text:p>34.072</text:p>
          </table:table-cell>
          <table:table-cell office:value-type="float" office:value="2.664248" calcext:value-type="float">
            <text:p>2.664248</text:p>
          </table:table-cell>
          <table:table-cell office:value-type="float" office:value="30.31086" calcext:value-type="float">
            <text:p>30.31086</text:p>
          </table:table-cell>
        </table:table-row>
        <table:table-row table:style-name="ro1">
          <table:table-cell office:value-type="date" office:date-value="2017-06-02" calcext:value-type="date">
            <text:p>2017-06-0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3725" calcext:value-type="float">
            <text:p>-1.3725</text:p>
          </table:table-cell>
          <table:table-cell office:value-type="float" office:value="34.069" calcext:value-type="float">
            <text:p>34.069</text:p>
          </table:table-cell>
          <table:table-cell office:value-type="float" office:value="4.145779" calcext:value-type="float">
            <text:p>4.145779</text:p>
          </table:table-cell>
          <table:table-cell office:value-type="float" office:value="35.92426" calcext:value-type="float">
            <text:p>35.92426</text:p>
          </table:table-cell>
        </table:table-row>
        <table:table-row table:style-name="ro1">
          <table:table-cell office:value-type="date" office:date-value="2017-06-03" calcext:value-type="date">
            <text:p>2017-06-0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4135" calcext:value-type="float">
            <text:p>-1.4135</text:p>
          </table:table-cell>
          <table:table-cell office:value-type="float" office:value="34.06" calcext:value-type="float">
            <text:p>34.06</text:p>
          </table:table-cell>
          <table:table-cell office:value-type="float" office:value="3.168721" calcext:value-type="float">
            <text:p>3.168721</text:p>
          </table:table-cell>
          <table:table-cell office:value-type="float" office:value="28.94249" calcext:value-type="float">
            <text:p>28.94249</text:p>
          </table:table-cell>
        </table:table-row>
        <table:table-row table:style-name="ro1">
          <table:table-cell office:value-type="date" office:date-value="2017-06-04" calcext:value-type="date">
            <text:p>2017-06-0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4296" calcext:value-type="float">
            <text:p>-1.4296</text:p>
          </table:table-cell>
          <table:table-cell office:value-type="float" office:value="34.056" calcext:value-type="float">
            <text:p>34.056</text:p>
          </table:table-cell>
          <table:table-cell office:value-type="float" office:value="3.926328" calcext:value-type="float">
            <text:p>3.926328</text:p>
          </table:table-cell>
          <table:table-cell office:value-type="float" office:value="29.39369" calcext:value-type="float">
            <text:p>29.39369</text:p>
          </table:table-cell>
        </table:table-row>
        <table:table-row table:style-name="ro1">
          <table:table-cell office:value-type="date" office:date-value="2017-06-05" calcext:value-type="date">
            <text:p>2017-06-0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4531" calcext:value-type="float">
            <text:p>-1.4531</text:p>
          </table:table-cell>
          <table:table-cell office:value-type="float" office:value="34.054" calcext:value-type="float">
            <text:p>34.054</text:p>
          </table:table-cell>
          <table:table-cell office:value-type="float" office:value="10.76541" calcext:value-type="float">
            <text:p>10.76541</text:p>
          </table:table-cell>
          <table:table-cell office:value-type="float" office:value="40.30113" calcext:value-type="float">
            <text:p>40.30113</text:p>
          </table:table-cell>
        </table:table-row>
        <table:table-row table:style-name="ro1">
          <table:table-cell office:value-type="date" office:date-value="2017-06-06" calcext:value-type="date">
            <text:p>2017-06-0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489" calcext:value-type="float">
            <text:p>-1.489</text:p>
          </table:table-cell>
          <table:table-cell office:value-type="float" office:value="34.051" calcext:value-type="float">
            <text:p>34.051</text:p>
          </table:table-cell>
          <table:table-cell office:value-type="float" office:value="11.04893" calcext:value-type="float">
            <text:p>11.04893</text:p>
          </table:table-cell>
          <table:table-cell office:value-type="float" office:value="42.55374" calcext:value-type="float">
            <text:p>42.55374</text:p>
          </table:table-cell>
        </table:table-row>
        <table:table-row table:style-name="ro1">
          <table:table-cell office:value-type="date" office:date-value="2017-06-07" calcext:value-type="date">
            <text:p>2017-06-0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5278" calcext:value-type="float">
            <text:p>-1.5278</text:p>
          </table:table-cell>
          <table:table-cell office:value-type="float" office:value="34.048" calcext:value-type="float">
            <text:p>34.048</text:p>
          </table:table-cell>
          <table:table-cell office:value-type="float" office:value="9.415838" calcext:value-type="float">
            <text:p>9.415838</text:p>
          </table:table-cell>
          <table:table-cell office:value-type="float" office:value="39.28314" calcext:value-type="float">
            <text:p>39.28314</text:p>
          </table:table-cell>
        </table:table-row>
        <table:table-row table:style-name="ro1">
          <table:table-cell office:value-type="date" office:date-value="2017-06-08" calcext:value-type="date">
            <text:p>2017-06-0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5593" calcext:value-type="float">
            <text:p>-1.5593</text:p>
          </table:table-cell>
          <table:table-cell office:value-type="float" office:value="34.046" calcext:value-type="float">
            <text:p>34.046</text:p>
          </table:table-cell>
          <table:table-cell office:value-type="float" office:value="11.45587" calcext:value-type="float">
            <text:p>11.45587</text:p>
          </table:table-cell>
          <table:table-cell office:value-type="float" office:value="41.43486" calcext:value-type="float">
            <text:p>41.43486</text:p>
          </table:table-cell>
        </table:table-row>
        <table:table-row table:style-name="ro1">
          <table:table-cell office:value-type="date" office:date-value="2017-06-09" calcext:value-type="date">
            <text:p>2017-06-0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5747" calcext:value-type="float">
            <text:p>-1.5747</text:p>
          </table:table-cell>
          <table:table-cell office:value-type="float" office:value="34.053" calcext:value-type="float">
            <text:p>34.053</text:p>
          </table:table-cell>
          <table:table-cell office:value-type="float" office:value="10.84601" calcext:value-type="float">
            <text:p>10.84601</text:p>
          </table:table-cell>
          <table:table-cell office:value-type="float" office:value="42.11966" calcext:value-type="float">
            <text:p>42.11966</text:p>
          </table:table-cell>
        </table:table-row>
        <table:table-row table:style-name="ro1">
          <table:table-cell office:value-type="date" office:date-value="2017-06-10" calcext:value-type="date">
            <text:p>2017-06-1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5827" calcext:value-type="float">
            <text:p>-1.5827</text:p>
          </table:table-cell>
          <table:table-cell office:value-type="float" office:value="34.065" calcext:value-type="float">
            <text:p>34.065</text:p>
          </table:table-cell>
          <table:table-cell office:value-type="float" office:value="10.15506" calcext:value-type="float">
            <text:p>10.15506</text:p>
          </table:table-cell>
          <table:table-cell office:value-type="float" office:value="38.20488" calcext:value-type="float">
            <text:p>38.20488</text:p>
          </table:table-cell>
        </table:table-row>
        <table:table-row table:style-name="ro1">
          <table:table-cell office:value-type="date" office:date-value="2017-06-11" calcext:value-type="date">
            <text:p>2017-06-1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5842" calcext:value-type="float">
            <text:p>-1.5842</text:p>
          </table:table-cell>
          <table:table-cell office:value-type="float" office:value="34.08" calcext:value-type="float">
            <text:p>34.08</text:p>
          </table:table-cell>
          <table:table-cell office:value-type="float" office:value="5.491155" calcext:value-type="float">
            <text:p>5.491155</text:p>
          </table:table-cell>
          <table:table-cell office:value-type="float" office:value="40.68335" calcext:value-type="float">
            <text:p>40.68335</text:p>
          </table:table-cell>
        </table:table-row>
        <table:table-row table:style-name="ro1">
          <table:table-cell office:value-type="date" office:date-value="2017-06-12" calcext:value-type="date">
            <text:p>2017-06-1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5878" calcext:value-type="float">
            <text:p>-1.5878</text:p>
          </table:table-cell>
          <table:table-cell office:value-type="float" office:value="34.095" calcext:value-type="float">
            <text:p>34.095</text:p>
          </table:table-cell>
          <table:table-cell office:value-type="float" office:value="7.375538" calcext:value-type="float">
            <text:p>7.375538</text:p>
          </table:table-cell>
          <table:table-cell office:value-type="float" office:value="35.71735" calcext:value-type="float">
            <text:p>35.71735</text:p>
          </table:table-cell>
        </table:table-row>
        <table:table-row table:style-name="ro1">
          <table:table-cell office:value-type="date" office:date-value="2017-06-13" calcext:value-type="date">
            <text:p>2017-06-1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5937" calcext:value-type="float">
            <text:p>-1.5937</text:p>
          </table:table-cell>
          <table:table-cell office:value-type="float" office:value="34.1" calcext:value-type="float">
            <text:p>34.1</text:p>
          </table:table-cell>
          <table:table-cell office:value-type="float" office:value="5.291641" calcext:value-type="float">
            <text:p>5.291641</text:p>
          </table:table-cell>
          <table:table-cell office:value-type="float" office:value="40.29381" calcext:value-type="float">
            <text:p>40.29381</text:p>
          </table:table-cell>
        </table:table-row>
        <table:table-row table:style-name="ro1">
          <table:table-cell office:value-type="date" office:date-value="2017-06-14" calcext:value-type="date">
            <text:p>2017-06-1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6025" calcext:value-type="float">
            <text:p>-1.6025</text:p>
          </table:table-cell>
          <table:table-cell office:value-type="float" office:value="34.095" calcext:value-type="float">
            <text:p>34.095</text:p>
          </table:table-cell>
          <table:table-cell office:value-type="float" office:value="3.0737" calcext:value-type="float">
            <text:p>3.0737</text:p>
          </table:table-cell>
          <table:table-cell office:value-type="float" office:value="35.20877" calcext:value-type="float">
            <text:p>35.20877</text:p>
          </table:table-cell>
        </table:table-row>
        <table:table-row table:style-name="ro1">
          <table:table-cell office:value-type="date" office:date-value="2017-06-15" calcext:value-type="date">
            <text:p>2017-06-1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6391" calcext:value-type="float">
            <text:p>-1.6391</text:p>
          </table:table-cell>
          <table:table-cell office:value-type="float" office:value="34.08" calcext:value-type="float">
            <text:p>34.08</text:p>
          </table:table-cell>
          <table:table-cell office:value-type="float" office:value="3.593682" calcext:value-type="float">
            <text:p>3.593682</text:p>
          </table:table-cell>
          <table:table-cell office:value-type="float" office:value="41.38438" calcext:value-type="float">
            <text:p>41.38438</text:p>
          </table:table-cell>
        </table:table-row>
        <table:table-row table:style-name="ro1">
          <table:table-cell office:value-type="date" office:date-value="2017-06-16" calcext:value-type="date">
            <text:p>2017-06-1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6552" calcext:value-type="float">
            <text:p>-1.6552</text:p>
          </table:table-cell>
          <table:table-cell office:value-type="float" office:value="34.077" calcext:value-type="float">
            <text:p>34.077</text:p>
          </table:table-cell>
          <table:table-cell office:value-type="float" office:value="1.687139" calcext:value-type="float">
            <text:p>1.687139</text:p>
          </table:table-cell>
          <table:table-cell office:value-type="float" office:value="49.2212" calcext:value-type="float">
            <text:p>49.2212</text:p>
          </table:table-cell>
        </table:table-row>
        <table:table-row table:style-name="ro1">
          <table:table-cell office:value-type="date" office:date-value="2017-06-17" calcext:value-type="date">
            <text:p>2017-06-1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6494" calcext:value-type="float">
            <text:p>-1.6494</text:p>
          </table:table-cell>
          <table:table-cell office:value-type="float" office:value="34.082" calcext:value-type="float">
            <text:p>34.082</text:p>
          </table:table-cell>
          <table:table-cell office:value-type="float" office:value="5.336172" calcext:value-type="float">
            <text:p>5.336172</text:p>
          </table:table-cell>
          <table:table-cell office:value-type="float" office:value="42.94309" calcext:value-type="float">
            <text:p>42.94309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6193" calcext:value-type="float">
            <text:p>-1.6193</text:p>
          </table:table-cell>
          <table:table-cell office:value-type="float" office:value="34.1" calcext:value-type="float">
            <text:p>34.1</text:p>
          </table:table-cell>
          <table:table-cell office:value-type="float" office:value="10.49138" calcext:value-type="float">
            <text:p>10.49138</text:p>
          </table:table-cell>
          <table:table-cell office:value-type="float" office:value="34.24342" calcext:value-type="float">
            <text:p>34.24342</text:p>
          </table:table-cell>
        </table:table-row>
        <table:table-row table:style-name="ro1">
          <table:table-cell office:value-type="date" office:date-value="2017-06-19" calcext:value-type="date">
            <text:p>2017-06-1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5996" calcext:value-type="float">
            <text:p>-1.5996</text:p>
          </table:table-cell>
          <table:table-cell office:value-type="float" office:value="34.115" calcext:value-type="float">
            <text:p>34.115</text:p>
          </table:table-cell>
          <table:table-cell office:value-type="float" office:value="4.306912" calcext:value-type="float">
            <text:p>4.306912</text:p>
          </table:table-cell>
          <table:table-cell office:value-type="float" office:value="52.54448" calcext:value-type="float">
            <text:p>52.54448</text:p>
          </table:table-cell>
        </table:table-row>
        <table:table-row table:style-name="ro1">
          <table:table-cell office:value-type="date" office:date-value="2017-06-20" calcext:value-type="date">
            <text:p>2017-06-2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5886" calcext:value-type="float">
            <text:p>-1.5886</text:p>
          </table:table-cell>
          <table:table-cell office:value-type="float" office:value="34.121" calcext:value-type="float">
            <text:p>34.121</text:p>
          </table:table-cell>
          <table:table-cell office:value-type="float" office:value="2.991569" calcext:value-type="float">
            <text:p>2.991569</text:p>
          </table:table-cell>
          <table:table-cell office:value-type="float" office:value="48.21821" calcext:value-type="float">
            <text:p>48.21821</text:p>
          </table:table-cell>
        </table:table-row>
        <table:table-row table:style-name="ro1">
          <table:table-cell office:value-type="date" office:date-value="2017-06-21" calcext:value-type="date">
            <text:p>2017-06-2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5981" calcext:value-type="float">
            <text:p>-1.5981</text:p>
          </table:table-cell>
          <table:table-cell office:value-type="float" office:value="34.118" calcext:value-type="float">
            <text:p>34.118</text:p>
          </table:table-cell>
          <table:table-cell office:value-type="float" office:value="4.392998" calcext:value-type="float">
            <text:p>4.392998</text:p>
          </table:table-cell>
          <table:table-cell office:value-type="float" office:value="50.16107" calcext:value-type="float">
            <text:p>50.16107</text:p>
          </table:table-cell>
        </table:table-row>
        <table:table-row table:style-name="ro1">
          <table:table-cell office:value-type="date" office:date-value="2017-06-22" calcext:value-type="date">
            <text:p>2017-06-2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601" calcext:value-type="float">
            <text:p>-1.601</text:p>
          </table:table-cell>
          <table:table-cell office:value-type="float" office:value="34.114" calcext:value-type="float">
            <text:p>34.114</text:p>
          </table:table-cell>
          <table:table-cell office:value-type="float" office:value="6.409499" calcext:value-type="float">
            <text:p>6.409499</text:p>
          </table:table-cell>
          <table:table-cell office:value-type="float" office:value="56.18449" calcext:value-type="float">
            <text:p>56.18449</text:p>
          </table:table-cell>
        </table:table-row>
        <table:table-row table:style-name="ro1">
          <table:table-cell office:value-type="date" office:date-value="2017-06-23" calcext:value-type="date">
            <text:p>2017-06-2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5813" calcext:value-type="float">
            <text:p>-1.5813</text:p>
          </table:table-cell>
          <table:table-cell office:value-type="float" office:value="34.104" calcext:value-type="float">
            <text:p>34.104</text:p>
          </table:table-cell>
          <table:table-cell office:value-type="float" office:value="1.445754" calcext:value-type="float">
            <text:p>1.445754</text:p>
          </table:table-cell>
          <table:table-cell office:value-type="float" office:value="55.70846" calcext:value-type="float">
            <text:p>55.70846</text:p>
          </table:table-cell>
        </table:table-row>
        <table:table-row table:style-name="ro1">
          <table:table-cell office:value-type="date" office:date-value="2017-06-24" calcext:value-type="date">
            <text:p>2017-06-2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5849" calcext:value-type="float">
            <text:p>-1.5849</text:p>
          </table:table-cell>
          <table:table-cell office:value-type="float" office:value="34.094" calcext:value-type="float">
            <text:p>34.094</text:p>
          </table:table-cell>
          <table:table-cell office:value-type="float" office:value="2.613741" calcext:value-type="float">
            <text:p>2.613741</text:p>
          </table:table-cell>
          <table:table-cell office:value-type="float" office:value="55.57843" calcext:value-type="float">
            <text:p>55.57843</text:p>
          </table:table-cell>
        </table:table-row>
        <table:table-row table:style-name="ro1">
          <table:table-cell office:value-type="date" office:date-value="2017-06-25" calcext:value-type="date">
            <text:p>2017-06-2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6128" calcext:value-type="float">
            <text:p>-1.6128</text:p>
          </table:table-cell>
          <table:table-cell office:value-type="float" office:value="34.083" calcext:value-type="float">
            <text:p>34.083</text:p>
          </table:table-cell>
          <table:table-cell office:value-type="float" office:value="2.882906" calcext:value-type="float">
            <text:p>2.882906</text:p>
          </table:table-cell>
          <table:table-cell office:value-type="float" office:value="39.10672" calcext:value-type="float">
            <text:p>39.10672</text:p>
          </table:table-cell>
        </table:table-row>
        <table:table-row table:style-name="ro1">
          <table:table-cell office:value-type="date" office:date-value="2017-06-26" calcext:value-type="date">
            <text:p>2017-06-2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6406" calcext:value-type="float">
            <text:p>-1.6406</text:p>
          </table:table-cell>
          <table:table-cell office:value-type="float" office:value="34.075" calcext:value-type="float">
            <text:p>34.075</text:p>
          </table:table-cell>
          <table:table-cell office:value-type="float" office:value="2.006583" calcext:value-type="float">
            <text:p>2.006583</text:p>
          </table:table-cell>
          <table:table-cell office:value-type="float" office:value="43.87674" calcext:value-type="float">
            <text:p>43.87674</text:p>
          </table:table-cell>
        </table:table-row>
        <table:table-row table:style-name="ro1">
          <table:table-cell office:value-type="date" office:date-value="2017-06-27" calcext:value-type="date">
            <text:p>2017-06-2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6604" calcext:value-type="float">
            <text:p>-1.6604</text:p>
          </table:table-cell>
          <table:table-cell office:value-type="float" office:value="34.069" calcext:value-type="float">
            <text:p>34.069</text:p>
          </table:table-cell>
          <table:table-cell office:value-type="float" office:value="3.037287" calcext:value-type="float">
            <text:p>3.037287</text:p>
          </table:table-cell>
          <table:table-cell office:value-type="float" office:value="44.50244" calcext:value-type="float">
            <text:p>44.50244</text:p>
          </table:table-cell>
        </table:table-row>
        <table:table-row table:style-name="ro1">
          <table:table-cell office:value-type="date" office:date-value="2017-06-28" calcext:value-type="date">
            <text:p>2017-06-2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6713" calcext:value-type="float">
            <text:p>-1.6713</text:p>
          </table:table-cell>
          <table:table-cell office:value-type="float" office:value="34.066" calcext:value-type="float">
            <text:p>34.066</text:p>
          </table:table-cell>
          <table:table-cell office:value-type="float" office:value="4.79738" calcext:value-type="float">
            <text:p>4.79738</text:p>
          </table:table-cell>
          <table:table-cell office:value-type="float" office:value="65.96769" calcext:value-type="float">
            <text:p>65.96769</text:p>
          </table:table-cell>
        </table:table-row>
        <table:table-row table:style-name="ro1">
          <table:table-cell office:value-type="date" office:date-value="2017-06-29" calcext:value-type="date">
            <text:p>2017-06-2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6801" calcext:value-type="float">
            <text:p>-1.6801</text:p>
          </table:table-cell>
          <table:table-cell office:value-type="float" office:value="34.065" calcext:value-type="float">
            <text:p>34.065</text:p>
          </table:table-cell>
          <table:table-cell office:value-type="float" office:value="5.419533" calcext:value-type="float">
            <text:p>5.419533</text:p>
          </table:table-cell>
          <table:table-cell office:value-type="float" office:value="65.88653" calcext:value-type="float">
            <text:p>65.88653</text:p>
          </table:table-cell>
        </table:table-row>
        <table:table-row table:style-name="ro1">
          <table:table-cell office:value-type="date" office:date-value="2017-06-30" calcext:value-type="date">
            <text:p>2017-06-3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6713" calcext:value-type="float">
            <text:p>-1.6713</text:p>
          </table:table-cell>
          <table:table-cell office:value-type="float" office:value="34.065" calcext:value-type="float">
            <text:p>34.065</text:p>
          </table:table-cell>
          <table:table-cell office:value-type="float" office:value="9.234531" calcext:value-type="float">
            <text:p>9.234531</text:p>
          </table:table-cell>
          <table:table-cell office:value-type="float" office:value="55.90929" calcext:value-type="float">
            <text:p>55.90929</text:p>
          </table:table-cell>
        </table:table-row>
        <table:table-row table:style-name="ro1">
          <table:table-cell office:value-type="date" office:date-value="2017-07-01" calcext:value-type="date">
            <text:p>2017-07-0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6889" calcext:value-type="float">
            <text:p>-1.6889</text:p>
          </table:table-cell>
          <table:table-cell office:value-type="float" office:value="34.065" calcext:value-type="float">
            <text:p>34.065</text:p>
          </table:table-cell>
          <table:table-cell office:value-type="float" office:value="3.884383" calcext:value-type="float">
            <text:p>3.884383</text:p>
          </table:table-cell>
          <table:table-cell office:value-type="float" office:value="62.15433" calcext:value-type="float">
            <text:p>62.15433</text:p>
          </table:table-cell>
        </table:table-row>
        <table:table-row table:style-name="ro1">
          <table:table-cell office:value-type="date" office:date-value="2017-07-02" calcext:value-type="date">
            <text:p>2017-07-0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6984" calcext:value-type="float">
            <text:p>-1.6984</text:p>
          </table:table-cell>
          <table:table-cell office:value-type="float" office:value="34.066" calcext:value-type="float">
            <text:p>34.066</text:p>
          </table:table-cell>
          <table:table-cell office:value-type="float" office:value="3.92245" calcext:value-type="float">
            <text:p>3.92245</text:p>
          </table:table-cell>
          <table:table-cell office:value-type="float" office:value="65.88215" calcext:value-type="float">
            <text:p>65.88215</text:p>
          </table:table-cell>
        </table:table-row>
        <table:table-row table:style-name="ro1">
          <table:table-cell office:value-type="date" office:date-value="2017-07-03" calcext:value-type="date">
            <text:p>2017-07-0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7131" calcext:value-type="float">
            <text:p>-1.7131</text:p>
          </table:table-cell>
          <table:table-cell office:value-type="float" office:value="34.068" calcext:value-type="float">
            <text:p>34.068</text:p>
          </table:table-cell>
          <table:table-cell office:value-type="float" office:value="3.068974" calcext:value-type="float">
            <text:p>3.068974</text:p>
          </table:table-cell>
          <table:table-cell office:value-type="float" office:value="71.16612" calcext:value-type="float">
            <text:p>71.16612</text:p>
          </table:table-cell>
        </table:table-row>
        <table:table-row table:style-name="ro1">
          <table:table-cell office:value-type="date" office:date-value="2017-07-04" calcext:value-type="date">
            <text:p>2017-07-0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7292" calcext:value-type="float">
            <text:p>-1.7292</text:p>
          </table:table-cell>
          <table:table-cell office:value-type="float" office:value="34.072" calcext:value-type="float">
            <text:p>34.072</text:p>
          </table:table-cell>
          <table:table-cell office:value-type="float" office:value="6.318779" calcext:value-type="float">
            <text:p>6.318779</text:p>
          </table:table-cell>
          <table:table-cell office:value-type="float" office:value="60.52492" calcext:value-type="float">
            <text:p>60.52492</text:p>
          </table:table-cell>
        </table:table-row>
        <table:table-row table:style-name="ro1">
          <table:table-cell office:value-type="date" office:date-value="2017-07-05" calcext:value-type="date">
            <text:p>2017-07-0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7431" calcext:value-type="float">
            <text:p>-1.7431</text:p>
          </table:table-cell>
          <table:table-cell office:value-type="float" office:value="34.075" calcext:value-type="float">
            <text:p>34.075</text:p>
          </table:table-cell>
          <table:table-cell office:value-type="float" office:value="10.87373" calcext:value-type="float">
            <text:p>10.87373</text:p>
          </table:table-cell>
          <table:table-cell office:value-type="float" office:value="49.88682" calcext:value-type="float">
            <text:p>49.88682</text:p>
          </table:table-cell>
        </table:table-row>
        <table:table-row table:style-name="ro1">
          <table:table-cell office:value-type="date" office:date-value="2017-07-06" calcext:value-type="date">
            <text:p>2017-07-0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757" calcext:value-type="float">
            <text:p>-1.757</text:p>
          </table:table-cell>
          <table:table-cell office:value-type="float" office:value="34.075" calcext:value-type="float">
            <text:p>34.075</text:p>
          </table:table-cell>
          <table:table-cell office:value-type="float" office:value="6.872986" calcext:value-type="float">
            <text:p>6.872986</text:p>
          </table:table-cell>
          <table:table-cell office:value-type="float" office:value="36.53871" calcext:value-type="float">
            <text:p>36.53871</text:p>
          </table:table-cell>
        </table:table-row>
        <table:table-row table:style-name="ro1">
          <table:table-cell office:value-type="date" office:date-value="2017-07-07" calcext:value-type="date">
            <text:p>2017-07-0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7666" calcext:value-type="float">
            <text:p>-1.7666</text:p>
          </table:table-cell>
          <table:table-cell office:value-type="float" office:value="34.077" calcext:value-type="float">
            <text:p>34.077</text:p>
          </table:table-cell>
          <table:table-cell office:value-type="float" office:value="2.473794" calcext:value-type="float">
            <text:p>2.473794</text:p>
          </table:table-cell>
          <table:table-cell office:value-type="float" office:value="78.41964" calcext:value-type="float">
            <text:p>78.41964</text:p>
          </table:table-cell>
        </table:table-row>
        <table:table-row table:style-name="ro1">
          <table:table-cell office:value-type="date" office:date-value="2017-07-08" calcext:value-type="date">
            <text:p>2017-07-0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7761" calcext:value-type="float">
            <text:p>-1.7761</text:p>
          </table:table-cell>
          <table:table-cell office:value-type="float" office:value="34.078" calcext:value-type="float">
            <text:p>34.078</text:p>
          </table:table-cell>
          <table:table-cell office:value-type="float" office:value="3.667223" calcext:value-type="float">
            <text:p>3.667223</text:p>
          </table:table-cell>
          <table:table-cell office:value-type="float" office:value="87.71053" calcext:value-type="float">
            <text:p>87.71053</text:p>
          </table:table-cell>
        </table:table-row>
        <table:table-row table:style-name="ro1">
          <table:table-cell office:value-type="date" office:date-value="2017-07-09" calcext:value-type="date">
            <text:p>2017-07-0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7827" calcext:value-type="float">
            <text:p>-1.7827</text:p>
          </table:table-cell>
          <table:table-cell office:value-type="float" office:value="34.082" calcext:value-type="float">
            <text:p>34.082</text:p>
          </table:table-cell>
          <table:table-cell office:value-type="float" office:value="3.365882" calcext:value-type="float">
            <text:p>3.365882</text:p>
          </table:table-cell>
          <table:table-cell office:value-type="float" office:value="90.87937" calcext:value-type="float">
            <text:p>90.87937</text:p>
          </table:table-cell>
        </table:table-row>
        <table:table-row table:style-name="ro1">
          <table:table-cell office:value-type="date" office:date-value="2017-07-10" calcext:value-type="date">
            <text:p>2017-07-1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79" calcext:value-type="float">
            <text:p>-1.79</text:p>
          </table:table-cell>
          <table:table-cell office:value-type="float" office:value="34.082" calcext:value-type="float">
            <text:p>34.082</text:p>
          </table:table-cell>
          <table:table-cell office:value-type="float" office:value="6.083626" calcext:value-type="float">
            <text:p>6.083626</text:p>
          </table:table-cell>
          <table:table-cell office:value-type="float" office:value="84.18999" calcext:value-type="float">
            <text:p>84.18999</text:p>
          </table:table-cell>
        </table:table-row>
        <table:table-row table:style-name="ro1">
          <table:table-cell office:value-type="date" office:date-value="2017-07-11" calcext:value-type="date">
            <text:p>2017-07-1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7959" calcext:value-type="float">
            <text:p>-1.7959</text:p>
          </table:table-cell>
          <table:table-cell office:value-type="float" office:value="34.077" calcext:value-type="float">
            <text:p>34.077</text:p>
          </table:table-cell>
          <table:table-cell office:value-type="float" office:value="4.028536" calcext:value-type="float">
            <text:p>4.028536</text:p>
          </table:table-cell>
          <table:table-cell office:value-type="float" office:value="80.64405" calcext:value-type="float">
            <text:p>80.64405</text:p>
          </table:table-cell>
        </table:table-row>
        <table:table-row table:style-name="ro1">
          <table:table-cell office:value-type="date" office:date-value="2017-07-12" calcext:value-type="date">
            <text:p>2017-07-1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01" calcext:value-type="float">
            <text:p>-1.801</text:p>
          </table:table-cell>
          <table:table-cell office:value-type="float" office:value="34.074" calcext:value-type="float">
            <text:p>34.074</text:p>
          </table:table-cell>
          <table:table-cell office:value-type="float" office:value="4.690922" calcext:value-type="float">
            <text:p>4.690922</text:p>
          </table:table-cell>
          <table:table-cell office:value-type="float" office:value="60.41865" calcext:value-type="float">
            <text:p>60.41865</text:p>
          </table:table-cell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047" calcext:value-type="float">
            <text:p>-1.8047</text:p>
          </table:table-cell>
          <table:table-cell office:value-type="float" office:value="34.069" calcext:value-type="float">
            <text:p>34.069</text:p>
          </table:table-cell>
          <table:table-cell office:value-type="float" office:value="10.33184" calcext:value-type="float">
            <text:p>10.33184</text:p>
          </table:table-cell>
          <table:table-cell office:value-type="float" office:value="52.87297" calcext:value-type="float">
            <text:p>52.87297</text:p>
          </table:table-cell>
        </table:table-row>
        <table:table-row table:style-name="ro1">
          <table:table-cell office:value-type="date" office:date-value="2017-07-14" calcext:value-type="date">
            <text:p>2017-07-1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054" calcext:value-type="float">
            <text:p>-1.8054</text:p>
          </table:table-cell>
          <table:table-cell office:value-type="float" office:value="34.066" calcext:value-type="float">
            <text:p>34.066</text:p>
          </table:table-cell>
          <table:table-cell office:value-type="float" office:value="6.33117" calcext:value-type="float">
            <text:p>6.33117</text:p>
          </table:table-cell>
          <table:table-cell office:value-type="float" office:value="96.72209" calcext:value-type="float">
            <text:p>96.72209</text:p>
          </table:table-cell>
        </table:table-row>
        <table:table-row table:style-name="ro1">
          <table:table-cell office:value-type="date" office:date-value="2017-07-15" calcext:value-type="date">
            <text:p>2017-07-1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039" calcext:value-type="float">
            <text:p>-1.8039</text:p>
          </table:table-cell>
          <table:table-cell office:value-type="float" office:value="34.062" calcext:value-type="float">
            <text:p>34.062</text:p>
          </table:table-cell>
          <table:table-cell office:value-type="float" office:value="6.951816" calcext:value-type="float">
            <text:p>6.951816</text:p>
          </table:table-cell>
          <table:table-cell office:value-type="float" office:value="137.4686" calcext:value-type="float">
            <text:p>137.4686</text:p>
          </table:table-cell>
        </table:table-row>
        <table:table-row table:style-name="ro1">
          <table:table-cell office:value-type="date" office:date-value="2017-07-16" calcext:value-type="date">
            <text:p>2017-07-1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003" calcext:value-type="float">
            <text:p>-1.8003</text:p>
          </table:table-cell>
          <table:table-cell office:value-type="float" office:value="34.059" calcext:value-type="float">
            <text:p>34.059</text:p>
          </table:table-cell>
          <table:table-cell office:value-type="float" office:value="4.194795" calcext:value-type="float">
            <text:p>4.194795</text:p>
          </table:table-cell>
          <table:table-cell office:value-type="float" office:value="244.4366" calcext:value-type="float">
            <text:p>244.4366</text:p>
          </table:table-cell>
        </table:table-row>
        <table:table-row table:style-name="ro1">
          <table:table-cell office:value-type="date" office:date-value="2017-07-17" calcext:value-type="date">
            <text:p>2017-07-1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7973" calcext:value-type="float">
            <text:p>-1.7973</text:p>
          </table:table-cell>
          <table:table-cell office:value-type="float" office:value="34.056" calcext:value-type="float">
            <text:p>34.056</text:p>
          </table:table-cell>
          <table:table-cell office:value-type="float" office:value="2.901835" calcext:value-type="float">
            <text:p>2.901835</text:p>
          </table:table-cell>
          <table:table-cell office:value-type="float" office:value="271.1606" calcext:value-type="float">
            <text:p>271.1606</text:p>
          </table:table-cell>
        </table:table-row>
        <table:table-row table:style-name="ro1">
          <table:table-cell office:value-type="date" office:date-value="2017-07-18" calcext:value-type="date">
            <text:p>2017-07-1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7981" calcext:value-type="float">
            <text:p>-1.7981</text:p>
          </table:table-cell>
          <table:table-cell office:value-type="float" office:value="34.053" calcext:value-type="float">
            <text:p>34.053</text:p>
          </table:table-cell>
          <table:table-cell office:value-type="float" office:value="6.707384" calcext:value-type="float">
            <text:p>6.707384</text:p>
          </table:table-cell>
          <table:table-cell office:value-type="float" office:value="209.9889" calcext:value-type="float">
            <text:p>209.9889</text:p>
          </table:table-cell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032" calcext:value-type="float">
            <text:p>-1.8032</text:p>
          </table:table-cell>
          <table:table-cell office:value-type="float" office:value="34.051" calcext:value-type="float">
            <text:p>34.051</text:p>
          </table:table-cell>
          <table:table-cell office:value-type="float" office:value="6.324786" calcext:value-type="float">
            <text:p>6.324786</text:p>
          </table:table-cell>
          <table:table-cell office:value-type="float" office:value="116.9087" calcext:value-type="float">
            <text:p>116.9087</text:p>
          </table:table-cell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105" calcext:value-type="float">
            <text:p>-1.8105</text:p>
          </table:table-cell>
          <table:table-cell office:value-type="float" office:value="34.05" calcext:value-type="float">
            <text:p>34.05</text:p>
          </table:table-cell>
          <table:table-cell office:value-type="float" office:value="4.340152" calcext:value-type="float">
            <text:p>4.340152</text:p>
          </table:table-cell>
          <table:table-cell office:value-type="float" office:value="178.0329" calcext:value-type="float">
            <text:p>178.0329</text:p>
          </table:table-cell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134" calcext:value-type="float">
            <text:p>-1.8134</text:p>
          </table:table-cell>
          <table:table-cell office:value-type="float" office:value="34.05" calcext:value-type="float">
            <text:p>34.05</text:p>
          </table:table-cell>
          <table:table-cell office:value-type="float" office:value="2.216247" calcext:value-type="float">
            <text:p>2.216247</text:p>
          </table:table-cell>
          <table:table-cell office:value-type="float" office:value="182.088" calcext:value-type="float">
            <text:p>182.088</text:p>
          </table:table-cell>
        </table:table-row>
        <table:table-row table:style-name="ro1">
          <table:table-cell office:value-type="date" office:date-value="2017-07-22" calcext:value-type="date">
            <text:p>2017-07-2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149" calcext:value-type="float">
            <text:p>-1.8149</text:p>
          </table:table-cell>
          <table:table-cell office:value-type="float" office:value="34.05" calcext:value-type="float">
            <text:p>34.05</text:p>
          </table:table-cell>
          <table:table-cell office:value-type="float" office:value="5.500468" calcext:value-type="float">
            <text:p>5.500468</text:p>
          </table:table-cell>
          <table:table-cell office:value-type="float" office:value="243.8034" calcext:value-type="float">
            <text:p>243.8034</text:p>
          </table:table-cell>
        </table:table-row>
        <table:table-row table:style-name="ro1">
          <table:table-cell office:value-type="date" office:date-value="2017-07-23" calcext:value-type="date">
            <text:p>2017-07-2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164" calcext:value-type="float">
            <text:p>-1.8164</text:p>
          </table:table-cell>
          <table:table-cell office:value-type="float" office:value="34.05" calcext:value-type="float">
            <text:p>34.05</text:p>
          </table:table-cell>
          <table:table-cell office:value-type="float" office:value="1.457403" calcext:value-type="float">
            <text:p>1.457403</text:p>
          </table:table-cell>
          <table:table-cell office:value-type="float" office:value="265.1283" calcext:value-type="float">
            <text:p>265.1283</text:p>
          </table:table-cell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09" calcext:value-type="float">
            <text:p>-1.809</text:p>
          </table:table-cell>
          <table:table-cell office:value-type="float" office:value="34.048" calcext:value-type="float">
            <text:p>34.048</text:p>
          </table:table-cell>
          <table:table-cell office:value-type="float" office:value="3.088689" calcext:value-type="float">
            <text:p>3.088689</text:p>
          </table:table-cell>
          <table:table-cell office:value-type="float" office:value="294.7596" calcext:value-type="float">
            <text:p>294.7596</text:p>
          </table:table-cell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7966" calcext:value-type="float">
            <text:p>-1.7966</text:p>
          </table:table-cell>
          <table:table-cell office:value-type="float" office:value="34.046" calcext:value-type="float">
            <text:p>34.046</text:p>
          </table:table-cell>
          <table:table-cell office:value-type="float" office:value="1.684485" calcext:value-type="float">
            <text:p>1.684485</text:p>
          </table:table-cell>
          <table:table-cell office:value-type="float" office:value="280.1491" calcext:value-type="float">
            <text:p>280.1491</text:p>
          </table:table-cell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003" calcext:value-type="float">
            <text:p>-1.8003</text:p>
          </table:table-cell>
          <table:table-cell office:value-type="float" office:value="34.045" calcext:value-type="float">
            <text:p>34.045</text:p>
          </table:table-cell>
          <table:table-cell office:value-type="float" office:value="2.215076" calcext:value-type="float">
            <text:p>2.215076</text:p>
          </table:table-cell>
          <table:table-cell office:value-type="float" office:value="253.0086" calcext:value-type="float">
            <text:p>253.0086</text:p>
          </table:table-cell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039" calcext:value-type="float">
            <text:p>-1.8039</text:p>
          </table:table-cell>
          <table:table-cell office:value-type="float" office:value="34.045" calcext:value-type="float">
            <text:p>34.045</text:p>
          </table:table-cell>
          <table:table-cell office:value-type="float" office:value="3.965601" calcext:value-type="float">
            <text:p>3.965601</text:p>
          </table:table-cell>
          <table:table-cell office:value-type="float" office:value="255.5509" calcext:value-type="float">
            <text:p>255.5509</text:p>
          </table:table-cell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105" calcext:value-type="float">
            <text:p>-1.8105</text:p>
          </table:table-cell>
          <table:table-cell office:value-type="float" office:value="34.048" calcext:value-type="float">
            <text:p>34.048</text:p>
          </table:table-cell>
          <table:table-cell office:value-type="float" office:value="3.155183" calcext:value-type="float">
            <text:p>3.155183</text:p>
          </table:table-cell>
          <table:table-cell office:value-type="float" office:value="180.7068" calcext:value-type="float">
            <text:p>180.7068</text:p>
          </table:table-cell>
        </table:table-row>
        <table:table-row table:style-name="ro1">
          <table:table-cell office:value-type="date" office:date-value="2017-07-29" calcext:value-type="date">
            <text:p>2017-07-2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149" calcext:value-type="float">
            <text:p>-1.8149</text:p>
          </table:table-cell>
          <table:table-cell office:value-type="float" office:value="34.051" calcext:value-type="float">
            <text:p>34.051</text:p>
          </table:table-cell>
          <table:table-cell office:value-type="float" office:value="1.653342" calcext:value-type="float">
            <text:p>1.653342</text:p>
          </table:table-cell>
          <table:table-cell office:value-type="float" office:value="229.8483" calcext:value-type="float">
            <text:p>229.8483</text:p>
          </table:table-cell>
        </table:table-row>
        <table:table-row table:style-name="ro1">
          <table:table-cell office:value-type="date" office:date-value="2017-07-30" calcext:value-type="date">
            <text:p>2017-07-3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193" calcext:value-type="float">
            <text:p>-1.8193</text:p>
          </table:table-cell>
          <table:table-cell office:value-type="float" office:value="34.054" calcext:value-type="float">
            <text:p>34.054</text:p>
          </table:table-cell>
          <table:table-cell office:value-type="float" office:value="1.580015" calcext:value-type="float">
            <text:p>1.580015</text:p>
          </table:table-cell>
          <table:table-cell office:value-type="float" office:value="250.9718" calcext:value-type="float">
            <text:p>250.9718</text:p>
          </table:table-cell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37" calcext:value-type="float">
            <text:p>-1.8237</text:p>
          </table:table-cell>
          <table:table-cell office:value-type="float" office:value="34.057" calcext:value-type="float">
            <text:p>34.057</text:p>
          </table:table-cell>
          <table:table-cell office:value-type="float" office:value="3.178066" calcext:value-type="float">
            <text:p>3.178066</text:p>
          </table:table-cell>
          <table:table-cell office:value-type="float" office:value="276.3752" calcext:value-type="float">
            <text:p>276.3752</text:p>
          </table:table-cell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66" calcext:value-type="float">
            <text:p>-1.8266</text:p>
          </table:table-cell>
          <table:table-cell office:value-type="float" office:value="34.057" calcext:value-type="float">
            <text:p>34.057</text:p>
          </table:table-cell>
          <table:table-cell office:value-type="float" office:value="3.771026" calcext:value-type="float">
            <text:p>3.771026</text:p>
          </table:table-cell>
          <table:table-cell office:value-type="float" office:value="254.5349" calcext:value-type="float">
            <text:p>254.5349</text:p>
          </table:table-cell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88" calcext:value-type="float">
            <text:p>-1.8288</text:p>
          </table:table-cell>
          <table:table-cell office:value-type="float" office:value="34.06" calcext:value-type="float">
            <text:p>34.06</text:p>
          </table:table-cell>
          <table:table-cell office:value-type="float" office:value="3.361859" calcext:value-type="float">
            <text:p>3.361859</text:p>
          </table:table-cell>
          <table:table-cell office:value-type="float" office:value="276.8347" calcext:value-type="float">
            <text:p>276.8347</text:p>
          </table:table-cell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31" calcext:value-type="float">
            <text:p>-1.831</text:p>
          </table:table-cell>
          <table:table-cell office:value-type="float" office:value="34.062" calcext:value-type="float">
            <text:p>34.062</text:p>
          </table:table-cell>
          <table:table-cell office:value-type="float" office:value="2.837069" calcext:value-type="float">
            <text:p>2.837069</text:p>
          </table:table-cell>
          <table:table-cell office:value-type="float" office:value="285.0323" calcext:value-type="float">
            <text:p>285.0323</text:p>
          </table:table-cell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361" calcext:value-type="float">
            <text:p>-1.8361</text:p>
          </table:table-cell>
          <table:table-cell office:value-type="float" office:value="34.069" calcext:value-type="float">
            <text:p>34.069</text:p>
          </table:table-cell>
          <table:table-cell office:value-type="float" office:value="8.397959" calcext:value-type="float">
            <text:p>8.397959</text:p>
          </table:table-cell>
          <table:table-cell office:value-type="float" office:value="196.1947" calcext:value-type="float">
            <text:p>196.1947</text:p>
          </table:table-cell>
        </table:table-row>
        <table:table-row table:style-name="ro1">
          <table:table-cell office:value-type="date" office:date-value="2017-08-05" calcext:value-type="date">
            <text:p>2017-08-0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49" calcext:value-type="float">
            <text:p>-1.8449</text:p>
          </table:table-cell>
          <table:table-cell office:value-type="float" office:value="34.077" calcext:value-type="float">
            <text:p>34.077</text:p>
          </table:table-cell>
          <table:table-cell office:value-type="float" office:value="9.281741" calcext:value-type="float">
            <text:p>9.281741</text:p>
          </table:table-cell>
          <table:table-cell office:value-type="float" office:value="165.3243" calcext:value-type="float">
            <text:p>165.3243</text:p>
          </table:table-cell>
        </table:table-row>
        <table:table-row table:style-name="ro1">
          <table:table-cell office:value-type="date" office:date-value="2017-08-06" calcext:value-type="date">
            <text:p>2017-08-0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574" calcext:value-type="float">
            <text:p>-1.8574</text:p>
          </table:table-cell>
          <table:table-cell office:value-type="float" office:value="34.077" calcext:value-type="float">
            <text:p>34.077</text:p>
          </table:table-cell>
          <table:table-cell office:value-type="float" office:value="6.976765" calcext:value-type="float">
            <text:p>6.976765</text:p>
          </table:table-cell>
          <table:table-cell office:value-type="float" office:value="164.8823" calcext:value-type="float">
            <text:p>164.8823</text:p>
          </table:table-cell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691" calcext:value-type="float">
            <text:p>-1.8691</text:p>
          </table:table-cell>
          <table:table-cell office:value-type="float" office:value="34.074" calcext:value-type="float">
            <text:p>34.074</text:p>
          </table:table-cell>
          <table:table-cell office:value-type="float" office:value="1.264216" calcext:value-type="float">
            <text:p>1.264216</text:p>
          </table:table-cell>
          <table:table-cell office:value-type="float" office:value="285.8496" calcext:value-type="float">
            <text:p>285.8496</text:p>
          </table:table-cell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742" calcext:value-type="float">
            <text:p>-1.8742</text:p>
          </table:table-cell>
          <table:table-cell office:value-type="float" office:value="34.069" calcext:value-type="float">
            <text:p>34.069</text:p>
          </table:table-cell>
          <table:table-cell office:value-type="float" office:value="3.867265" calcext:value-type="float">
            <text:p>3.867265</text:p>
          </table:table-cell>
          <table:table-cell office:value-type="float" office:value="307.042" calcext:value-type="float">
            <text:p>307.042</text:p>
          </table:table-cell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72" calcext:value-type="float">
            <text:p>-1.872</text:p>
          </table:table-cell>
          <table:table-cell office:value-type="float" office:value="34.063" calcext:value-type="float">
            <text:p>34.063</text:p>
          </table:table-cell>
          <table:table-cell office:value-type="float" office:value="3.251649" calcext:value-type="float">
            <text:p>3.251649</text:p>
          </table:table-cell>
          <table:table-cell office:value-type="float" office:value="322.3946" calcext:value-type="float">
            <text:p>322.3946</text:p>
          </table:table-cell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603" calcext:value-type="float">
            <text:p>-1.8603</text:p>
          </table:table-cell>
          <table:table-cell office:value-type="float" office:value="34.053" calcext:value-type="float">
            <text:p>34.053</text:p>
          </table:table-cell>
          <table:table-cell office:value-type="float" office:value="2.056671" calcext:value-type="float">
            <text:p>2.056671</text:p>
          </table:table-cell>
          <table:table-cell office:value-type="float" office:value="261.4609" calcext:value-type="float">
            <text:p>261.4609</text:p>
          </table:table-cell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79" calcext:value-type="float">
            <text:p>-1.8479</text:p>
          </table:table-cell>
          <table:table-cell office:value-type="float" office:value="34.04" calcext:value-type="float">
            <text:p>34.04</text:p>
          </table:table-cell>
          <table:table-cell office:value-type="float" office:value="5.650909" calcext:value-type="float">
            <text:p>5.650909</text:p>
          </table:table-cell>
          <table:table-cell office:value-type="float" office:value="182.4303" calcext:value-type="float">
            <text:p>182.4303</text:p>
          </table:table-cell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361" calcext:value-type="float">
            <text:p>-1.8361</text:p>
          </table:table-cell>
          <table:table-cell office:value-type="float" office:value="34.031" calcext:value-type="float">
            <text:p>34.031</text:p>
          </table:table-cell>
          <table:table-cell office:value-type="float" office:value="3.313847" calcext:value-type="float">
            <text:p>3.313847</text:p>
          </table:table-cell>
          <table:table-cell office:value-type="float" office:value="262.1818" calcext:value-type="float">
            <text:p>262.1818</text:p>
          </table:table-cell>
        </table:table-row>
        <table:table-row table:style-name="ro1">
          <table:table-cell office:value-type="date" office:date-value="2017-08-13" calcext:value-type="date">
            <text:p>2017-08-1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74" calcext:value-type="float">
            <text:p>-1.8274</text:p>
          </table:table-cell>
          <table:table-cell office:value-type="float" office:value="34.021" calcext:value-type="float">
            <text:p>34.021</text:p>
          </table:table-cell>
          <table:table-cell office:value-type="float" office:value="4.113817" calcext:value-type="float">
            <text:p>4.113817</text:p>
          </table:table-cell>
          <table:table-cell office:value-type="float" office:value="297.3971" calcext:value-type="float">
            <text:p>297.3971</text:p>
          </table:table-cell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44" calcext:value-type="float">
            <text:p>-1.8244</text:p>
          </table:table-cell>
          <table:table-cell office:value-type="float" office:value="34.011" calcext:value-type="float">
            <text:p>34.011</text:p>
          </table:table-cell>
          <table:table-cell office:value-type="float" office:value="6.364532" calcext:value-type="float">
            <text:p>6.364532</text:p>
          </table:table-cell>
          <table:table-cell office:value-type="float" office:value="234.7855" calcext:value-type="float">
            <text:p>234.7855</text:p>
          </table:table-cell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22" calcext:value-type="float">
            <text:p>-1.8222</text:p>
          </table:table-cell>
          <table:table-cell office:value-type="float" office:value="34.005" calcext:value-type="float">
            <text:p>34.005</text:p>
          </table:table-cell>
          <table:table-cell office:value-type="float" office:value="4.290414" calcext:value-type="float">
            <text:p>4.290414</text:p>
          </table:table-cell>
          <table:table-cell office:value-type="float" office:value="203.0482" calcext:value-type="float">
            <text:p>203.0482</text:p>
          </table:table-cell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186" calcext:value-type="float">
            <text:p>-1.8186</text:p>
          </table:table-cell>
          <table:table-cell office:value-type="float" office:value="34.004" calcext:value-type="float">
            <text:p>34.004</text:p>
          </table:table-cell>
          <table:table-cell office:value-type="float" office:value="3.073479" calcext:value-type="float">
            <text:p>3.073479</text:p>
          </table:table-cell>
          <table:table-cell office:value-type="float" office:value="243.4625" calcext:value-type="float">
            <text:p>243.4625</text:p>
          </table:table-cell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112" calcext:value-type="float">
            <text:p>-1.8112</text:p>
          </table:table-cell>
          <table:table-cell office:value-type="float" office:value="34.005" calcext:value-type="float">
            <text:p>34.005</text:p>
          </table:table-cell>
          <table:table-cell office:value-type="float" office:value="7.037569" calcext:value-type="float">
            <text:p>7.037569</text:p>
          </table:table-cell>
          <table:table-cell office:value-type="float" office:value="222.9862" calcext:value-type="float">
            <text:p>222.9862</text:p>
          </table:table-cell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127" calcext:value-type="float">
            <text:p>-1.8127</text:p>
          </table:table-cell>
          <table:table-cell office:value-type="float" office:value="34.01" calcext:value-type="float">
            <text:p>34.01</text:p>
          </table:table-cell>
          <table:table-cell office:value-type="float" office:value="9.60453" calcext:value-type="float">
            <text:p>9.60453</text:p>
          </table:table-cell>
          <table:table-cell office:value-type="float" office:value="185.6065" calcext:value-type="float">
            <text:p>185.6065</text:p>
          </table:table-cell>
        </table:table-row>
        <table:table-row table:style-name="ro1">
          <table:table-cell office:value-type="date" office:date-value="2017-08-19" calcext:value-type="date">
            <text:p>2017-08-1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09" calcext:value-type="float">
            <text:p>-1.809</text:p>
          </table:table-cell>
          <table:table-cell office:value-type="float" office:value="34.017" calcext:value-type="float">
            <text:p>34.017</text:p>
          </table:table-cell>
          <table:table-cell office:value-type="float" office:value="4.136578" calcext:value-type="float">
            <text:p>4.136578</text:p>
          </table:table-cell>
          <table:table-cell office:value-type="float" office:value="187.5837" calcext:value-type="float">
            <text:p>187.5837</text:p>
          </table:table-cell>
        </table:table-row>
        <table:table-row table:style-name="ro1">
          <table:table-cell office:value-type="date" office:date-value="2017-08-20" calcext:value-type="date">
            <text:p>2017-08-2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061" calcext:value-type="float">
            <text:p>-1.8061</text:p>
          </table:table-cell>
          <table:table-cell office:value-type="float" office:value="34.03" calcext:value-type="float">
            <text:p>34.03</text:p>
          </table:table-cell>
          <table:table-cell office:value-type="float" office:value="2.046831" calcext:value-type="float">
            <text:p>2.046831</text:p>
          </table:table-cell>
          <table:table-cell office:value-type="float" office:value="239.738" calcext:value-type="float">
            <text:p>239.738</text:p>
          </table:table-cell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127" calcext:value-type="float">
            <text:p>-1.8127</text:p>
          </table:table-cell>
          <table:table-cell office:value-type="float" office:value="34.04" calcext:value-type="float">
            <text:p>34.04</text:p>
          </table:table-cell>
          <table:table-cell office:value-type="float" office:value="3.289087" calcext:value-type="float">
            <text:p>3.289087</text:p>
          </table:table-cell>
          <table:table-cell office:value-type="float" office:value="271.0478" calcext:value-type="float">
            <text:p>271.0478</text:p>
          </table:table-cell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061" calcext:value-type="float">
            <text:p>-1.8061</text:p>
          </table:table-cell>
          <table:table-cell office:value-type="float" office:value="34.048" calcext:value-type="float">
            <text:p>34.048</text:p>
          </table:table-cell>
          <table:table-cell office:value-type="float" office:value="8.078526" calcext:value-type="float">
            <text:p>8.078526</text:p>
          </table:table-cell>
          <table:table-cell office:value-type="float" office:value="155.8431" calcext:value-type="float">
            <text:p>155.8431</text:p>
          </table:table-cell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7988" calcext:value-type="float">
            <text:p>-1.7988</text:p>
          </table:table-cell>
          <table:table-cell office:value-type="float" office:value="34.053" calcext:value-type="float">
            <text:p>34.053</text:p>
          </table:table-cell>
          <table:table-cell office:value-type="float" office:value="8.024888" calcext:value-type="float">
            <text:p>8.024888</text:p>
          </table:table-cell>
          <table:table-cell office:value-type="float" office:value="255.5072" calcext:value-type="float">
            <text:p>255.5072</text:p>
          </table:table-cell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061" calcext:value-type="float">
            <text:p>-1.8061</text:p>
          </table:table-cell>
          <table:table-cell office:value-type="float" office:value="34.057" calcext:value-type="float">
            <text:p>34.057</text:p>
          </table:table-cell>
          <table:table-cell office:value-type="float" office:value="9.006506" calcext:value-type="float">
            <text:p>9.006506</text:p>
          </table:table-cell>
          <table:table-cell office:value-type="float" office:value="264.775" calcext:value-type="float">
            <text:p>264.775</text:p>
          </table:table-cell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105" calcext:value-type="float">
            <text:p>-1.8105</text:p>
          </table:table-cell>
          <table:table-cell office:value-type="float" office:value="34.062" calcext:value-type="float">
            <text:p>34.062</text:p>
          </table:table-cell>
          <table:table-cell office:value-type="float" office:value="4.698536" calcext:value-type="float">
            <text:p>4.698536</text:p>
          </table:table-cell>
          <table:table-cell office:value-type="float" office:value="277.8197" calcext:value-type="float">
            <text:p>277.8197</text:p>
          </table:table-cell>
        </table:table-row>
        <table:table-row table:style-name="ro1">
          <table:table-cell office:value-type="date" office:date-value="2017-08-26" calcext:value-type="date">
            <text:p>2017-08-2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112" calcext:value-type="float">
            <text:p>-1.8112</text:p>
          </table:table-cell>
          <table:table-cell office:value-type="float" office:value="34.066" calcext:value-type="float">
            <text:p>34.066</text:p>
          </table:table-cell>
          <table:table-cell office:value-type="float" office:value="4.061783" calcext:value-type="float">
            <text:p>4.061783</text:p>
          </table:table-cell>
          <table:table-cell office:value-type="float" office:value="277.8719" calcext:value-type="float">
            <text:p>277.8719</text:p>
          </table:table-cell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186" calcext:value-type="float">
            <text:p>-1.8186</text:p>
          </table:table-cell>
          <table:table-cell office:value-type="float" office:value="34.071" calcext:value-type="float">
            <text:p>34.071</text:p>
          </table:table-cell>
          <table:table-cell office:value-type="float" office:value="2.371894" calcext:value-type="float">
            <text:p>2.371894</text:p>
          </table:table-cell>
          <table:table-cell office:value-type="float" office:value="295.3018" calcext:value-type="float">
            <text:p>295.3018</text:p>
          </table:table-cell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22" calcext:value-type="float">
            <text:p>-1.8222</text:p>
          </table:table-cell>
          <table:table-cell office:value-type="float" office:value="34.075" calcext:value-type="float">
            <text:p>34.075</text:p>
          </table:table-cell>
          <table:table-cell office:value-type="float" office:value="1.71477" calcext:value-type="float">
            <text:p>1.71477</text:p>
          </table:table-cell>
          <table:table-cell office:value-type="float" office:value="285.2866" calcext:value-type="float">
            <text:p>285.2866</text:p>
          </table:table-cell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08" calcext:value-type="float">
            <text:p>-1.8208</text:p>
          </table:table-cell>
          <table:table-cell office:value-type="float" office:value="34.083" calcext:value-type="float">
            <text:p>34.083</text:p>
          </table:table-cell>
          <table:table-cell office:value-type="float" office:value="1.5176" calcext:value-type="float">
            <text:p>1.5176</text:p>
          </table:table-cell>
          <table:table-cell office:value-type="float" office:value="257.5" calcext:value-type="float">
            <text:p>257.5</text:p>
          </table:table-cell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08" calcext:value-type="float">
            <text:p>-1.8208</text:p>
          </table:table-cell>
          <table:table-cell office:value-type="float" office:value="34.089" calcext:value-type="float">
            <text:p>34.089</text:p>
          </table:table-cell>
          <table:table-cell office:value-type="float" office:value="1.7773" calcext:value-type="float">
            <text:p>1.7773</text:p>
          </table:table-cell>
          <table:table-cell office:value-type="float" office:value="266.95" calcext:value-type="float">
            <text:p>266.95</text:p>
          </table:table-cell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3" calcext:value-type="float">
            <text:p>-1.823</text:p>
          </table:table-cell>
          <table:table-cell office:value-type="float" office:value="34.097" calcext:value-type="float">
            <text:p>34.097</text:p>
          </table:table-cell>
          <table:table-cell office:value-type="float" office:value="2.8172" calcext:value-type="float">
            <text:p>2.8172</text:p>
          </table:table-cell>
          <table:table-cell office:value-type="float" office:value="276.3" calcext:value-type="float">
            <text:p>276.3</text:p>
          </table:table-cell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37" calcext:value-type="float">
            <text:p>-1.8237</text:p>
          </table:table-cell>
          <table:table-cell office:value-type="float" office:value="34.103" calcext:value-type="float">
            <text:p>34.103</text:p>
          </table:table-cell>
          <table:table-cell office:value-type="float" office:value="1.2662" calcext:value-type="float">
            <text:p>1.2662</text:p>
          </table:table-cell>
          <table:table-cell office:value-type="float" office:value="305.67" calcext:value-type="float">
            <text:p>305.67</text:p>
          </table:table-cell>
        </table:table-row>
        <table:table-row table:style-name="ro1">
          <table:table-cell office:value-type="date" office:date-value="2017-09-02" calcext:value-type="date">
            <text:p>2017-09-0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08" calcext:value-type="float">
            <text:p>-1.8208</text:p>
          </table:table-cell>
          <table:table-cell office:value-type="float" office:value="34.111" calcext:value-type="float">
            <text:p>34.111</text:p>
          </table:table-cell>
          <table:table-cell office:value-type="float" office:value="1.7445" calcext:value-type="float">
            <text:p>1.7445</text:p>
          </table:table-cell>
          <table:table-cell office:value-type="float" office:value="295.1" calcext:value-type="float">
            <text:p>295.1</text:p>
          </table:table-cell>
        </table:table-row>
        <table:table-row table:style-name="ro1">
          <table:table-cell office:value-type="date" office:date-value="2017-09-03" calcext:value-type="date">
            <text:p>2017-09-0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186" calcext:value-type="float">
            <text:p>-1.8186</text:p>
          </table:table-cell>
          <table:table-cell office:value-type="float" office:value="34.118" calcext:value-type="float">
            <text:p>34.118</text:p>
          </table:table-cell>
          <table:table-cell office:value-type="float" office:value="0.98647" calcext:value-type="float">
            <text:p>0.98647</text:p>
          </table:table-cell>
          <table:table-cell office:value-type="float" office:value="297.7" calcext:value-type="float">
            <text:p>297.7</text:p>
          </table:table-cell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164" calcext:value-type="float">
            <text:p>-1.8164</text:p>
          </table:table-cell>
          <table:table-cell office:value-type="float" office:value="34.129" calcext:value-type="float">
            <text:p>34.129</text:p>
          </table:table-cell>
          <table:table-cell office:value-type="float" office:value="6.3364" calcext:value-type="float">
            <text:p>6.3364</text:p>
          </table:table-cell>
          <table:table-cell office:value-type="float" office:value="202.93" calcext:value-type="float">
            <text:p>202.93</text:p>
          </table:table-cell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164" calcext:value-type="float">
            <text:p>-1.8164</text:p>
          </table:table-cell>
          <table:table-cell office:value-type="float" office:value="34.138" calcext:value-type="float">
            <text:p>34.138</text:p>
          </table:table-cell>
          <table:table-cell office:value-type="float" office:value="5.9546" calcext:value-type="float">
            <text:p>5.9546</text:p>
          </table:table-cell>
          <table:table-cell office:value-type="float" office:value="266.34" calcext:value-type="float">
            <text:p>266.34</text:p>
          </table:table-cell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171" calcext:value-type="float">
            <text:p>-1.8171</text:p>
          </table:table-cell>
          <table:table-cell office:value-type="float" office:value="34.147" calcext:value-type="float">
            <text:p>34.147</text:p>
          </table:table-cell>
          <table:table-cell office:value-type="float" office:value="3.2103" calcext:value-type="float">
            <text:p>3.2103</text:p>
          </table:table-cell>
          <table:table-cell office:value-type="float" office:value="270.65" calcext:value-type="float">
            <text:p>270.65</text:p>
          </table:table-cell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178" calcext:value-type="float">
            <text:p>-1.8178</text:p>
          </table:table-cell>
          <table:table-cell office:value-type="float" office:value="34.153" calcext:value-type="float">
            <text:p>34.153</text:p>
          </table:table-cell>
          <table:table-cell office:value-type="float" office:value="4.8105" calcext:value-type="float">
            <text:p>4.8105</text:p>
          </table:table-cell>
          <table:table-cell office:value-type="float" office:value="170.41" calcext:value-type="float">
            <text:p>170.41</text:p>
          </table:table-cell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44" calcext:value-type="float">
            <text:p>-1.8244</text:p>
          </table:table-cell>
          <table:table-cell office:value-type="float" office:value="34.158" calcext:value-type="float">
            <text:p>34.158</text:p>
          </table:table-cell>
          <table:table-cell office:value-type="float" office:value="1.5185" calcext:value-type="float">
            <text:p>1.5185</text:p>
          </table:table-cell>
          <table:table-cell office:value-type="float" office:value="219.45" calcext:value-type="float">
            <text:p>219.45</text:p>
          </table:table-cell>
        </table:table-row>
        <table:table-row table:style-name="ro1">
          <table:table-cell office:value-type="date" office:date-value="2017-09-09" calcext:value-type="date">
            <text:p>2017-09-0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96" calcext:value-type="float">
            <text:p>-1.8296</text:p>
          </table:table-cell>
          <table:table-cell office:value-type="float" office:value="34.159" calcext:value-type="float">
            <text:p>34.159</text:p>
          </table:table-cell>
          <table:table-cell office:value-type="float" office:value="2.4674" calcext:value-type="float">
            <text:p>2.4674</text:p>
          </table:table-cell>
          <table:table-cell office:value-type="float" office:value="183.21" calcext:value-type="float">
            <text:p>183.21</text:p>
          </table:table-cell>
        </table:table-row>
        <table:table-row table:style-name="ro1">
          <table:table-cell office:value-type="date" office:date-value="2017-09-10" calcext:value-type="date">
            <text:p>2017-09-1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303" calcext:value-type="float">
            <text:p>-1.8303</text:p>
          </table:table-cell>
          <table:table-cell office:value-type="float" office:value="34.159" calcext:value-type="float">
            <text:p>34.159</text:p>
          </table:table-cell>
          <table:table-cell office:value-type="float" office:value="2.9385" calcext:value-type="float">
            <text:p>2.9385</text:p>
          </table:table-cell>
          <table:table-cell office:value-type="float" office:value="243.27" calcext:value-type="float">
            <text:p>243.27</text:p>
          </table:table-cell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31" calcext:value-type="float">
            <text:p>-1.831</text:p>
          </table:table-cell>
          <table:table-cell office:value-type="float" office:value="34.161" calcext:value-type="float">
            <text:p>34.161</text:p>
          </table:table-cell>
          <table:table-cell office:value-type="float" office:value="2.4635" calcext:value-type="float">
            <text:p>2.4635</text:p>
          </table:table-cell>
          <table:table-cell office:value-type="float" office:value="270.48" calcext:value-type="float">
            <text:p>270.48</text:p>
          </table:table-cell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347" calcext:value-type="float">
            <text:p>-1.8347</text:p>
          </table:table-cell>
          <table:table-cell office:value-type="float" office:value="34.162" calcext:value-type="float">
            <text:p>34.162</text:p>
          </table:table-cell>
          <table:table-cell office:value-type="float" office:value="3.5358" calcext:value-type="float">
            <text:p>3.5358</text:p>
          </table:table-cell>
          <table:table-cell office:value-type="float" office:value="260.07" calcext:value-type="float">
            <text:p>260.07</text:p>
          </table:table-cell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05" calcext:value-type="float">
            <text:p>-1.8405</text:p>
          </table:table-cell>
          <table:table-cell office:value-type="float" office:value="34.164" calcext:value-type="float">
            <text:p>34.164</text:p>
          </table:table-cell>
          <table:table-cell office:value-type="float" office:value="0.45504" calcext:value-type="float">
            <text:p>0.45504</text:p>
          </table:table-cell>
          <table:table-cell office:value-type="float" office:value="263.98" calcext:value-type="float">
            <text:p>263.98</text:p>
          </table:table-cell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66" calcext:value-type="float">
            <text:p>-1.8266</text:p>
          </table:table-cell>
          <table:table-cell office:value-type="float" office:value="34.17" calcext:value-type="float">
            <text:p>34.17</text:p>
          </table:table-cell>
          <table:table-cell office:value-type="float" office:value="3.8076" calcext:value-type="float">
            <text:p>3.8076</text:p>
          </table:table-cell>
          <table:table-cell office:value-type="float" office:value="279.94" calcext:value-type="float">
            <text:p>279.94</text:p>
          </table:table-cell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156" calcext:value-type="float">
            <text:p>-1.8156</text:p>
          </table:table-cell>
          <table:table-cell office:value-type="float" office:value="34.173" calcext:value-type="float">
            <text:p>34.173</text:p>
          </table:table-cell>
          <table:table-cell office:value-type="float" office:value="10.61" calcext:value-type="float">
            <text:p>10.61</text:p>
          </table:table-cell>
          <table:table-cell office:value-type="float" office:value="205.6" calcext:value-type="float">
            <text:p>205.6</text:p>
          </table:table-cell>
        </table:table-row>
        <table:table-row table:style-name="ro1">
          <table:table-cell office:value-type="date" office:date-value="2017-09-16" calcext:value-type="date">
            <text:p>2017-09-1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15" calcext:value-type="float">
            <text:p>-1.8215</text:p>
          </table:table-cell>
          <table:table-cell office:value-type="float" office:value="34.175" calcext:value-type="float">
            <text:p>34.175</text:p>
          </table:table-cell>
          <table:table-cell office:value-type="float" office:value="11.634" calcext:value-type="float">
            <text:p>11.634</text:p>
          </table:table-cell>
          <table:table-cell office:value-type="float" office:value="152.54" calcext:value-type="float">
            <text:p>152.54</text:p>
          </table:table-cell>
        </table:table-row>
        <table:table-row table:style-name="ro1">
          <table:table-cell office:value-type="date" office:date-value="2017-09-17" calcext:value-type="date">
            <text:p>2017-09-1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52" calcext:value-type="float">
            <text:p>-1.8252</text:p>
          </table:table-cell>
          <table:table-cell office:value-type="float" office:value="34.176" calcext:value-type="float">
            <text:p>34.176</text:p>
          </table:table-cell>
          <table:table-cell office:value-type="float" office:value="13.762" calcext:value-type="float">
            <text:p>13.762</text:p>
          </table:table-cell>
          <table:table-cell office:value-type="float" office:value="168.96" calcext:value-type="float">
            <text:p>168.96</text:p>
          </table:table-cell>
        </table:table-row>
        <table:table-row table:style-name="ro1">
          <table:table-cell office:value-type="date" office:date-value="2017-09-18" calcext:value-type="date">
            <text:p>2017-09-1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59" calcext:value-type="float">
            <text:p>-1.8259</text:p>
          </table:table-cell>
          <table:table-cell office:value-type="float" office:value="34.178" calcext:value-type="float">
            <text:p>34.178</text:p>
          </table:table-cell>
          <table:table-cell office:value-type="float" office:value="11.857" calcext:value-type="float">
            <text:p>11.857</text:p>
          </table:table-cell>
          <table:table-cell office:value-type="float" office:value="147.05" calcext:value-type="float">
            <text:p>147.05</text:p>
          </table:table-cell>
        </table:table-row>
        <table:table-row table:style-name="ro1">
          <table:table-cell office:value-type="date" office:date-value="2017-09-19" calcext:value-type="date">
            <text:p>2017-09-1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52" calcext:value-type="float">
            <text:p>-1.8252</text:p>
          </table:table-cell>
          <table:table-cell office:value-type="float" office:value="34.179" calcext:value-type="float">
            <text:p>34.179</text:p>
          </table:table-cell>
          <table:table-cell office:value-type="float" office:value="10.948" calcext:value-type="float">
            <text:p>10.948</text:p>
          </table:table-cell>
          <table:table-cell office:value-type="float" office:value="151.96" calcext:value-type="float">
            <text:p>151.96</text:p>
          </table:table-cell>
        </table:table-row>
        <table:table-row table:style-name="ro1">
          <table:table-cell office:value-type="date" office:date-value="2017-09-20" calcext:value-type="date">
            <text:p>2017-09-2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88" calcext:value-type="float">
            <text:p>-1.8288</text:p>
          </table:table-cell>
          <table:table-cell office:value-type="float" office:value="34.179" calcext:value-type="float">
            <text:p>34.179</text:p>
          </table:table-cell>
          <table:table-cell office:value-type="float" office:value="6.1111" calcext:value-type="float">
            <text:p>6.1111</text:p>
          </table:table-cell>
          <table:table-cell office:value-type="float" office:value="157.04" calcext:value-type="float">
            <text:p>157.04</text:p>
          </table:table-cell>
        </table:table-row>
        <table:table-row table:style-name="ro1">
          <table:table-cell office:value-type="date" office:date-value="2017-09-21" calcext:value-type="date">
            <text:p>2017-09-2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31" calcext:value-type="float">
            <text:p>-1.831</text:p>
          </table:table-cell>
          <table:table-cell office:value-type="float" office:value="34.181" calcext:value-type="float">
            <text:p>34.181</text:p>
          </table:table-cell>
          <table:table-cell office:value-type="float" office:value="6.4059" calcext:value-type="float">
            <text:p>6.4059</text:p>
          </table:table-cell>
          <table:table-cell office:value-type="float" office:value="129.4" calcext:value-type="float">
            <text:p>129.4</text:p>
          </table:table-cell>
        </table:table-row>
        <table:table-row table:style-name="ro1">
          <table:table-cell office:value-type="date" office:date-value="2017-09-22" calcext:value-type="date">
            <text:p>2017-09-2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347" calcext:value-type="float">
            <text:p>-1.8347</text:p>
          </table:table-cell>
          <table:table-cell office:value-type="float" office:value="34.182" calcext:value-type="float">
            <text:p>34.182</text:p>
          </table:table-cell>
          <table:table-cell office:value-type="float" office:value="3.2367" calcext:value-type="float">
            <text:p>3.2367</text:p>
          </table:table-cell>
          <table:table-cell office:value-type="float" office:value="199.32" calcext:value-type="float">
            <text:p>199.32</text:p>
          </table:table-cell>
        </table:table-row>
        <table:table-row table:style-name="ro1">
          <table:table-cell office:value-type="date" office:date-value="2017-09-23" calcext:value-type="date">
            <text:p>2017-09-2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383" calcext:value-type="float">
            <text:p>-1.8383</text:p>
          </table:table-cell>
          <table:table-cell office:value-type="float" office:value="34.182" calcext:value-type="float">
            <text:p>34.182</text:p>
          </table:table-cell>
          <table:table-cell office:value-type="float" office:value="2.2513" calcext:value-type="float">
            <text:p>2.2513</text:p>
          </table:table-cell>
          <table:table-cell office:value-type="float" office:value="230.92" calcext:value-type="float">
            <text:p>230.92</text:p>
          </table:table-cell>
        </table:table-row>
        <table:table-row table:style-name="ro1">
          <table:table-cell office:value-type="date" office:date-value="2017-09-24" calcext:value-type="date">
            <text:p>2017-09-2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05" calcext:value-type="float">
            <text:p>-1.8405</text:p>
          </table:table-cell>
          <table:table-cell office:value-type="float" office:value="34.184" calcext:value-type="float">
            <text:p>34.184</text:p>
          </table:table-cell>
          <table:table-cell office:value-type="float" office:value="2.8223" calcext:value-type="float">
            <text:p>2.8223</text:p>
          </table:table-cell>
          <table:table-cell office:value-type="float" office:value="238.2" calcext:value-type="float">
            <text:p>238.2</text:p>
          </table:table-cell>
        </table:table-row>
        <table:table-row table:style-name="ro1">
          <table:table-cell office:value-type="date" office:date-value="2017-09-25" calcext:value-type="date">
            <text:p>2017-09-2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2" calcext:value-type="float">
            <text:p>-1.842</text:p>
          </table:table-cell>
          <table:table-cell office:value-type="float" office:value="34.184" calcext:value-type="float">
            <text:p>34.184</text:p>
          </table:table-cell>
          <table:table-cell office:value-type="float" office:value="2.1844" calcext:value-type="float">
            <text:p>2.1844</text:p>
          </table:table-cell>
          <table:table-cell office:value-type="float" office:value="248.36" calcext:value-type="float">
            <text:p>248.36</text:p>
          </table:table-cell>
        </table:table-row>
        <table:table-row table:style-name="ro1">
          <table:table-cell office:value-type="date" office:date-value="2017-09-26" calcext:value-type="date">
            <text:p>2017-09-2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35" calcext:value-type="float">
            <text:p>-1.8435</text:p>
          </table:table-cell>
          <table:table-cell office:value-type="float" office:value="34.184" calcext:value-type="float">
            <text:p>34.184</text:p>
          </table:table-cell>
          <table:table-cell office:value-type="float" office:value="0.72211" calcext:value-type="float">
            <text:p>0.72211</text:p>
          </table:table-cell>
          <table:table-cell office:value-type="float" office:value="197.72" calcext:value-type="float">
            <text:p>197.72</text:p>
          </table:table-cell>
        </table:table-row>
        <table:table-row table:style-name="ro1">
          <table:table-cell office:value-type="date" office:date-value="2017-09-27" calcext:value-type="date">
            <text:p>2017-09-2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49" calcext:value-type="float">
            <text:p>-1.8449</text:p>
          </table:table-cell>
          <table:table-cell office:value-type="float" office:value="34.184" calcext:value-type="float">
            <text:p>34.184</text:p>
          </table:table-cell>
          <table:table-cell office:value-type="float" office:value="3.0031" calcext:value-type="float">
            <text:p>3.0031</text:p>
          </table:table-cell>
          <table:table-cell office:value-type="float" office:value="253.62" calcext:value-type="float">
            <text:p>253.62</text:p>
          </table:table-cell>
        </table:table-row>
        <table:table-row table:style-name="ro1">
          <table:table-cell office:value-type="date" office:date-value="2017-09-28" calcext:value-type="date">
            <text:p>2017-09-2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57" calcext:value-type="float">
            <text:p>-1.8457</text:p>
          </table:table-cell>
          <table:table-cell office:value-type="float" office:value="34.184" calcext:value-type="float">
            <text:p>34.184</text:p>
          </table:table-cell>
          <table:table-cell office:value-type="float" office:value="3.2712" calcext:value-type="float">
            <text:p>3.2712</text:p>
          </table:table-cell>
          <table:table-cell office:value-type="float" office:value="230.38" calcext:value-type="float">
            <text:p>230.38</text:p>
          </table:table-cell>
        </table:table-row>
        <table:table-row table:style-name="ro1">
          <table:table-cell office:value-type="date" office:date-value="2017-09-29" calcext:value-type="date">
            <text:p>2017-09-2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86" calcext:value-type="float">
            <text:p>-1.8486</text:p>
          </table:table-cell>
          <table:table-cell office:value-type="float" office:value="34.181" calcext:value-type="float">
            <text:p>34.181</text:p>
          </table:table-cell>
          <table:table-cell office:value-type="float" office:value="4.2619" calcext:value-type="float">
            <text:p>4.2619</text:p>
          </table:table-cell>
          <table:table-cell office:value-type="float" office:value="247.98" calcext:value-type="float">
            <text:p>247.98</text:p>
          </table:table-cell>
        </table:table-row>
        <table:table-row table:style-name="ro1">
          <table:table-cell office:value-type="date" office:date-value="2017-09-30" calcext:value-type="date">
            <text:p>2017-09-3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57" calcext:value-type="float">
            <text:p>-1.8457</text:p>
          </table:table-cell>
          <table:table-cell office:value-type="float" office:value="34.181" calcext:value-type="float">
            <text:p>34.181</text:p>
          </table:table-cell>
          <table:table-cell office:value-type="float" office:value="7.1747" calcext:value-type="float">
            <text:p>7.1747</text:p>
          </table:table-cell>
          <table:table-cell office:value-type="float" office:value="194.45" calcext:value-type="float">
            <text:p>194.45</text:p>
          </table:table-cell>
        </table:table-row>
        <table:table-row table:style-name="ro1">
          <table:table-cell office:value-type="date" office:date-value="2017-10-01" calcext:value-type="date">
            <text:p>2017-10-0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13" calcext:value-type="float">
            <text:p>-1.8413</text:p>
          </table:table-cell>
          <table:table-cell office:value-type="float" office:value="34.179" calcext:value-type="float">
            <text:p>34.179</text:p>
          </table:table-cell>
          <table:table-cell office:value-type="float" office:value="7.131" calcext:value-type="float">
            <text:p>7.131</text:p>
          </table:table-cell>
          <table:table-cell office:value-type="float" office:value="148.03" calcext:value-type="float">
            <text:p>148.03</text:p>
          </table:table-cell>
        </table:table-row>
        <table:table-row table:style-name="ro1">
          <table:table-cell office:value-type="date" office:date-value="2017-10-02" calcext:value-type="date">
            <text:p>2017-10-0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398" calcext:value-type="float">
            <text:p>-1.8398</text:p>
          </table:table-cell>
          <table:table-cell office:value-type="float" office:value="34.178" calcext:value-type="float">
            <text:p>34.178</text:p>
          </table:table-cell>
          <table:table-cell office:value-type="float" office:value="3.7159" calcext:value-type="float">
            <text:p>3.7159</text:p>
          </table:table-cell>
          <table:table-cell office:value-type="float" office:value="154.59" calcext:value-type="float">
            <text:p>154.59</text:p>
          </table:table-cell>
        </table:table-row>
        <table:table-row table:style-name="ro1">
          <table:table-cell office:value-type="date" office:date-value="2017-10-03" calcext:value-type="date">
            <text:p>2017-10-0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35" calcext:value-type="float">
            <text:p>-1.8435</text:p>
          </table:table-cell>
          <table:table-cell office:value-type="float" office:value="34.175" calcext:value-type="float">
            <text:p>34.175</text:p>
          </table:table-cell>
          <table:table-cell office:value-type="float" office:value="0.49967" calcext:value-type="float">
            <text:p>0.49967</text:p>
          </table:table-cell>
          <table:table-cell office:value-type="float" office:value="175.75" calcext:value-type="float">
            <text:p>175.75</text:p>
          </table:table-cell>
        </table:table-row>
        <table:table-row table:style-name="ro1">
          <table:table-cell office:value-type="date" office:date-value="2017-10-04" calcext:value-type="date">
            <text:p>2017-10-0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81" calcext:value-type="float">
            <text:p>-1.8281</text:p>
          </table:table-cell>
          <table:table-cell office:value-type="float" office:value="34.164" calcext:value-type="float">
            <text:p>34.164</text:p>
          </table:table-cell>
          <table:table-cell office:value-type="float" office:value="2.7427" calcext:value-type="float">
            <text:p>2.7427</text:p>
          </table:table-cell>
          <table:table-cell office:value-type="float" office:value="199.62" calcext:value-type="float">
            <text:p>199.62</text:p>
          </table:table-cell>
        </table:table-row>
        <table:table-row table:style-name="ro1">
          <table:table-cell office:value-type="date" office:date-value="2017-10-05" calcext:value-type="date">
            <text:p>2017-10-0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318" calcext:value-type="float">
            <text:p>-1.8318</text:p>
          </table:table-cell>
          <table:table-cell office:value-type="float" office:value="34.15" calcext:value-type="float">
            <text:p>34.15</text:p>
          </table:table-cell>
          <table:table-cell office:value-type="float" office:value="8.6915" calcext:value-type="float">
            <text:p>8.6915</text:p>
          </table:table-cell>
          <table:table-cell office:value-type="float" office:value="133.98" calcext:value-type="float">
            <text:p>133.98</text:p>
          </table:table-cell>
        </table:table-row>
        <table:table-row table:style-name="ro1">
          <table:table-cell office:value-type="date" office:date-value="2017-10-06" calcext:value-type="date">
            <text:p>2017-10-0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27" calcext:value-type="float">
            <text:p>-1.8427</text:p>
          </table:table-cell>
          <table:table-cell office:value-type="float" office:value="34.132" calcext:value-type="float">
            <text:p>34.132</text:p>
          </table:table-cell>
          <table:table-cell office:value-type="float" office:value="5.6785" calcext:value-type="float">
            <text:p>5.6785</text:p>
          </table:table-cell>
          <table:table-cell office:value-type="float" office:value="163.94" calcext:value-type="float">
            <text:p>163.94</text:p>
          </table:table-cell>
        </table:table-row>
        <table:table-row table:style-name="ro1">
          <table:table-cell office:value-type="date" office:date-value="2017-10-07" calcext:value-type="date">
            <text:p>2017-10-0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501" calcext:value-type="float">
            <text:p>-1.8501</text:p>
          </table:table-cell>
          <table:table-cell office:value-type="float" office:value="34.106" calcext:value-type="float">
            <text:p>34.106</text:p>
          </table:table-cell>
          <table:table-cell office:value-type="float" office:value="3.8747" calcext:value-type="float">
            <text:p>3.8747</text:p>
          </table:table-cell>
          <table:table-cell office:value-type="float" office:value="159.55" calcext:value-type="float">
            <text:p>159.55</text:p>
          </table:table-cell>
        </table:table-row>
        <table:table-row table:style-name="ro1">
          <table:table-cell office:value-type="date" office:date-value="2017-10-08" calcext:value-type="date">
            <text:p>2017-10-0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27" calcext:value-type="float">
            <text:p>-1.8427</text:p>
          </table:table-cell>
          <table:table-cell office:value-type="float" office:value="34.089" calcext:value-type="float">
            <text:p>34.089</text:p>
          </table:table-cell>
          <table:table-cell office:value-type="float" office:value="2.7935" calcext:value-type="float">
            <text:p>2.7935</text:p>
          </table:table-cell>
          <table:table-cell office:value-type="float" office:value="153.64" calcext:value-type="float">
            <text:p>153.64</text:p>
          </table:table-cell>
        </table:table-row>
        <table:table-row table:style-name="ro1">
          <table:table-cell office:value-type="date" office:date-value="2017-10-09" calcext:value-type="date">
            <text:p>2017-10-0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31" calcext:value-type="float">
            <text:p>-1.831</text:p>
          </table:table-cell>
          <table:table-cell office:value-type="float" office:value="34.078" calcext:value-type="float">
            <text:p>34.078</text:p>
          </table:table-cell>
          <table:table-cell office:value-type="float" office:value="3.9244" calcext:value-type="float">
            <text:p>3.9244</text:p>
          </table:table-cell>
          <table:table-cell office:value-type="float" office:value="207.05" calcext:value-type="float">
            <text:p>207.05</text:p>
          </table:table-cell>
        </table:table-row>
        <table:table-row table:style-name="ro1">
          <table:table-cell office:value-type="date" office:date-value="2017-10-10" calcext:value-type="date">
            <text:p>2017-10-1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88" calcext:value-type="float">
            <text:p>-1.8288</text:p>
          </table:table-cell>
          <table:table-cell office:value-type="float" office:value="34.072" calcext:value-type="float">
            <text:p>34.072</text:p>
          </table:table-cell>
          <table:table-cell office:value-type="float" office:value="4.1993" calcext:value-type="float">
            <text:p>4.1993</text:p>
          </table:table-cell>
          <table:table-cell office:value-type="float" office:value="196.13" calcext:value-type="float">
            <text:p>196.13</text:p>
          </table:table-cell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31" calcext:value-type="float">
            <text:p>-1.831</text:p>
          </table:table-cell>
          <table:table-cell office:value-type="float" office:value="34.068" calcext:value-type="float">
            <text:p>34.068</text:p>
          </table:table-cell>
          <table:table-cell office:value-type="float" office:value="3.6182" calcext:value-type="float">
            <text:p>3.6182</text:p>
          </table:table-cell>
          <table:table-cell office:value-type="float" office:value="165.66" calcext:value-type="float">
            <text:p>165.66</text:p>
          </table:table-cell>
        </table:table-row>
        <table:table-row table:style-name="ro1">
          <table:table-cell office:value-type="date" office:date-value="2017-10-12" calcext:value-type="date">
            <text:p>2017-10-1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515" calcext:value-type="float">
            <text:p>-1.8515</text:p>
          </table:table-cell>
          <table:table-cell office:value-type="float" office:value="34.017" calcext:value-type="float">
            <text:p>34.017</text:p>
          </table:table-cell>
          <table:table-cell office:value-type="float" office:value="7.9196" calcext:value-type="float">
            <text:p>7.9196</text:p>
          </table:table-cell>
          <table:table-cell office:value-type="float" office:value="181.9" calcext:value-type="float">
            <text:p>181.9</text:p>
          </table:table-cell>
        </table:table-row>
        <table:table-row table:style-name="ro1">
          <table:table-cell office:value-type="date" office:date-value="2017-10-13" calcext:value-type="date">
            <text:p>2017-10-1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2" calcext:value-type="float">
            <text:p>-1.842</text:p>
          </table:table-cell>
          <table:table-cell office:value-type="float" office:value="34.059" calcext:value-type="float">
            <text:p>34.059</text:p>
          </table:table-cell>
          <table:table-cell office:value-type="float" office:value="10.229" calcext:value-type="float">
            <text:p>10.229</text:p>
          </table:table-cell>
          <table:table-cell office:value-type="float" office:value="149.21" calcext:value-type="float">
            <text:p>149.21</text:p>
          </table:table-cell>
        </table:table-row>
        <table:table-row table:style-name="ro1">
          <table:table-cell office:value-type="date" office:date-value="2017-10-14" calcext:value-type="date">
            <text:p>2017-10-1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537" calcext:value-type="float">
            <text:p>-1.8537</text:p>
          </table:table-cell>
          <table:table-cell office:value-type="float" office:value="34.051" calcext:value-type="float">
            <text:p>34.051</text:p>
          </table:table-cell>
          <table:table-cell office:value-type="float" office:value="13.854" calcext:value-type="float">
            <text:p>13.854</text:p>
          </table:table-cell>
          <table:table-cell office:value-type="float" office:value="129.43" calcext:value-type="float">
            <text:p>129.43</text:p>
          </table:table-cell>
        </table:table-row>
        <table:table-row table:style-name="ro1">
          <table:table-cell office:value-type="date" office:date-value="2017-10-15" calcext:value-type="date">
            <text:p>2017-10-1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515" calcext:value-type="float">
            <text:p>-1.8515</text:p>
          </table:table-cell>
          <table:table-cell office:value-type="float" office:value="34.063" calcext:value-type="float">
            <text:p>34.063</text:p>
          </table:table-cell>
          <table:table-cell office:value-type="float" office:value="13.453" calcext:value-type="float">
            <text:p>13.453</text:p>
          </table:table-cell>
          <table:table-cell office:value-type="float" office:value="89.876" calcext:value-type="float">
            <text:p>89.876</text:p>
          </table:table-cell>
        </table:table-row>
        <table:table-row table:style-name="ro1">
          <table:table-cell office:value-type="date" office:date-value="2017-10-16" calcext:value-type="date">
            <text:p>2017-10-1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53" calcext:value-type="float">
            <text:p>-1.853</text:p>
          </table:table-cell>
          <table:table-cell office:value-type="float" office:value="34.065" calcext:value-type="float">
            <text:p>34.065</text:p>
          </table:table-cell>
          <table:table-cell office:value-type="float" office:value="7.0523" calcext:value-type="float">
            <text:p>7.0523</text:p>
          </table:table-cell>
          <table:table-cell office:value-type="float" office:value="95.564" calcext:value-type="float">
            <text:p>95.564</text:p>
          </table:table-cell>
        </table:table-row>
        <table:table-row table:style-name="ro1">
          <table:table-cell office:value-type="date" office:date-value="2017-10-17" calcext:value-type="date">
            <text:p>2017-10-1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552" calcext:value-type="float">
            <text:p>-1.8552</text:p>
          </table:table-cell>
          <table:table-cell office:value-type="float" office:value="34.066" calcext:value-type="float">
            <text:p>34.066</text:p>
          </table:table-cell>
          <table:table-cell office:value-type="float" office:value="7.0572" calcext:value-type="float">
            <text:p>7.0572</text:p>
          </table:table-cell>
          <table:table-cell office:value-type="float" office:value="132.72" calcext:value-type="float">
            <text:p>132.72</text:p>
          </table:table-cell>
        </table:table-row>
        <table:table-row table:style-name="ro1">
          <table:table-cell office:value-type="date" office:date-value="2017-10-18" calcext:value-type="date">
            <text:p>2017-10-1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552" calcext:value-type="float">
            <text:p>-1.8552</text:p>
          </table:table-cell>
          <table:table-cell office:value-type="float" office:value="34.068" calcext:value-type="float">
            <text:p>34.068</text:p>
          </table:table-cell>
          <table:table-cell office:value-type="float" office:value="9.531" calcext:value-type="float">
            <text:p>9.531</text:p>
          </table:table-cell>
          <table:table-cell office:value-type="float" office:value="94.86" calcext:value-type="float">
            <text:p>94.86</text:p>
          </table:table-cell>
        </table:table-row>
        <table:table-row table:style-name="ro1">
          <table:table-cell office:value-type="date" office:date-value="2017-10-19" calcext:value-type="date">
            <text:p>2017-10-1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977" calcext:value-type="float">
            <text:p>-1.8977</text:p>
          </table:table-cell>
          <table:table-cell office:value-type="float" office:value="34.048" calcext:value-type="float">
            <text:p>34.048</text:p>
          </table:table-cell>
          <table:table-cell office:value-type="float" office:value="5.698" calcext:value-type="float">
            <text:p>5.698</text:p>
          </table:table-cell>
          <table:table-cell office:value-type="float" office:value="95.365" calcext:value-type="float">
            <text:p>95.365</text:p>
          </table:table-cell>
        </table:table-row>
        <table:table-row table:style-name="ro1">
          <table:table-cell office:value-type="date" office:date-value="2017-10-20" calcext:value-type="date">
            <text:p>2017-10-2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625" calcext:value-type="float">
            <text:p>-1.8625</text:p>
          </table:table-cell>
          <table:table-cell office:value-type="float" office:value="34.062" calcext:value-type="float">
            <text:p>34.062</text:p>
          </table:table-cell>
          <table:table-cell office:value-type="float" office:value="2.1087" calcext:value-type="float">
            <text:p>2.1087</text:p>
          </table:table-cell>
          <table:table-cell office:value-type="float" office:value="143.28" calcext:value-type="float">
            <text:p>143.28</text:p>
          </table:table-cell>
        </table:table-row>
        <table:table-row table:style-name="ro1">
          <table:table-cell office:value-type="date" office:date-value="2017-10-21" calcext:value-type="date">
            <text:p>2017-10-2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589" calcext:value-type="float">
            <text:p>-1.8589</text:p>
          </table:table-cell>
          <table:table-cell office:value-type="float" office:value="34.065" calcext:value-type="float">
            <text:p>34.065</text:p>
          </table:table-cell>
          <table:table-cell office:value-type="float" office:value="0.72045" calcext:value-type="float">
            <text:p>0.72045</text:p>
          </table:table-cell>
          <table:table-cell office:value-type="float" office:value="139.55" calcext:value-type="float">
            <text:p>139.55</text:p>
          </table:table-cell>
        </table:table-row>
        <table:table-row table:style-name="ro1">
          <table:table-cell office:value-type="date" office:date-value="2017-10-22" calcext:value-type="date">
            <text:p>2017-10-2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596" calcext:value-type="float">
            <text:p>-1.8596</text:p>
          </table:table-cell>
          <table:table-cell office:value-type="float" office:value="34.062" calcext:value-type="float">
            <text:p>34.062</text:p>
          </table:table-cell>
          <table:table-cell office:value-type="float" office:value="3.4869" calcext:value-type="float">
            <text:p>3.4869</text:p>
          </table:table-cell>
          <table:table-cell office:value-type="float" office:value="200.21" calcext:value-type="float">
            <text:p>200.21</text:p>
          </table:table-cell>
        </table:table-row>
        <table:table-row table:style-name="ro1">
          <table:table-cell office:value-type="date" office:date-value="2017-10-23" calcext:value-type="date">
            <text:p>2017-10-2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581" calcext:value-type="float">
            <text:p>-1.8581</text:p>
          </table:table-cell>
          <table:table-cell office:value-type="float" office:value="34.062" calcext:value-type="float">
            <text:p>34.062</text:p>
          </table:table-cell>
          <table:table-cell office:value-type="float" office:value="1.8384" calcext:value-type="float">
            <text:p>1.8384</text:p>
          </table:table-cell>
          <table:table-cell office:value-type="float" office:value="164.01" calcext:value-type="float">
            <text:p>164.01</text:p>
          </table:table-cell>
        </table:table-row>
        <table:table-row table:style-name="ro1">
          <table:table-cell office:value-type="date" office:date-value="2017-10-24" calcext:value-type="date">
            <text:p>2017-10-2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64" calcext:value-type="float">
            <text:p>-1.864</text:p>
          </table:table-cell>
          <table:table-cell office:value-type="float" office:value="34.05" calcext:value-type="float">
            <text:p>34.05</text:p>
          </table:table-cell>
          <table:table-cell office:value-type="float" office:value="3.3777" calcext:value-type="float">
            <text:p>3.3777</text:p>
          </table:table-cell>
          <table:table-cell office:value-type="float" office:value="186.82" calcext:value-type="float">
            <text:p>186.82</text:p>
          </table:table-cell>
        </table:table-row>
        <table:table-row table:style-name="ro1">
          <table:table-cell office:value-type="date" office:date-value="2017-10-25" calcext:value-type="date">
            <text:p>2017-10-2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581" calcext:value-type="float">
            <text:p>-1.8581</text:p>
          </table:table-cell>
          <table:table-cell office:value-type="float" office:value="34.056" calcext:value-type="float">
            <text:p>34.056</text:p>
          </table:table-cell>
          <table:table-cell office:value-type="float" office:value="2.6756" calcext:value-type="float">
            <text:p>2.6756</text:p>
          </table:table-cell>
          <table:table-cell office:value-type="float" office:value="166.32" calcext:value-type="float">
            <text:p>166.32</text:p>
          </table:table-cell>
        </table:table-row>
        <table:table-row table:style-name="ro1">
          <table:table-cell office:value-type="date" office:date-value="2017-10-26" calcext:value-type="date">
            <text:p>2017-10-2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632" calcext:value-type="float">
            <text:p>-1.8632</text:p>
          </table:table-cell>
          <table:table-cell office:value-type="float" office:value="34.051" calcext:value-type="float">
            <text:p>34.051</text:p>
          </table:table-cell>
          <table:table-cell office:value-type="float" office:value="2.2543" calcext:value-type="float">
            <text:p>2.2543</text:p>
          </table:table-cell>
          <table:table-cell office:value-type="float" office:value="160.28" calcext:value-type="float">
            <text:p>160.28</text:p>
          </table:table-cell>
        </table:table-row>
        <table:table-row table:style-name="ro1">
          <table:table-cell office:value-type="date" office:date-value="2017-10-27" calcext:value-type="date">
            <text:p>2017-10-2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79" calcext:value-type="float">
            <text:p>-1.8479</text:p>
          </table:table-cell>
          <table:table-cell office:value-type="float" office:value="34.063" calcext:value-type="float">
            <text:p>34.063</text:p>
          </table:table-cell>
          <table:table-cell office:value-type="float" office:value="4.4529" calcext:value-type="float">
            <text:p>4.4529</text:p>
          </table:table-cell>
          <table:table-cell office:value-type="float" office:value="177.5" calcext:value-type="float">
            <text:p>177.5</text:p>
          </table:table-cell>
        </table:table-row>
        <table:table-row table:style-name="ro1">
          <table:table-cell office:value-type="date" office:date-value="2017-10-28" calcext:value-type="date">
            <text:p>2017-10-2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2" calcext:value-type="float">
            <text:p>-1.842</text:p>
          </table:table-cell>
          <table:table-cell office:value-type="float" office:value="34.072" calcext:value-type="float">
            <text:p>34.072</text:p>
          </table:table-cell>
          <table:table-cell office:value-type="float" office:value="6.5683" calcext:value-type="float">
            <text:p>6.5683</text:p>
          </table:table-cell>
          <table:table-cell office:value-type="float" office:value="167.19" calcext:value-type="float">
            <text:p>167.19</text:p>
          </table:table-cell>
        </table:table-row>
        <table:table-row table:style-name="ro1">
          <table:table-cell office:value-type="date" office:date-value="2017-10-29" calcext:value-type="date">
            <text:p>2017-10-2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625" calcext:value-type="float">
            <text:p>-1.8625</text:p>
          </table:table-cell>
          <table:table-cell office:value-type="float" office:value="34.071" calcext:value-type="float">
            <text:p>34.071</text:p>
          </table:table-cell>
          <table:table-cell office:value-type="float" office:value="2.4495" calcext:value-type="float">
            <text:p>2.4495</text:p>
          </table:table-cell>
          <table:table-cell office:value-type="float" office:value="136.58" calcext:value-type="float">
            <text:p>136.58</text:p>
          </table:table-cell>
        </table:table-row>
        <table:table-row table:style-name="ro1">
          <table:table-cell office:value-type="date" office:date-value="2017-10-30" calcext:value-type="date">
            <text:p>2017-10-3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361" calcext:value-type="float">
            <text:p>-1.8361</text:p>
          </table:table-cell>
          <table:table-cell office:value-type="float" office:value="34.092" calcext:value-type="float">
            <text:p>34.092</text:p>
          </table:table-cell>
          <table:table-cell office:value-type="float" office:value="2.9262" calcext:value-type="float">
            <text:p>2.9262</text:p>
          </table:table-cell>
          <table:table-cell office:value-type="float" office:value="152.95" calcext:value-type="float">
            <text:p>152.95</text:p>
          </table:table-cell>
        </table:table-row>
        <table:table-row table:style-name="ro1">
          <table:table-cell office:value-type="date" office:date-value="2017-10-31" calcext:value-type="date">
            <text:p>2017-10-3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354" calcext:value-type="float">
            <text:p>-1.8354</text:p>
          </table:table-cell>
          <table:table-cell office:value-type="float" office:value="34.1" calcext:value-type="float">
            <text:p>34.1</text:p>
          </table:table-cell>
          <table:table-cell office:value-type="float" office:value="3.5956" calcext:value-type="float">
            <text:p>3.5956</text:p>
          </table:table-cell>
          <table:table-cell office:value-type="float" office:value="173.01" calcext:value-type="float">
            <text:p>173.01</text:p>
          </table:table-cell>
        </table:table-row>
        <table:table-row table:style-name="ro1">
          <table:table-cell office:value-type="date" office:date-value="2017-11-01" calcext:value-type="date">
            <text:p>2017-11-0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35" calcext:value-type="float">
            <text:p>-1.8435</text:p>
          </table:table-cell>
          <table:table-cell office:value-type="float" office:value="34.106" calcext:value-type="float">
            <text:p>34.106</text:p>
          </table:table-cell>
          <table:table-cell office:value-type="float" office:value="3.0222" calcext:value-type="float">
            <text:p>3.0222</text:p>
          </table:table-cell>
          <table:table-cell office:value-type="float" office:value="180.17" calcext:value-type="float">
            <text:p>180.17</text:p>
          </table:table-cell>
        </table:table-row>
        <table:table-row table:style-name="ro1">
          <table:table-cell office:value-type="date" office:date-value="2017-11-02" calcext:value-type="date">
            <text:p>2017-11-0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86" calcext:value-type="float">
            <text:p>-1.8486</text:p>
          </table:table-cell>
          <table:table-cell office:value-type="float" office:value="34.118" calcext:value-type="float">
            <text:p>34.118</text:p>
          </table:table-cell>
          <table:table-cell office:value-type="float" office:value="10.072" calcext:value-type="float">
            <text:p>10.072</text:p>
          </table:table-cell>
          <table:table-cell office:value-type="float" office:value="90.395" calcext:value-type="float">
            <text:p>90.395</text:p>
          </table:table-cell>
        </table:table-row>
        <table:table-row table:style-name="ro1">
          <table:table-cell office:value-type="date" office:date-value="2017-11-03" calcext:value-type="date">
            <text:p>2017-11-0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274" calcext:value-type="float">
            <text:p>-1.8274</text:p>
          </table:table-cell>
          <table:table-cell office:value-type="float" office:value="34.136" calcext:value-type="float">
            <text:p>34.136</text:p>
          </table:table-cell>
          <table:table-cell office:value-type="float" office:value="9.5441" calcext:value-type="float">
            <text:p>9.5441</text:p>
          </table:table-cell>
          <table:table-cell office:value-type="float" office:value="89.031" calcext:value-type="float">
            <text:p>89.031</text:p>
          </table:table-cell>
        </table:table-row>
        <table:table-row table:style-name="ro1">
          <table:table-cell office:value-type="date" office:date-value="2017-11-04" calcext:value-type="date">
            <text:p>2017-11-0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361" calcext:value-type="float">
            <text:p>-1.8361</text:p>
          </table:table-cell>
          <table:table-cell office:value-type="float" office:value="34.095" calcext:value-type="float">
            <text:p>34.095</text:p>
          </table:table-cell>
          <table:table-cell office:value-type="float" office:value="6.7617" calcext:value-type="float">
            <text:p>6.7617</text:p>
          </table:table-cell>
          <table:table-cell office:value-type="float" office:value="108.87" calcext:value-type="float">
            <text:p>108.87</text:p>
          </table:table-cell>
        </table:table-row>
        <table:table-row table:style-name="ro1">
          <table:table-cell office:value-type="date" office:date-value="2017-11-05" calcext:value-type="date">
            <text:p>2017-11-0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35" calcext:value-type="float">
            <text:p>-1.8435</text:p>
          </table:table-cell>
          <table:table-cell office:value-type="float" office:value="34.063" calcext:value-type="float">
            <text:p>34.063</text:p>
          </table:table-cell>
          <table:table-cell office:value-type="float" office:value="4.1742" calcext:value-type="float">
            <text:p>4.1742</text:p>
          </table:table-cell>
          <table:table-cell office:value-type="float" office:value="117.01" calcext:value-type="float">
            <text:p>117.01</text:p>
          </table:table-cell>
        </table:table-row>
        <table:table-row table:style-name="ro1">
          <table:table-cell office:value-type="date" office:date-value="2017-11-06" calcext:value-type="date">
            <text:p>2017-11-0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662" calcext:value-type="float">
            <text:p>-1.8662</text:p>
          </table:table-cell>
          <table:table-cell office:value-type="float" office:value="33.92" calcext:value-type="float">
            <text:p>33.92</text:p>
          </table:table-cell>
          <table:table-cell office:value-type="float" office:value="6.6784" calcext:value-type="float">
            <text:p>6.6784</text:p>
          </table:table-cell>
          <table:table-cell office:value-type="float" office:value="129.4" calcext:value-type="float">
            <text:p>129.4</text:p>
          </table:table-cell>
        </table:table-row>
        <table:table-row table:style-name="ro1">
          <table:table-cell office:value-type="date" office:date-value="2017-11-07" calcext:value-type="date">
            <text:p>2017-11-0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64" calcext:value-type="float">
            <text:p>-1.8464</text:p>
          </table:table-cell>
          <table:table-cell office:value-type="float" office:value="33.999" calcext:value-type="float">
            <text:p>33.999</text:p>
          </table:table-cell>
          <table:table-cell office:value-type="float" office:value="1.8125" calcext:value-type="float">
            <text:p>1.8125</text:p>
          </table:table-cell>
          <table:table-cell office:value-type="float" office:value="118.98" calcext:value-type="float">
            <text:p>118.98</text:p>
          </table:table-cell>
        </table:table-row>
        <table:table-row table:style-name="ro1">
          <table:table-cell office:value-type="date" office:date-value="2017-11-08" calcext:value-type="date">
            <text:p>2017-11-0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442" calcext:value-type="float">
            <text:p>-1.8442</text:p>
          </table:table-cell>
          <table:table-cell office:value-type="float" office:value="34.039" calcext:value-type="float">
            <text:p>34.039</text:p>
          </table:table-cell>
          <table:table-cell office:value-type="float" office:value="3.5476" calcext:value-type="float">
            <text:p>3.5476</text:p>
          </table:table-cell>
          <table:table-cell office:value-type="float" office:value="120.44" calcext:value-type="float">
            <text:p>120.44</text:p>
          </table:table-cell>
        </table:table-row>
        <table:table-row table:style-name="ro1">
          <table:table-cell office:value-type="date" office:date-value="2017-11-09" calcext:value-type="date">
            <text:p>2017-11-0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515" calcext:value-type="float">
            <text:p>-1.8515</text:p>
          </table:table-cell>
          <table:table-cell office:value-type="float" office:value="34.031" calcext:value-type="float">
            <text:p>34.031</text:p>
          </table:table-cell>
          <table:table-cell office:value-type="float" office:value="1.86" calcext:value-type="float">
            <text:p>1.86</text:p>
          </table:table-cell>
          <table:table-cell office:value-type="float" office:value="129.04" calcext:value-type="float">
            <text:p>129.04</text:p>
          </table:table-cell>
        </table:table-row>
        <table:table-row table:style-name="ro1">
          <table:table-cell office:value-type="date" office:date-value="2017-11-10" calcext:value-type="date">
            <text:p>2017-11-1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545" calcext:value-type="float">
            <text:p>-1.8545</text:p>
          </table:table-cell>
          <table:table-cell office:value-type="float" office:value="34.031" calcext:value-type="float">
            <text:p>34.031</text:p>
          </table:table-cell>
          <table:table-cell office:value-type="float" office:value="0.75364" calcext:value-type="float">
            <text:p>0.75364</text:p>
          </table:table-cell>
          <table:table-cell office:value-type="float" office:value="88.834" calcext:value-type="float">
            <text:p>88.834</text:p>
          </table:table-cell>
        </table:table-row>
        <table:table-row table:style-name="ro1">
          <table:table-cell office:value-type="date" office:date-value="2017-11-11" calcext:value-type="date">
            <text:p>2017-11-1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764" calcext:value-type="float">
            <text:p>-1.8764</text:p>
          </table:table-cell>
          <table:table-cell office:value-type="float" office:value="33.935" calcext:value-type="float">
            <text:p>33.935</text:p>
          </table:table-cell>
          <table:table-cell office:value-type="float" office:value="2.2656" calcext:value-type="float">
            <text:p>2.2656</text:p>
          </table:table-cell>
          <table:table-cell office:value-type="float" office:value="155.3" calcext:value-type="float">
            <text:p>155.3</text:p>
          </table:table-cell>
        </table:table-row>
        <table:table-row table:style-name="ro1">
          <table:table-cell office:value-type="date" office:date-value="2017-11-12" calcext:value-type="date">
            <text:p>2017-11-1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764" calcext:value-type="float">
            <text:p>-1.8764</text:p>
          </table:table-cell>
          <table:table-cell office:value-type="float" office:value="33.927" calcext:value-type="float">
            <text:p>33.927</text:p>
          </table:table-cell>
          <table:table-cell office:value-type="float" office:value="8.4881" calcext:value-type="float">
            <text:p>8.4881</text:p>
          </table:table-cell>
          <table:table-cell office:value-type="float" office:value="104.36" calcext:value-type="float">
            <text:p>104.36</text:p>
          </table:table-cell>
        </table:table-row>
        <table:table-row table:style-name="ro1">
          <table:table-cell office:value-type="date" office:date-value="2017-11-13" calcext:value-type="date">
            <text:p>2017-11-1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515" calcext:value-type="float">
            <text:p>-1.8515</text:p>
          </table:table-cell>
          <table:table-cell office:value-type="float" office:value="34.016" calcext:value-type="float">
            <text:p>34.016</text:p>
          </table:table-cell>
          <table:table-cell office:value-type="float" office:value="8.4412" calcext:value-type="float">
            <text:p>8.4412</text:p>
          </table:table-cell>
          <table:table-cell office:value-type="float" office:value="79.419" calcext:value-type="float">
            <text:p>79.419</text:p>
          </table:table-cell>
        </table:table-row>
        <table:table-row table:style-name="ro1">
          <table:table-cell office:value-type="date" office:date-value="2017-11-14" calcext:value-type="date">
            <text:p>2017-11-1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757" calcext:value-type="float">
            <text:p>-1.8757</text:p>
          </table:table-cell>
          <table:table-cell office:value-type="float" office:value="33.921" calcext:value-type="float">
            <text:p>33.921</text:p>
          </table:table-cell>
          <table:table-cell office:value-type="float" office:value="2.2714" calcext:value-type="float">
            <text:p>2.2714</text:p>
          </table:table-cell>
          <table:table-cell office:value-type="float" office:value="54.95" calcext:value-type="float">
            <text:p>54.95</text:p>
          </table:table-cell>
        </table:table-row>
        <table:table-row table:style-name="ro1">
          <table:table-cell office:value-type="date" office:date-value="2017-11-15" calcext:value-type="date">
            <text:p>2017-11-1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61" calcext:value-type="float">
            <text:p>-1.861</text:p>
          </table:table-cell>
          <table:table-cell office:value-type="float" office:value="33.953" calcext:value-type="float">
            <text:p>33.953</text:p>
          </table:table-cell>
          <table:table-cell office:value-type="float" office:value="1.8503" calcext:value-type="float">
            <text:p>1.8503</text:p>
          </table:table-cell>
          <table:table-cell office:value-type="float" office:value="118.7" calcext:value-type="float">
            <text:p>118.7</text:p>
          </table:table-cell>
        </table:table-row>
        <table:table-row table:style-name="ro1">
          <table:table-cell office:value-type="date" office:date-value="2017-11-16" calcext:value-type="date">
            <text:p>2017-11-1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552" calcext:value-type="float">
            <text:p>-1.8552</text:p>
          </table:table-cell>
          <table:table-cell office:value-type="float" office:value="33.981" calcext:value-type="float">
            <text:p>33.981</text:p>
          </table:table-cell>
          <table:table-cell office:value-type="float" office:value="1.8255" calcext:value-type="float">
            <text:p>1.8255</text:p>
          </table:table-cell>
          <table:table-cell office:value-type="float" office:value="127.68" calcext:value-type="float">
            <text:p>127.68</text:p>
          </table:table-cell>
        </table:table-row>
        <table:table-row table:style-name="ro1">
          <table:table-cell office:value-type="date" office:date-value="2017-11-17" calcext:value-type="date">
            <text:p>2017-11-1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501" calcext:value-type="float">
            <text:p>-1.8501</text:p>
          </table:table-cell>
          <table:table-cell office:value-type="float" office:value="33.956" calcext:value-type="float">
            <text:p>33.956</text:p>
          </table:table-cell>
          <table:table-cell office:value-type="float" office:value="3.32" calcext:value-type="float">
            <text:p>3.32</text:p>
          </table:table-cell>
          <table:table-cell office:value-type="float" office:value="121.82" calcext:value-type="float">
            <text:p>121.82</text:p>
          </table:table-cell>
        </table:table-row>
        <table:table-row table:style-name="ro1">
          <table:table-cell office:value-type="date" office:date-value="2017-11-18" calcext:value-type="date">
            <text:p>2017-11-1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515" calcext:value-type="float">
            <text:p>-1.8515</text:p>
          </table:table-cell>
          <table:table-cell office:value-type="float" office:value="33.937" calcext:value-type="float">
            <text:p>33.937</text:p>
          </table:table-cell>
          <table:table-cell office:value-type="float" office:value="3.8961" calcext:value-type="float">
            <text:p>3.8961</text:p>
          </table:table-cell>
          <table:table-cell office:value-type="float" office:value="122.91" calcext:value-type="float">
            <text:p>122.91</text:p>
          </table:table-cell>
        </table:table-row>
        <table:table-row table:style-name="ro1">
          <table:table-cell office:value-type="date" office:date-value="2017-11-19" calcext:value-type="date">
            <text:p>2017-11-1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581" calcext:value-type="float">
            <text:p>-1.8581</text:p>
          </table:table-cell>
          <table:table-cell office:value-type="float" office:value="33.898" calcext:value-type="float">
            <text:p>33.898</text:p>
          </table:table-cell>
          <table:table-cell office:value-type="float" office:value="1.8782" calcext:value-type="float">
            <text:p>1.8782</text:p>
          </table:table-cell>
          <table:table-cell office:value-type="float" office:value="107.71" calcext:value-type="float">
            <text:p>107.71</text:p>
          </table:table-cell>
        </table:table-row>
        <table:table-row table:style-name="ro1">
          <table:table-cell office:value-type="date" office:date-value="2017-11-20" calcext:value-type="date">
            <text:p>2017-11-2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735" calcext:value-type="float">
            <text:p>-1.8735</text:p>
          </table:table-cell>
          <table:table-cell office:value-type="float" office:value="33.815" calcext:value-type="float">
            <text:p>33.815</text:p>
          </table:table-cell>
          <table:table-cell office:value-type="float" office:value="8.572" calcext:value-type="float">
            <text:p>8.572</text:p>
          </table:table-cell>
          <table:table-cell office:value-type="float" office:value="86.611" calcext:value-type="float">
            <text:p>86.611</text:p>
          </table:table-cell>
        </table:table-row>
        <table:table-row table:style-name="ro1">
          <table:table-cell office:value-type="date" office:date-value="2017-11-21" calcext:value-type="date">
            <text:p>2017-11-2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691" calcext:value-type="float">
            <text:p>-1.8691</text:p>
          </table:table-cell>
          <table:table-cell office:value-type="float" office:value="33.775" calcext:value-type="float">
            <text:p>33.775</text:p>
          </table:table-cell>
          <table:table-cell office:value-type="float" office:value="13.003" calcext:value-type="float">
            <text:p>13.003</text:p>
          </table:table-cell>
          <table:table-cell office:value-type="float" office:value="51.719" calcext:value-type="float">
            <text:p>51.719</text:p>
          </table:table-cell>
        </table:table-row>
        <table:table-row table:style-name="ro1">
          <table:table-cell office:value-type="date" office:date-value="2017-11-22" calcext:value-type="date">
            <text:p>2017-11-2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647" calcext:value-type="float">
            <text:p>-1.8647</text:p>
          </table:table-cell>
          <table:table-cell office:value-type="float" office:value="33.766" calcext:value-type="float">
            <text:p>33.766</text:p>
          </table:table-cell>
          <table:table-cell office:value-type="float" office:value="8.8594" calcext:value-type="float">
            <text:p>8.8594</text:p>
          </table:table-cell>
          <table:table-cell office:value-type="float" office:value="71.188" calcext:value-type="float">
            <text:p>71.188</text:p>
          </table:table-cell>
        </table:table-row>
        <table:table-row table:style-name="ro1">
          <table:table-cell office:value-type="date" office:date-value="2017-11-23" calcext:value-type="date">
            <text:p>2017-11-2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684" calcext:value-type="float">
            <text:p>-1.8684</text:p>
          </table:table-cell>
          <table:table-cell office:value-type="float" office:value="33.738" calcext:value-type="float">
            <text:p>33.738</text:p>
          </table:table-cell>
          <table:table-cell office:value-type="float" office:value="9.696" calcext:value-type="float">
            <text:p>9.696</text:p>
          </table:table-cell>
          <table:table-cell office:value-type="float" office:value="90.06" calcext:value-type="float">
            <text:p>90.06</text:p>
          </table:table-cell>
        </table:table-row>
        <table:table-row table:style-name="ro1">
          <table:table-cell office:value-type="date" office:date-value="2017-11-24" calcext:value-type="date">
            <text:p>2017-11-2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654" calcext:value-type="float">
            <text:p>-1.8654</text:p>
          </table:table-cell>
          <table:table-cell office:value-type="float" office:value="33.709" calcext:value-type="float">
            <text:p>33.709</text:p>
          </table:table-cell>
          <table:table-cell office:value-type="float" office:value="7.1479" calcext:value-type="float">
            <text:p>7.1479</text:p>
          </table:table-cell>
          <table:table-cell office:value-type="float" office:value="93.707" calcext:value-type="float">
            <text:p>93.707</text:p>
          </table:table-cell>
        </table:table-row>
        <table:table-row table:style-name="ro1">
          <table:table-cell office:value-type="date" office:date-value="2017-11-25" calcext:value-type="date">
            <text:p>2017-11-2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647" calcext:value-type="float">
            <text:p>-1.8647</text:p>
          </table:table-cell>
          <table:table-cell office:value-type="float" office:value="33.679" calcext:value-type="float">
            <text:p>33.679</text:p>
          </table:table-cell>
          <table:table-cell office:value-type="float" office:value="5.168" calcext:value-type="float">
            <text:p>5.16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17-11-26" calcext:value-type="date">
            <text:p>2017-11-2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9292" calcext:value-type="float">
            <text:p>-1.9292</text:p>
          </table:table-cell>
          <table:table-cell office:value-type="float" office:value="33.462" calcext:value-type="float">
            <text:p>33.462</text:p>
          </table:table-cell>
          <table:table-cell office:value-type="float" office:value="7.1667" calcext:value-type="float">
            <text:p>7.1667</text:p>
          </table:table-cell>
          <table:table-cell office:value-type="float" office:value="85.356" calcext:value-type="float">
            <text:p>85.356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991" calcext:value-type="float">
            <text:p>-1.8991</text:p>
          </table:table-cell>
          <table:table-cell office:value-type="float" office:value="33.447" calcext:value-type="float">
            <text:p>33.447</text:p>
          </table:table-cell>
          <table:table-cell office:value-type="float" office:value="4.4799" calcext:value-type="float">
            <text:p>4.4799</text:p>
          </table:table-cell>
          <table:table-cell office:value-type="float" office:value="62.753" calcext:value-type="float">
            <text:p>62.753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9929" calcext:value-type="float">
            <text:p>-1.9929</text:p>
          </table:table-cell>
          <table:table-cell office:value-type="float" office:value="33.201" calcext:value-type="float">
            <text:p>33.201</text:p>
          </table:table-cell>
          <table:table-cell office:value-type="float" office:value="9.1908" calcext:value-type="float">
            <text:p>9.1908</text:p>
          </table:table-cell>
          <table:table-cell office:value-type="float" office:value="46.636" calcext:value-type="float">
            <text:p>46.636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501" calcext:value-type="float">
            <text:p>-1.8501</text:p>
          </table:table-cell>
          <table:table-cell office:value-type="float" office:value="33.444" calcext:value-type="float">
            <text:p>33.444</text:p>
          </table:table-cell>
          <table:table-cell table:formula="of:=[Sheet1.F1]+[Sheet2.$B$1]" office:value-type="float" office:value="5.16977267582418" calcext:value-type="float">
            <text:p>5.1697726758</text:p>
          </table:table-cell>
          <table:table-cell table:formula="of:=[Sheet1.G1]+[Sheet2.$B$1]" office:value-type="float" office:value="46.1783166758242" calcext:value-type="float">
            <text:p>46.1783166758</text:p>
          </table:table-cell>
        </table:table-row>
        <table:table-row table:style-name="ro1">
          <table:table-cell office:value-type="date" office:date-value="2017-11-30" calcext:value-type="date">
            <text:p>2017-11-3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786" calcext:value-type="float">
            <text:p>-1.8786</text:p>
          </table:table-cell>
          <table:table-cell office:value-type="float" office:value="33.445" calcext:value-type="float">
            <text:p>33.445</text:p>
          </table:table-cell>
          <table:table-cell table:formula="of:=[Sheet1.F2]+[Sheet2.$B$1]" office:value-type="float" office:value="3.11538067582418" calcext:value-type="float">
            <text:p>3.1153806758</text:p>
          </table:table-cell>
          <table:table-cell table:formula="of:=[Sheet1.G2]+[Sheet2.$B$1]" office:value-type="float" office:value="80.2512966758242" calcext:value-type="float">
            <text:p>80.2512966758</text:p>
          </table:table-cell>
        </table:table-row>
        <table:table-row table:style-name="ro1">
          <table:table-cell office:value-type="date" office:date-value="2017-12-01" calcext:value-type="date">
            <text:p>2017-12-0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962" calcext:value-type="float">
            <text:p>-1.8962</text:p>
          </table:table-cell>
          <table:table-cell office:value-type="float" office:value="33.34" calcext:value-type="float">
            <text:p>33.34</text:p>
          </table:table-cell>
          <table:table-cell table:formula="of:=[Sheet1.F3]+[Sheet2.$B$1]" office:value-type="float" office:value="5.53229067582418" calcext:value-type="float">
            <text:p>5.5322906758</text:p>
          </table:table-cell>
          <table:table-cell table:formula="of:=[Sheet1.G3]+[Sheet2.$B$1]" office:value-type="float" office:value="85.5632066758242" calcext:value-type="float">
            <text:p>85.5632066758</text:p>
          </table:table-cell>
        </table:table-row>
        <table:table-row table:style-name="ro1">
          <table:table-cell office:value-type="date" office:date-value="2017-12-02" calcext:value-type="date">
            <text:p>2017-12-0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9482" calcext:value-type="float">
            <text:p>-1.9482</text:p>
          </table:table-cell>
          <table:table-cell office:value-type="float" office:value="33.221" calcext:value-type="float">
            <text:p>33.221</text:p>
          </table:table-cell>
          <table:table-cell table:formula="of:=[Sheet1.F4]+[Sheet2.$B$1]" office:value-type="float" office:value="5.69230367582418" calcext:value-type="float">
            <text:p>5.6923036758</text:p>
          </table:table-cell>
          <table:table-cell table:formula="of:=[Sheet1.G4]+[Sheet2.$B$1]" office:value-type="float" office:value="79.7774566758242" calcext:value-type="float">
            <text:p>79.7774566758</text:p>
          </table:table-cell>
        </table:table-row>
        <table:table-row table:style-name="ro1">
          <table:table-cell office:value-type="date" office:date-value="2017-12-03" calcext:value-type="date">
            <text:p>2017-12-0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2.0918" calcext:value-type="float">
            <text:p>-2.0918</text:p>
          </table:table-cell>
          <table:table-cell office:value-type="float" office:value="32.812" calcext:value-type="float">
            <text:p>32.812</text:p>
          </table:table-cell>
          <table:table-cell table:formula="of:=[Sheet1.F5]+[Sheet2.$B$1]" office:value-type="float" office:value="3.23819367582418" calcext:value-type="float">
            <text:p>3.2381936758</text:p>
          </table:table-cell>
          <table:table-cell table:formula="of:=[Sheet1.G5]+[Sheet2.$B$1]" office:value-type="float" office:value="89.2406866758242" calcext:value-type="float">
            <text:p>89.2406866758</text:p>
          </table:table-cell>
        </table:table-row>
        <table:table-row table:style-name="ro1">
          <table:table-cell office:value-type="date" office:date-value="2017-12-04" calcext:value-type="date">
            <text:p>2017-12-0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2.1064" calcext:value-type="float">
            <text:p>-2.1064</text:p>
          </table:table-cell>
          <table:table-cell office:value-type="float" office:value="32.467" calcext:value-type="float">
            <text:p>32.467</text:p>
          </table:table-cell>
          <table:table-cell table:formula="of:=[Sheet1.F6]+[Sheet2.$B$1]" office:value-type="float" office:value="3.30502967582418" calcext:value-type="float">
            <text:p>3.3050296758</text:p>
          </table:table-cell>
          <table:table-cell table:formula="of:=[Sheet1.G6]+[Sheet2.$B$1]" office:value-type="float" office:value="81.0995966758242" calcext:value-type="float">
            <text:p>81.0995966758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625" calcext:value-type="float">
            <text:p>-1.8625</text:p>
          </table:table-cell>
          <table:table-cell office:value-type="float" office:value="32.899" calcext:value-type="float">
            <text:p>32.899</text:p>
          </table:table-cell>
          <table:table-cell table:formula="of:=[Sheet1.F7]+[Sheet2.$B$1]" office:value-type="float" office:value="2.96025767582418" calcext:value-type="float">
            <text:p>2.9602576758</text:p>
          </table:table-cell>
          <table:table-cell table:formula="of:=[Sheet1.G7]+[Sheet2.$B$1]" office:value-type="float" office:value="77.0847966758242" calcext:value-type="float">
            <text:p>77.0847966758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354" calcext:value-type="float">
            <text:p>-1.8354</text:p>
          </table:table-cell>
          <table:table-cell office:value-type="float" office:value="33.126" calcext:value-type="float">
            <text:p>33.126</text:p>
          </table:table-cell>
          <table:table-cell table:formula="of:=[Sheet1.F8]+[Sheet2.$B$1]" office:value-type="float" office:value="3.73488867582418" calcext:value-type="float">
            <text:p>3.7348886758</text:p>
          </table:table-cell>
          <table:table-cell table:formula="of:=[Sheet1.G8]+[Sheet2.$B$1]" office:value-type="float" office:value="42.9885266758242" calcext:value-type="float">
            <text:p>42.9885266758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896" calcext:value-type="float">
            <text:p>-1.8896</text:p>
          </table:table-cell>
          <table:table-cell office:value-type="float" office:value="33.012" calcext:value-type="float">
            <text:p>33.012</text:p>
          </table:table-cell>
          <table:table-cell table:formula="of:=[Sheet1.F9]+[Sheet2.$B$1]" office:value-type="float" office:value="7.52942467582418" calcext:value-type="float">
            <text:p>7.5294246758</text:p>
          </table:table-cell>
          <table:table-cell table:formula="of:=[Sheet1.G9]+[Sheet2.$B$1]" office:value-type="float" office:value="49.7008666758242" calcext:value-type="float">
            <text:p>49.7008666758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9695" calcext:value-type="float">
            <text:p>-1.9695</text:p>
          </table:table-cell>
          <table:table-cell office:value-type="float" office:value="32.82" calcext:value-type="float">
            <text:p>32.82</text:p>
          </table:table-cell>
          <table:table-cell table:formula="of:=[Sheet1.F10]+[Sheet2.$B$1]" office:value-type="float" office:value="8.12226367582418" calcext:value-type="float">
            <text:p>8.1222636758</text:p>
          </table:table-cell>
          <table:table-cell table:formula="of:=[Sheet1.G10]+[Sheet2.$B$1]" office:value-type="float" office:value="42.7662966758242" calcext:value-type="float">
            <text:p>42.7662966758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977" calcext:value-type="float">
            <text:p>-1.8977</text:p>
          </table:table-cell>
          <table:table-cell office:value-type="float" office:value="32.824" calcext:value-type="float">
            <text:p>32.824</text:p>
          </table:table-cell>
          <table:table-cell table:formula="of:=[Sheet1.F11]+[Sheet2.$B$1]" office:value-type="float" office:value="11.4521266758242" calcext:value-type="float">
            <text:p>11.4521266758</text:p>
          </table:table-cell>
          <table:table-cell table:formula="of:=[Sheet1.G11]+[Sheet2.$B$1]" office:value-type="float" office:value="47.6039766758242" calcext:value-type="float">
            <text:p>47.6039766758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2.1284" calcext:value-type="float">
            <text:p>-2.1284</text:p>
          </table:table-cell>
          <table:table-cell office:value-type="float" office:value="32.437" calcext:value-type="float">
            <text:p>32.437</text:p>
          </table:table-cell>
          <table:table-cell table:formula="of:=[Sheet1.F12]+[Sheet2.$B$1]" office:value-type="float" office:value="5.62708367582418" calcext:value-type="float">
            <text:p>5.6270836758</text:p>
          </table:table-cell>
          <table:table-cell table:formula="of:=[Sheet1.G12]+[Sheet2.$B$1]" office:value-type="float" office:value="43.9450166758242" calcext:value-type="float">
            <text:p>43.9450166758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2.1716" calcext:value-type="float">
            <text:p>-2.1716</text:p>
          </table:table-cell>
          <table:table-cell office:value-type="float" office:value="32.131" calcext:value-type="float">
            <text:p>32.131</text:p>
          </table:table-cell>
          <table:table-cell table:formula="of:=[Sheet1.F13]+[Sheet2.$B$1]" office:value-type="float" office:value="4.39110967582418" calcext:value-type="float">
            <text:p>4.3911096758</text:p>
          </table:table-cell>
          <table:table-cell table:formula="of:=[Sheet1.G13]+[Sheet2.$B$1]" office:value-type="float" office:value="77.9321066758242" calcext:value-type="float">
            <text:p>77.9321066758</text:p>
          </table:table-cell>
        </table:table-row>
        <table:table-row table:style-name="ro1">
          <table:table-cell office:value-type="date" office:date-value="2017-12-12" calcext:value-type="date">
            <text:p>2017-12-1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8318" calcext:value-type="float">
            <text:p>-1.8318</text:p>
          </table:table-cell>
          <table:table-cell office:value-type="float" office:value="32.315" calcext:value-type="float">
            <text:p>32.315</text:p>
          </table:table-cell>
          <table:table-cell table:formula="of:=[Sheet1.F14]+[Sheet2.$B$1]" office:value-type="float" office:value="7.77806667582418" calcext:value-type="float">
            <text:p>7.7780666758</text:p>
          </table:table-cell>
          <table:table-cell table:formula="of:=[Sheet1.G14]+[Sheet2.$B$1]" office:value-type="float" office:value="56.8025666758242" calcext:value-type="float">
            <text:p>56.8025666758</text:p>
          </table:table-cell>
        </table:table-row>
        <table:table-row table:style-name="ro1">
          <table:table-cell office:value-type="date" office:date-value="2017-12-13" calcext:value-type="date">
            <text:p>2017-12-1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1.1425" calcext:value-type="float">
            <text:p>-1.1425</text:p>
          </table:table-cell>
          <table:table-cell office:value-type="float" office:value="32.594" calcext:value-type="float">
            <text:p>32.594</text:p>
          </table:table-cell>
          <table:table-cell table:formula="of:=[Sheet1.F15]+[Sheet2.$B$1]" office:value-type="float" office:value="6.91939967582418" calcext:value-type="float">
            <text:p>6.9193996758</text:p>
          </table:table-cell>
          <table:table-cell table:formula="of:=[Sheet1.G15]+[Sheet2.$B$1]" office:value-type="float" office:value="28.4625566758242" calcext:value-type="float">
            <text:p>28.4625566758</text:p>
          </table:table-cell>
        </table:table-row>
        <table:table-row table:style-name="ro1">
          <table:table-cell office:value-type="date" office:date-value="2017-12-14" calcext:value-type="date">
            <text:p>2017-12-1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30827" calcext:value-type="float">
            <text:p>-0.30827</text:p>
          </table:table-cell>
          <table:table-cell office:value-type="float" office:value="32.719" calcext:value-type="float">
            <text:p>32.719</text:p>
          </table:table-cell>
          <table:table-cell table:formula="of:=[Sheet1.F16]+[Sheet2.$B$1]" office:value-type="float" office:value="6.69331267582418" calcext:value-type="float">
            <text:p>6.6933126758</text:p>
          </table:table-cell>
          <table:table-cell table:formula="of:=[Sheet1.G16]+[Sheet2.$B$1]" office:value-type="float" office:value="41.9347166758242" calcext:value-type="float">
            <text:p>41.9347166758</text:p>
          </table:table-cell>
        </table:table-row>
        <table:table-row table:style-name="ro1">
          <table:table-cell office:value-type="date" office:date-value="2017-12-15" calcext:value-type="date">
            <text:p>2017-12-1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037996" calcext:value-type="float">
            <text:p>-0.037996</text:p>
          </table:table-cell>
          <table:table-cell office:value-type="float" office:value="32.801" calcext:value-type="float">
            <text:p>32.801</text:p>
          </table:table-cell>
          <table:table-cell table:formula="of:=[Sheet1.F17]+[Sheet2.$B$1]" office:value-type="float" office:value="7.84367667582418" calcext:value-type="float">
            <text:p>7.8436766758</text:p>
          </table:table-cell>
          <table:table-cell table:formula="of:=[Sheet1.G17]+[Sheet2.$B$1]" office:value-type="float" office:value="40.0973566758242" calcext:value-type="float">
            <text:p>40.0973566758</text:p>
          </table:table-cell>
        </table:table-row>
        <table:table-row table:style-name="ro1">
          <table:table-cell office:value-type="date" office:date-value="2017-12-16" calcext:value-type="date">
            <text:p>2017-12-1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01822" calcext:value-type="float">
            <text:p>-0.01822</text:p>
          </table:table-cell>
          <table:table-cell office:value-type="float" office:value="32.911" calcext:value-type="float">
            <text:p>32.911</text:p>
          </table:table-cell>
          <table:table-cell table:formula="of:=[Sheet1.F18]+[Sheet2.$B$1]" office:value-type="float" office:value="6.52600867582418" calcext:value-type="float">
            <text:p>6.5260086758</text:p>
          </table:table-cell>
          <table:table-cell table:formula="of:=[Sheet1.G18]+[Sheet2.$B$1]" office:value-type="float" office:value="33.0237166758242" calcext:value-type="float">
            <text:p>33.0237166758</text:p>
          </table:table-cell>
        </table:table-row>
        <table:table-row table:style-name="ro1">
          <table:table-cell office:value-type="date" office:date-value="2017-12-17" calcext:value-type="date">
            <text:p>2017-12-1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42546" calcext:value-type="float">
            <text:p>-0.42546</text:p>
          </table:table-cell>
          <table:table-cell office:value-type="float" office:value="33.129" calcext:value-type="float">
            <text:p>33.129</text:p>
          </table:table-cell>
          <table:table-cell table:formula="of:=[Sheet1.F19]+[Sheet2.$B$1]" office:value-type="float" office:value="4.95805167582418" calcext:value-type="float">
            <text:p>4.9580516758</text:p>
          </table:table-cell>
          <table:table-cell table:formula="of:=[Sheet1.G19]+[Sheet2.$B$1]" office:value-type="float" office:value="35.7389866758242" calcext:value-type="float">
            <text:p>35.7389866758</text:p>
          </table:table-cell>
        </table:table-row>
        <table:table-row table:style-name="ro1">
          <table:table-cell office:value-type="date" office:date-value="2017-12-18" calcext:value-type="date">
            <text:p>2017-12-1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-0.42912" calcext:value-type="float">
            <text:p>-0.42912</text:p>
          </table:table-cell>
          <table:table-cell office:value-type="float" office:value="33.262" calcext:value-type="float">
            <text:p>33.262</text:p>
          </table:table-cell>
          <table:table-cell table:formula="of:=[Sheet1.F20]+[Sheet2.$B$1]" office:value-type="float" office:value="2.82158867582418" calcext:value-type="float">
            <text:p>2.8215886758</text:p>
          </table:table-cell>
          <table:table-cell table:formula="of:=[Sheet1.G20]+[Sheet2.$B$1]" office:value-type="float" office:value="37.6057166758242" calcext:value-type="float">
            <text:p>37.6057166758</text:p>
          </table:table-cell>
        </table:table-row>
        <table:table-row table:style-name="ro1">
          <table:table-cell office:value-type="date" office:date-value="2017-12-19" calcext:value-type="date">
            <text:p>2017-12-1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20371" calcext:value-type="float">
            <text:p>0.20371</text:p>
          </table:table-cell>
          <table:table-cell office:value-type="float" office:value="33.29" calcext:value-type="float">
            <text:p>33.29</text:p>
          </table:table-cell>
          <table:table-cell table:formula="of:=[Sheet1.F21]+[Sheet2.$B$1]" office:value-type="float" office:value="4.44060867582418" calcext:value-type="float">
            <text:p>4.4406086758</text:p>
          </table:table-cell>
          <table:table-cell table:formula="of:=[Sheet1.G21]+[Sheet2.$B$1]" office:value-type="float" office:value="35.1272366758242" calcext:value-type="float">
            <text:p>35.1272366758</text:p>
          </table:table-cell>
        </table:table-row>
        <table:table-row table:style-name="ro1">
          <table:table-cell office:value-type="date" office:date-value="2017-12-20" calcext:value-type="date">
            <text:p>2017-12-2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016205" calcext:value-type="float">
            <text:p>0.016205</text:p>
          </table:table-cell>
          <table:table-cell office:value-type="float" office:value="33.351" calcext:value-type="float">
            <text:p>33.351</text:p>
          </table:table-cell>
          <table:table-cell table:formula="of:=[Sheet1.F22]+[Sheet2.$B$1]" office:value-type="float" office:value="3.83145567582418" calcext:value-type="float">
            <text:p>3.8314556758</text:p>
          </table:table-cell>
          <table:table-cell table:formula="of:=[Sheet1.G22]+[Sheet2.$B$1]" office:value-type="float" office:value="19.9121966758242" calcext:value-type="float">
            <text:p>19.9121966758</text:p>
          </table:table-cell>
        </table:table-row>
        <table:table-row table:style-name="ro1">
          <table:table-cell office:value-type="date" office:date-value="2017-12-21" calcext:value-type="date">
            <text:p>2017-12-2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060152" calcext:value-type="float">
            <text:p>0.060152</text:p>
          </table:table-cell>
          <table:table-cell office:value-type="float" office:value="33.454" calcext:value-type="float">
            <text:p>33.454</text:p>
          </table:table-cell>
          <table:table-cell table:formula="of:=[Sheet1.F23]+[Sheet2.$B$1]" office:value-type="float" office:value="4.81548667582418" calcext:value-type="float">
            <text:p>4.8154866758</text:p>
          </table:table-cell>
          <table:table-cell table:formula="of:=[Sheet1.G23]+[Sheet2.$B$1]" office:value-type="float" office:value="12.8867466758242" calcext:value-type="float">
            <text:p>12.8867466758</text:p>
          </table:table-cell>
        </table:table-row>
        <table:table-row table:style-name="ro1">
          <table:table-cell office:value-type="date" office:date-value="2017-12-22" calcext:value-type="date">
            <text:p>2017-12-22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45933" calcext:value-type="float">
            <text:p>0.45933</text:p>
          </table:table-cell>
          <table:table-cell office:value-type="float" office:value="33.496" calcext:value-type="float">
            <text:p>33.496</text:p>
          </table:table-cell>
          <table:table-cell table:formula="of:=[Sheet1.F24]+[Sheet2.$B$1]" office:value-type="float" office:value="4.36565467582418" calcext:value-type="float">
            <text:p>4.3656546758</text:p>
          </table:table-cell>
          <table:table-cell table:formula="of:=[Sheet1.G24]+[Sheet2.$B$1]" office:value-type="float" office:value="11.5592566758242" calcext:value-type="float">
            <text:p>11.5592566758</text:p>
          </table:table-cell>
        </table:table-row>
        <table:table-row table:style-name="ro1">
          <table:table-cell office:value-type="date" office:date-value="2017-12-23" calcext:value-type="date">
            <text:p>2017-12-23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68493" calcext:value-type="float">
            <text:p>0.68493</text:p>
          </table:table-cell>
          <table:table-cell office:value-type="float" office:value="33.52" calcext:value-type="float">
            <text:p>33.52</text:p>
          </table:table-cell>
          <table:table-cell table:formula="of:=[Sheet1.F25]+[Sheet2.$B$1]" office:value-type="float" office:value="4.77261967582418" calcext:value-type="float">
            <text:p>4.7726196758</text:p>
          </table:table-cell>
          <table:table-cell table:formula="of:=[Sheet1.G25]+[Sheet2.$B$1]" office:value-type="float" office:value="11.4948366758242" calcext:value-type="float">
            <text:p>11.4948366758</text:p>
          </table:table-cell>
        </table:table-row>
        <table:table-row table:style-name="ro1">
          <table:table-cell office:value-type="date" office:date-value="2017-12-24" calcext:value-type="date">
            <text:p>2017-12-24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40294" calcext:value-type="float">
            <text:p>0.40294</text:p>
          </table:table-cell>
          <table:table-cell office:value-type="float" office:value="33.569" calcext:value-type="float">
            <text:p>33.569</text:p>
          </table:table-cell>
          <table:table-cell table:formula="of:=[Sheet1.F26]+[Sheet2.$B$1]" office:value-type="float" office:value="5.27248467582418" calcext:value-type="float">
            <text:p>5.2724846758</text:p>
          </table:table-cell>
          <table:table-cell table:formula="of:=[Sheet1.G26]+[Sheet2.$B$1]" office:value-type="float" office:value="16.1964466758242" calcext:value-type="float">
            <text:p>16.1964466758</text:p>
          </table:table-cell>
        </table:table-row>
        <table:table-row table:style-name="ro1">
          <table:table-cell office:value-type="date" office:date-value="2017-12-25" calcext:value-type="date">
            <text:p>2017-12-2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33116" calcext:value-type="float">
            <text:p>0.33116</text:p>
          </table:table-cell>
          <table:table-cell office:value-type="float" office:value="33.612" calcext:value-type="float">
            <text:p>33.612</text:p>
          </table:table-cell>
          <table:table-cell table:formula="of:=[Sheet1.F27]+[Sheet2.$B$1]" office:value-type="float" office:value="8.78448667582417" calcext:value-type="float">
            <text:p>8.7844866758</text:p>
          </table:table-cell>
          <table:table-cell table:formula="of:=[Sheet1.G27]+[Sheet2.$B$1]" office:value-type="float" office:value="14.7730066758242" calcext:value-type="float">
            <text:p>14.7730066758</text:p>
          </table:table-cell>
        </table:table-row>
        <table:table-row table:style-name="ro1">
          <table:table-cell office:value-type="date" office:date-value="2017-12-26" calcext:value-type="date">
            <text:p>2017-12-26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49596" calcext:value-type="float">
            <text:p>0.49596</text:p>
          </table:table-cell>
          <table:table-cell office:value-type="float" office:value="33.638" calcext:value-type="float">
            <text:p>33.638</text:p>
          </table:table-cell>
          <table:table-cell table:formula="of:=[Sheet1.F28]+[Sheet2.$B$1]" office:value-type="float" office:value="6.29651467582418" calcext:value-type="float">
            <text:p>6.2965146758</text:p>
          </table:table-cell>
          <table:table-cell table:formula="of:=[Sheet1.G28]+[Sheet2.$B$1]" office:value-type="float" office:value="11.1228566758242" calcext:value-type="float">
            <text:p>11.1228566758</text:p>
          </table:table-cell>
        </table:table-row>
        <table:table-row table:style-name="ro1">
          <table:table-cell office:value-type="date" office:date-value="2017-12-27" calcext:value-type="date">
            <text:p>2017-12-27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3751" calcext:value-type="float">
            <text:p>0.3751</text:p>
          </table:table-cell>
          <table:table-cell office:value-type="float" office:value="33.663" calcext:value-type="float">
            <text:p>33.663</text:p>
          </table:table-cell>
          <table:table-cell table:formula="of:=[Sheet1.F29]+[Sheet2.$B$1]" office:value-type="float" office:value="4.14427167582418" calcext:value-type="float">
            <text:p>4.1442716758</text:p>
          </table:table-cell>
          <table:table-cell table:formula="of:=[Sheet1.G29]+[Sheet2.$B$1]" office:value-type="float" office:value="12.0945766758242" calcext:value-type="float">
            <text:p>12.0945766758</text:p>
          </table:table-cell>
        </table:table-row>
        <table:table-row table:style-name="ro1">
          <table:table-cell office:value-type="date" office:date-value="2017-12-28" calcext:value-type="date">
            <text:p>2017-12-28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75597" calcext:value-type="float">
            <text:p>0.75597</text:p>
          </table:table-cell>
          <table:table-cell office:value-type="float" office:value="33.666" calcext:value-type="float">
            <text:p>33.666</text:p>
          </table:table-cell>
          <table:table-cell table:formula="of:=[Sheet1.F30]+[Sheet2.$B$1]" office:value-type="float" office:value="6.41388567582418" calcext:value-type="float">
            <text:p>6.4138856758</text:p>
          </table:table-cell>
          <table:table-cell table:formula="of:=[Sheet1.G30]+[Sheet2.$B$1]" office:value-type="float" office:value="11.4933366758242" calcext:value-type="float">
            <text:p>11.4933366758</text:p>
          </table:table-cell>
        </table:table-row>
        <table:table-row table:style-name="ro1">
          <table:table-cell office:value-type="date" office:date-value="2017-12-29" calcext:value-type="date">
            <text:p>2017-12-29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90832" calcext:value-type="float">
            <text:p>0.90832</text:p>
          </table:table-cell>
          <table:table-cell office:value-type="float" office:value="33.666" calcext:value-type="float">
            <text:p>33.666</text:p>
          </table:table-cell>
          <table:table-cell table:formula="of:=[Sheet1.F31]+[Sheet2.$B$1]" office:value-type="float" office:value="8.21005267582417" calcext:value-type="float">
            <text:p>8.2100526758</text:p>
          </table:table-cell>
          <table:table-cell table:formula="of:=[Sheet1.G31]+[Sheet2.$B$1]" office:value-type="float" office:value="10.3467566758242" calcext:value-type="float">
            <text:p>10.3467566758</text:p>
          </table:table-cell>
        </table:table-row>
        <table:table-row table:style-name="ro1">
          <table:table-cell office:value-type="date" office:date-value="2017-12-30" calcext:value-type="date">
            <text:p>2017-12-3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0.98083" calcext:value-type="float">
            <text:p>0.98083</text:p>
          </table:table-cell>
          <table:table-cell office:value-type="float" office:value="33.685" calcext:value-type="float">
            <text:p>33.685</text:p>
          </table:table-cell>
          <table:table-cell table:formula="of:=[Sheet1.F32]+[Sheet2.$B$1]" office:value-type="float" office:value="4.42027767582418" calcext:value-type="float">
            <text:p>4.4202776758</text:p>
          </table:table-cell>
          <table:table-cell table:formula="of:=[Sheet1.G32]+[Sheet2.$B$1]" office:value-type="float" office:value="7.91327267582418" calcext:value-type="float">
            <text:p>7.9132726758</text:p>
          </table:table-cell>
        </table:table-row>
        <table:table-row table:style-name="ro1">
          <table:table-cell office:value-type="date" office:date-value="2017-12-31" calcext:value-type="date">
            <text:p>2017-12-31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float" office:value="1.2203" calcext:value-type="float">
            <text:p>1.2203</text:p>
          </table:table-cell>
          <table:table-cell office:value-type="float" office:value="33.702" calcext:value-type="float">
            <text:p>33.702</text:p>
          </table:table-cell>
          <table:table-cell office:value-type="float" office:value="10.953" calcext:value-type="float">
            <text:p>10.953</text:p>
          </table:table-cell>
          <table:table-cell office:value-type="float" office:value="56.715" calcext:value-type="float">
            <text:p>56.715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/>
          <table:table-cell table:formula="of:=([Sheet1.G365]-[Sheet1.G1])/(ROW([Sheet1.G365])-ROW([Sheet1.G1]))" office:value-type="float" office:value="0.0290266758241758" calcext:value-type="float">
            <text:p>0.02902667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2:12:55.108006768</meta:creation-date>
    <dc:date>2018-07-25T08:22:42.318435613</dc:date>
    <meta:editing-duration>PT18H37M17S</meta:editing-duration>
    <meta:editing-cycles>1</meta:editing-cycles>
    <meta:document-statistic meta:table-count="2" meta:cell-count="2191" meta:object-count="0"/>
    <meta:generator>LibreOffice/5.1.6.2$Linux_X86_64 LibreOffice_project/10m0$Build-2</meta:generator>
  </office:meta>
</office:document-meta>
</file>